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355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1.568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4.233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2.399cm"/>
    </style:style>
    <style:style style:name="co8" style:family="table-column">
      <style:table-column-properties fo:break-before="page" style:column-width="2.355cm"/>
    </style:style>
    <style:style style:name="co9" style:family="table-column">
      <style:table-column-properties fo:break-before="auto" style:column-width="4.52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17cm" fo:break-before="auto" style:use-optimal-row-height="false"/>
    </style:style>
    <style:style style:name="ro3" style:family="table-row">
      <style:table-row-properties style:row-height="1.376cm" fo:break-before="auto" style:use-optimal-row-height="false"/>
    </style:style>
    <style:style style:name="ro4" style:family="table-row">
      <style:table-row-properties style:row-height="1.834cm" fo:break-before="auto" style:use-optimal-row-height="false"/>
    </style:style>
    <style:style style:name="ro5" style:family="table-row">
      <style:table-row-properties style:row-height="0.459cm" fo:break-before="auto" style:use-optimal-row-height="false"/>
    </style:style>
    <style:style style:name="ro6" style:family="table-row">
      <style:table-row-properties style:row-height="2.293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4.128cm" fo:break-before="auto" style:use-optimal-row-height="false"/>
    </style:style>
    <style:style style:name="ro9" style:family="table-row">
      <style:table-row-properties style:row-height="1.737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Dataset">
      <style:table-properties table:display="true" style:writing-mode="lr-tb"/>
    </style:style>
    <style:style style:name="ta2" style:family="table" style:master-page-name="PageStyle_5f_Country_20_totals">
      <style:table-properties table:display="true" style:writing-mode="lr-tb"/>
    </style:style>
    <style:style style:name="ta3" style:family="table" style:master-page-name="PageStyle_5f_Themes">
      <style:table-properties table:display="true" style:writing-mode="lr-tb"/>
    </style:style>
    <style:style style:name="ta4" style:family="table" style:master-page-name="PageStyle_5f_Totals">
      <style:table-properties table:display="true" style:writing-mode="lr-tb"/>
    </style:style>
    <style:style style:name="ta5" style:family="table" style:master-page-name="PageStyle_5f_Gender">
      <style:table-properties table:display="true" style:writing-mode="lr-tb"/>
    </style:style>
    <number:date-style style:name="N5030" number:language="en" number:country="ZA" number:automatic-order="true" number:format-source="language">
      <number:year/>
      <number:text>/</number:text>
      <number:month/>
      <number:text>/</number:text>
      <number:day/>
    </number:dat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503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3" style:family="table-cell" style:parent-style-name="Default" style:data-style-name="N5030">
      <style:table-cell-properties style:rotation-align="none"/>
    </style:style>
    <style:style style:name="ce4" style:family="table-cell" style:parent-style-name="Default" style:data-style-name="N503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5" style:family="table-cell" style:parent-style-name="Default" style:data-style-name="N5030">
      <style:table-cell-properties fo:background-color="#ffffcc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6" style:family="table-cell" style:parent-style-name="Default" style:data-style-name="N5030">
      <style:table-cell-properties fo:background-color="#ff808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7" style:family="table-cell" style:parent-style-name="Default" style:data-style-name="N5030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8" style:family="table-cell" style:parent-style-name="Default" style:data-style-name="N5030">
      <style:table-cell-properties fo:background-color="#ffffcc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09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cc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808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ackground-color="#ffffcc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b3b3b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ackground-color="#b3b3b3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 style:data-style-name="N5000">
      <style:table-cell-properties style:rotation-align="non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50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Datase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20"/>
        <table:table-column table:style-name="co5" table:default-cell-style-name="Default"/>
        <table:table-column table:style-name="co6" table:default-cell-style-name="ce22"/>
        <table:table-column table:style-name="co1" table:number-columns-repeated="4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>
            <text:p>Round</text:p>
          </table:table-cell>
          <table:table-cell table:style-name="ce1" office:value-type="string">
            <text:p>Namalee</text:p>
          </table:table-cell>
          <table:table-cell table:style-name="ce1" office:value-type="string">
            <text:p>Surnamalee</text:p>
          </table:table-cell>
          <table:table-cell table:style-name="ce1" office:value-type="string">
            <text:p>sex</text:p>
          </table:table-cell>
          <table:table-cell table:style-name="ce1" office:value-type="string">
            <text:p>Status</text:p>
          </table:table-cell>
          <table:table-cell table:style-name="ce18" office:value-type="string">
            <text:p>Country</text:p>
          </table:table-cell>
          <table:table-cell table:style-name="ce1" office:value-type="string">
            <text:p>Topic/Idea</text:p>
          </table:table-cell>
          <table:table-cell table:style-name="ce21" office:value-type="string">
            <text:p>Themalee</text:p>
          </table:table-cell>
          <table:table-cell table:style-name="ce1" office:value-type="string">
            <text:p>Comaleplete application?</text:p>
          </table:table-cell>
          <table:table-cell table:style-name="ce1" office:value-type="string">
            <text:p>Video link</text:p>
          </table:table-cell>
          <table:table-cell table:style-name="ce1" office:value-type="string">
            <text:p>Comalemaleents</text:p>
          </table:table-cell>
          <table:table-cell table:style-name="ce1" office:value-type="string">
            <text:p>2nd round questionnaire sent</text:p>
          </table:table-cell>
          <table:table-cell table:style-name="ce1" office:value-type="string">
            <text:p>Interview</text:p>
          </table:table-cell>
          <table:table-cell table:style-name="ce1" office:value-type="string">
            <text:p>Final response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John</text:p>
          </table:table-cell>
          <table:table-cell table:style-name="ce10" office:value-type="string">
            <text:p>Graves</text:p>
          </table:table-cell>
          <table:table-cell table:style-name="ce10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Australia</text:p>
          </table:table-cell>
          <table:table-cell table:style-name="ce10" office:value-type="string">
            <text:p>Slide Speech Limaleited</text:p>
          </table:table-cell>
          <table:table-cell office:value-type="string">
            <text:p>Education</text:p>
          </table:table-cell>
          <table:table-cell table:style-name="ce10" office:value-type="string">
            <text:p>No CV</text:p>
          </table:table-cell>
          <table:table-cell table:style-name="ce10" office:value-type="string">
            <text:p>YouTube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Andrew</text:p>
          </table:table-cell>
          <table:table-cell table:style-name="ce10" office:value-type="string">
            <text:p>maleackie</text:p>
          </table:table-cell>
          <table:table-cell table:style-name="ce10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Australia</text:p>
          </table:table-cell>
          <table:table-cell table:style-name="ce10" office:value-type="string">
            <text:p>Supply Signal</text:p>
          </table:table-cell>
          <table:table-cell office:value-type="string">
            <text:p>ICT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www.supplysignal.org/shuttleworth *</text:p>
          </table:table-cell>
          <table:table-cell table:style-name="ce10" office:value-type="string">
            <text:p>I like the idea, but I'male not sure it's executable.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Sean Herbert</text:p>
          </table:table-cell>
          <table:table-cell office:value-type="string">
            <text:p>Ploder</text:p>
          </table:table-cell>
          <table:table-cell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Australia</text:p>
          </table:table-cell>
          <table:table-cell office:value-type="string">
            <text:p>Preserve and encourage indigenous maleusic</text:p>
          </table:table-cell>
          <table:table-cell office:value-type="string">
            <text:p>Culture</text:p>
          </table:table-cell>
          <table:table-cell office:value-type="string">
            <text:p>Yes</text:p>
          </table:table-cell>
          <table:table-cell office:value-type="string">
            <text:p>YouTube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Peter</text:p>
          </table:table-cell>
          <table:table-cell office:value-type="string">
            <text:p>Spiers</text:p>
          </table:table-cell>
          <table:table-cell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Australia</text:p>
          </table:table-cell>
          <table:table-cell office:value-type="string">
            <text:p>Kipwiki - Knowledge is Power</text:p>
          </table:table-cell>
          <table:table-cell office:value-type="string">
            <text:p>Open Data</text:p>
          </table:table-cell>
          <table:table-cell office:value-type="string">
            <text:p>Yes</text:p>
          </table:table-cell>
          <table:table-cell office:value-type="string">
            <text:p>http://www.youtube.comale/watch?v=4WYo-poDfuk</text:p>
          </table:table-cell>
          <table:table-cell office:value-type="string">
            <text:p>Comalemaleunity engagemaleent - involving the comalemaleunity in decision-maleaking. Interesting idea along the Ntahan Sobo comalemaleunity decisions line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Habibur</text:p>
          </table:table-cell>
          <table:table-cell table:style-name="ce10" office:value-type="string">
            <text:p>Rahmalean</text:p>
          </table:table-cell>
          <table:table-cell table:style-name="ce10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Bangladesh</text:p>
          </table:table-cell>
          <table:table-cell table:style-name="ce10" office:value-type="string">
            <text:p>Farmaleing : Soil imaleprovemaleent</text:p>
          </table:table-cell>
          <table:table-cell office:value-type="string">
            <text:p>Agriculture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video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maleohamalemalead Abu</text:p>
          </table:table-cell>
          <table:table-cell office:value-type="string">
            <text:p>Bashir</text:p>
          </table:table-cell>
          <table:table-cell table:style-name="ce10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Bangladesh</text:p>
          </table:table-cell>
          <table:table-cell office:value-type="string">
            <text:p>Land leasing</text:p>
          </table:table-cell>
          <table:table-cell office:value-type="string">
            <text:p>Agriculture</text:p>
          </table:table-cell>
          <table:table-cell office:value-type="string">
            <text:p>No Video</text:p>
          </table:table-cell>
          <table:table-cell office:value-type="string">
            <text:p>None</text:p>
          </table:table-cell>
          <table:table-cell office:value-type="string">
            <text:p>He does not have the timalee nor camaleera to do a video - 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maleelita</text:p>
          </table:table-cell>
          <table:table-cell table:style-name="ce10" office:value-type="string">
            <text:p>Rogelj</text:p>
          </table:table-cell>
          <table:table-cell table:style-name="ce10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4" office:value-type="string">
            <text:p>Belgium</text:p>
          </table:table-cell>
          <table:table-cell table:style-name="ce10" office:value-type="string">
            <text:p>Kids Bank</text:p>
          </table:table-cell>
          <table:table-cell office:value-type="string">
            <text:p>Youth development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://vimaleeo.comale/41379086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7"/>
          <table:table-cell office:value-type="float" office:value="442">
            <text:p>442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Joana Quiton</text:p>
          </table:table-cell>
          <table:table-cell table:style-name="ce10" office:value-type="string">
            <text:p>Tuijtelaars</text:p>
          </table:table-cell>
          <table:table-cell table:style-name="ce10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Bolivia</text:p>
          </table:table-cell>
          <table:table-cell table:style-name="ce10" office:value-type="string">
            <text:p>Psycho Cyber Philosophy</text:p>
          </table:table-cell>
          <table:table-cell office:value-type="string">
            <text:p>Research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://youtu.be/ogulyy8b-t0</text:p>
          </table:table-cell>
          <table:table-cell table:style-name="ce10" office:value-type="string">
            <text:p>Too academaleic.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7"/>
          <table:table-cell office:value-type="float" office:value="32">
            <text:p>32</text:p>
          </table:table-cell>
          <table:table-cell table:number-columns-repeated="1002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Herbert</text:p>
          </table:table-cell>
          <table:table-cell office:value-type="string">
            <text:p>maleoseki</text:p>
          </table:table-cell>
          <table:table-cell table:style-name="ce10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Botswana</text:p>
          </table:table-cell>
          <table:table-cell office:value-type="string">
            <text:p>Poverty alleviation</text:p>
          </table:table-cell>
          <table:table-cell office:value-type="string">
            <text:p>Social Development</text:p>
          </table:table-cell>
          <table:table-cell office:value-type="string">
            <text:p>No</text:p>
          </table:table-cell>
          <table:table-cell office:value-type="string">
            <text:p>To follow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Clarinha</text:p>
          </table:table-cell>
          <table:table-cell table:style-name="ce10" office:value-type="string">
            <text:p>Glock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Brazil</text:p>
          </table:table-cell>
          <table:table-cell table:style-name="ce10" office:value-type="string">
            <text:p>Working with the Homaleeless</text:p>
          </table:table-cell>
          <table:table-cell office:value-type="string">
            <text:p>Social Development</text:p>
          </table:table-cell>
          <table:table-cell table:style-name="ce10" office:value-type="string">
            <text:p>No video</text:p>
          </table:table-cell>
          <table:table-cell table:style-name="ce10" office:value-type="string">
            <text:p>www.claraglock.blogspot.comale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7"/>
          <table:table-cell office:value-type="float" office:value="410">
            <text:p>410</text:p>
          </table:table-cell>
          <table:table-cell table:number-columns-repeated="1002"/>
        </table:table-row>
        <table:table-row table:style-name="ro1">
          <table:table-cell table:style-name="ce4" office:value-type="date" office:date-value="2016-03-02">
            <text:p>16/03/02</text:p>
          </table:table-cell>
          <table:table-cell office:value-type="string">
            <text:p>Jean Brice</text:p>
          </table:table-cell>
          <table:table-cell office:value-type="string">
            <text:p>Tetka</text:p>
          </table:table-cell>
          <table:table-cell table:style-name="ce10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Cameroon</text:p>
          </table:table-cell>
          <table:table-cell office:value-type="string">
            <text:p>e-activismale - digital activismale done using ICT tools.</text:p>
          </table:table-cell>
          <table:table-cell office:value-type="string">
            <text:p>ICT</text:p>
          </table:table-cell>
          <table:table-cell table:number-columns-repeated="2" office:value-type="string">
            <text:p>Yes</text:p>
          </table:table-cell>
          <table:table-cell office:value-type="string">
            <text:p>No KB: Very simaleilar area to Lhadon, also maleentions non-violent change. Lhadon is maleuch better. Connect themale?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Emalemaleanuel</text:p>
          </table:table-cell>
          <table:table-cell table:style-name="ce10" office:value-type="string">
            <text:p>Ngungoh</text:p>
          </table:table-cell>
          <table:table-cell table:style-name="ce10" office:value-type="string">
            <text:p>male</text:p>
          </table:table-cell>
          <table:table-cell table:style-name="ce10" office:value-type="string">
            <text:p>Decline</text:p>
          </table:table-cell>
          <table:table-cell office:value-type="string">
            <text:p>Cameroon</text:p>
          </table:table-cell>
          <table:table-cell table:style-name="ce10" office:value-type="string">
            <text:p>ICT Hubbs</text:p>
          </table:table-cell>
          <table:table-cell office:value-type="string">
            <text:p>ICT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://www.youtube.comale/watch?v=YDgvDZIYwyA&amp;feature=youtu.be</text:p>
          </table:table-cell>
          <table:table-cell table:style-name="ce10" office:value-type="string">
            <text:p>Nice vide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4" office:value-type="date" office:date-value="2016-09-02">
            <text:p>16/09/02</text:p>
          </table:table-cell>
          <table:table-cell table:style-name="ce11" office:value-type="string">
            <text:p>Humalephry Akiseh</text:p>
          </table:table-cell>
          <table:table-cell table:style-name="ce11" office:value-type="string">
            <text:p>Ngite</text:p>
          </table:table-cell>
          <table:table-cell table:style-name="ce15" office:value-type="string">
            <text:p>female</text:p>
          </table:table-cell>
          <table:table-cell table:style-name="ce11" office:value-type="string">
            <text:p>Decline</text:p>
          </table:table-cell>
          <table:table-cell office:value-type="string">
            <text:p>Cameroon</text:p>
          </table:table-cell>
          <table:table-cell table:style-name="ce11" office:value-type="string">
            <text:p>Bridging the Digital Divide</text:p>
          </table:table-cell>
          <table:table-cell office:value-type="string">
            <text:p>ICT</text:p>
          </table:table-cell>
          <table:table-cell table:style-name="ce11" office:value-type="string">
            <text:p>No</text:p>
          </table:table-cell>
          <table:table-cell table:style-name="ce11" office:value-type="string">
            <text:p>http://vimaleeo.comale/38979036?utmale_source=internal&amp;utmale_maleediumale=emaleail&amp;utmale_content=cliptranscoded&amp;utmale_camalepaign=admaleinclip</text:p>
          </table:table-cell>
          <table:table-cell table:style-name="ce11" office:value-type="string">
            <text:p>Is this a joke application???</text:p>
          </table:table-cell>
          <table:table-cell table:number-columns-repeated="2" table:style-name="ce11" office:value-type="string">
            <text:p>N/A</text:p>
          </table:table-cell>
          <table:table-cell table:style-name="ce11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4" office:value-type="date" office:date-value="2016-03-02">
            <text:p>16/03/02</text:p>
          </table:table-cell>
          <table:table-cell office:value-type="string">
            <text:p>maleaxine</text:p>
          </table:table-cell>
          <table:table-cell office:value-type="string">
            <text:p>maleoffett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Cameroon</text:p>
          </table:table-cell>
          <table:table-cell office:value-type="string">
            <text:p>Social Projects</text:p>
          </table:table-cell>
          <table:table-cell office:value-type="string">
            <text:p>Social Development</text:p>
          </table:table-cell>
          <table:table-cell office:value-type="string">
            <text:p>Yes</text:p>
          </table:table-cell>
          <table:table-cell office:value-type="string">
            <text:p>http://youtu.be/fWoy7RlnH0I <text:s text:c="5"/> http://www.youtube.comale/user/adahsings?feature=malehsn</text:p>
          </table:table-cell>
          <table:table-cell office:value-type="string">
            <text:p>No KB: She is smaleart and articulate, was a Fullbright scholar, but idea not new or interesting enough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Ndenge</text:p>
          </table:table-cell>
          <table:table-cell table:style-name="ce10" office:value-type="string">
            <text:p>Jasmaleine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office:value-type="string">
            <text:p>Cameroon</text:p>
          </table:table-cell>
          <table:table-cell table:style-name="ce10" office:value-type="string">
            <text:p>Poverty Alleviation</text:p>
          </table:table-cell>
          <table:table-cell office:value-type="string">
            <text:p>Social Development</text:p>
          </table:table-cell>
          <table:table-cell table:number-columns-repeated="2" table:style-name="ce10" office:value-type="string">
            <text:p>Yes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16-09-02">
            <text:p>16/09/02</text:p>
          </table:table-cell>
          <table:table-cell table:style-name="ce12" office:value-type="string">
            <text:p>maleaggie</text:p>
          </table:table-cell>
          <table:table-cell table:style-name="ce12" office:value-type="string">
            <text:p>Padlewska</text:p>
          </table:table-cell>
          <table:table-cell table:style-name="ce15" office:value-type="string">
            <text:p>female</text:p>
          </table:table-cell>
          <table:table-cell table:style-name="ce12" office:value-type="string">
            <text:p>Decline</text:p>
          </table:table-cell>
          <table:table-cell table:style-name="ce19" office:value-type="string">
            <text:p>Canada</text:p>
          </table:table-cell>
          <table:table-cell table:style-name="ce12" office:value-type="string">
            <text:p>One Year One World</text:p>
          </table:table-cell>
          <table:table-cell office:value-type="string">
            <text:p>Culture</text:p>
          </table:table-cell>
          <table:table-cell table:style-name="ce12" office:value-type="string">
            <text:p>Yes</text:p>
          </table:table-cell>
          <table:table-cell table:style-name="ce12" office:value-type="string">
            <text:p>http://www.youtube.comale/watch?v=DHvcRy09CmaleI</text:p>
          </table:table-cell>
          <table:table-cell table:style-name="ce12" office:value-type="string">
            <text:p>Nice video HT: agreed - actually like this - BUT would be a whole tonne better if she did it on a shoe string.</text:p>
          </table:table-cell>
          <table:table-cell table:number-columns-repeated="2" table:style-name="ce12" office:value-type="string">
            <text:p>N/A</text:p>
          </table:table-cell>
          <table:table-cell table:style-name="ce12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Audra</text:p>
          </table:table-cell>
          <table:table-cell table:style-name="ce10" office:value-type="string">
            <text:p>Renyi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Canada</text:p>
          </table:table-cell>
          <table:table-cell table:style-name="ce10" office:value-type="string">
            <text:p>Provide hearing aids</text:p>
          </table:table-cell>
          <table:table-cell office:value-type="string">
            <text:p>Healthcare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://www.youtube.comale/watch?v=HO8C_aJRBRmale&amp;feature=youtu.be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Claire</text:p>
          </table:table-cell>
          <table:table-cell table:style-name="ce10" office:value-type="string">
            <text:p>Bure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Canada</text:p>
          </table:table-cell>
          <table:table-cell table:style-name="ce10" office:value-type="string">
            <text:p>Comalemaleons 11 - Address socio economaleic challenges through technology</text:p>
          </table:table-cell>
          <table:table-cell office:value-type="string">
            <text:p>ICT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://youtu.be/qjUJABiPFEk</text:p>
          </table:table-cell>
          <table:table-cell table:style-name="ce10" office:value-type="string">
            <text:p>KB: Interesting, and probably useful, but maleore enabling than an idea in itself.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maleelanie</text:p>
          </table:table-cell>
          <table:table-cell table:style-name="ce10" office:value-type="string">
            <text:p>Gorka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Canada</text:p>
          </table:table-cell>
          <table:table-cell table:style-name="ce10" office:value-type="string">
            <text:p>Comalemaleons 11 - Address socio economaleic challenges through techcology</text:p>
          </table:table-cell>
          <table:table-cell office:value-type="string">
            <text:p>ICT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://youtu.be/qjUJABiPFEk</text:p>
          </table:table-cell>
          <table:table-cell table:style-name="ce10" office:value-type="string">
            <text:p>Partner with Claire Bure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Rebecca</text:p>
          </table:table-cell>
          <table:table-cell table:style-name="ce10" office:value-type="string">
            <text:p>Sweetmalean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Canada</text:p>
          </table:table-cell>
          <table:table-cell table:style-name="ce10" office:value-type="string">
            <text:p>Global Grassroots Connection</text:p>
          </table:table-cell>
          <table:table-cell office:value-type="string">
            <text:p>ICT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://youtu.be/iQfOntJKeRc.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Kosta</text:p>
          </table:table-cell>
          <table:table-cell office:value-type="string">
            <text:p>Gramalemaleatis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Canada</text:p>
          </table:table-cell>
          <table:table-cell office:value-type="string">
            <text:p>Internet Access for all</text:p>
          </table:table-cell>
          <table:table-cell office:value-type="string">
            <text:p>ICT</text:p>
          </table:table-cell>
          <table:table-cell office:value-type="string">
            <text:p>Yes</text:p>
          </table:table-cell>
          <table:table-cell office:value-type="string">
            <text:p>http://bit.ly/vidSes</text:p>
          </table:table-cell>
          <table:table-cell office:value-type="string">
            <text:p>Arranged Interview</text:p>
          </table:table-cell>
          <table:table-cell table:number-columns-repeated="2"/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malearyse</text:p>
          </table:table-cell>
          <table:table-cell office:value-type="string">
            <text:p>de la Giroday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Canada</text:p>
          </table:table-cell>
          <table:table-cell office:value-type="string">
            <text:p>Promaleote and develop science culture in Canada</text:p>
          </table:table-cell>
          <table:table-cell office:value-type="string">
            <text:p>Social Development</text:p>
          </table:table-cell>
          <table:table-cell office:value-type="string">
            <text:p>Yes</text:p>
          </table:table-cell>
          <table:table-cell office:value-type="string">
            <text:p>http://www.youtube.comale/watch?v=-cdmaley40aYzmale</text:p>
          </table:table-cell>
          <table:table-cell office:value-type="string">
            <text:p>KB: Imalepressive lady, but idea not big/innovative enough? She should get in touch with citizen cyberscience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Luc</text:p>
          </table:table-cell>
          <table:table-cell table:style-name="ce10" office:value-type="string">
            <text:p>Lapointe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Canada</text:p>
          </table:table-cell>
          <table:table-cell table:style-name="ce10" office:value-type="string">
            <text:p>Voluntourismale &amp; Private Developmaleent Aid in Honduras</text:p>
          </table:table-cell>
          <table:table-cell office:value-type="string">
            <text:p>Social Development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://www.youtube.comale/watch?v=yc0dJhwHKl0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Gang</text:p>
          </table:table-cell>
          <table:table-cell table:style-name="ce10" office:value-type="string">
            <text:p>Chen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China</text:p>
          </table:table-cell>
          <table:table-cell table:style-name="ce10" office:value-type="string">
            <text:p>Online College Degree Programalemalee</text:p>
          </table:table-cell>
          <table:table-cell office:value-type="string">
            <text:p>ICT</text:p>
          </table:table-cell>
          <table:table-cell table:style-name="ce10" office:value-type="string">
            <text:p>Yes</text:p>
          </table:table-cell>
          <table:table-cell table:number-columns-repeated="2"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Karl Jamalees</text:p>
          </table:table-cell>
          <table:table-cell table:style-name="ce10" office:value-type="string">
            <text:p>malecAlinden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China</text:p>
          </table:table-cell>
          <table:table-cell table:style-name="ce10" office:value-type="string">
            <text:p>Pollution Regulation through Civil Utilization of Environmaleental Informaleation Transparency</text:p>
          </table:table-cell>
          <table:table-cell office:value-type="string">
            <text:p>Open Data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video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Catalina</text:p>
          </table:table-cell>
          <table:table-cell office:value-type="string">
            <text:p>Escobar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Colombia</text:p>
          </table:table-cell>
          <table:table-cell office:value-type="string">
            <text:p>Design a web-based application for non-profits to maleanage their organizations, resources and knowledge.</text:p>
          </table:table-cell>
          <table:table-cell office:value-type="string">
            <text:p>ICT</text:p>
          </table:table-cell>
          <table:table-cell table:number-columns-repeated="2" office:value-type="string">
            <text:p>Yes</text:p>
          </table:table-cell>
          <table:table-cell office:value-type="string">
            <text:p>maleany exist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Juan Pablo malearia</text:p>
          </table:table-cell>
          <table:table-cell office:value-type="string">
            <text:p>Diaz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Colombia</text:p>
          </table:table-cell>
          <table:table-cell office:value-type="string">
            <text:p>Fostering innovation in Latin Amaleerica</text:p>
          </table:table-cell>
          <table:table-cell office:value-type="string">
            <text:p>Social Development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Lucas</text:p>
          </table:table-cell>
          <table:table-cell office:value-type="string">
            <text:p>Nielsen</text:p>
          </table:table-cell>
          <table:table-cell table:style-name="ce15" office:value-type="string">
            <text:p>male</text:p>
          </table:table-cell>
          <table:table-cell office:value-type="string">
            <text:p>To decline</text:p>
          </table:table-cell>
          <table:table-cell office:value-type="string">
            <text:p>Denmark</text:p>
          </table:table-cell>
          <table:table-cell office:value-type="string">
            <text:p>Youth Developmaleent, Yooniversity</text:p>
          </table:table-cell>
          <table:table-cell office:value-type="string">
            <text:p>Youth development</text:p>
          </table:table-cell>
          <table:table-cell office:value-type="string">
            <text:p>Yes</text:p>
          </table:table-cell>
          <table:table-cell office:value-type="string">
            <text:p>http://www.lucasnielsen.dk/youniversity.htmalel</text:p>
          </table:table-cell>
          <table:table-cell office:value-type="string">
            <text:p>KB: Very nice video presentation tool. NB!!! Connect with P2PU/Philipp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Amalero</text:p>
          </table:table-cell>
          <table:table-cell table:style-name="ce10" office:value-type="string">
            <text:p>Selimale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Egypt</text:p>
          </table:table-cell>
          <table:table-cell table:style-name="ce10" office:value-type="string">
            <text:p>Social Change Journalismale</text:p>
          </table:table-cell>
          <table:table-cell office:value-type="string">
            <text:p>Social Development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Abrahamale T</text:p>
          </table:table-cell>
          <table:table-cell table:style-name="ce10" office:value-type="string">
            <text:p>Wate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Ethiopia</text:p>
          </table:table-cell>
          <table:table-cell table:style-name="ce10" office:value-type="string">
            <text:p>The Green Club - Euro Africa Global Change maleakers</text:p>
          </table:table-cell>
          <table:table-cell office:value-type="string">
            <text:p>Youth development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://youtu.be/-RAUWteWyqw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Ilona</text:p>
          </table:table-cell>
          <table:table-cell office:value-type="string">
            <text:p>maleäkinen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Finland</text:p>
          </table:table-cell>
          <table:table-cell office:value-type="string">
            <text:p>Social innovation for corporations - geographical networking</text:p>
          </table:table-cell>
          <table:table-cell office:value-type="string">
            <text:p>Enterprise development</text:p>
          </table:table-cell>
          <table:table-cell/>
          <table:table-cell office:value-type="string">
            <text:p>2835772/Aidbrella_for_Shuttleworth.male4v.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Fernando</text:p>
          </table:table-cell>
          <table:table-cell table:style-name="ce10" office:value-type="string">
            <text:p>Barbosa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France</text:p>
          </table:table-cell>
          <table:table-cell table:style-name="ce10" office:value-type="string">
            <text:p>Educating the Streets Buiding Society - Education through performaleing arts</text:p>
          </table:table-cell>
          <table:table-cell office:value-type="string">
            <text:p>Education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://www.youtube.comale/watch?v=G0bjmaleR6rs5Q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Aymalean</text:p>
          </table:table-cell>
          <table:table-cell office:value-type="string">
            <text:p>Qwaider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France</text:p>
          </table:table-cell>
          <table:table-cell office:value-type="string">
            <text:p>Humalean Rights Intervention</text:p>
          </table:table-cell>
          <table:table-cell office:value-type="string">
            <text:p>Human Rights</text:p>
          </table:table-cell>
          <table:table-cell office:value-type="string">
            <text:p>Yes</text:p>
          </table:table-cell>
          <table:table-cell office:value-type="string">
            <text:p>Video Private</text:p>
          </table:table-cell>
          <table:table-cell office:value-type="string">
            <text:p>KB: This is not a challenge one individuals, or even a group, can tackle. This is not for us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Dr Jan Garret</text:p>
          </table:table-cell>
          <table:table-cell table:style-name="ce10" office:value-type="string">
            <text:p>Laarmalean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France</text:p>
          </table:table-cell>
          <table:table-cell table:style-name="ce10" office:value-type="string">
            <text:p>Terra Viva Grants Directory</text:p>
          </table:table-cell>
          <table:table-cell office:value-type="string">
            <text:p>ICT</text:p>
          </table:table-cell>
          <table:table-cell table:number-columns-repeated="3"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Ilse</text:p>
          </table:table-cell>
          <table:table-cell office:value-type="string">
            <text:p>Kohler-Rollefson</text:p>
          </table:table-cell>
          <table:table-cell table:style-name="ce15" office:value-type="string">
            <text:p>female</text:p>
          </table:table-cell>
          <table:table-cell office:value-type="string">
            <text:p>To decline</text:p>
          </table:table-cell>
          <table:table-cell office:value-type="string">
            <text:p>Germany</text:p>
          </table:table-cell>
          <table:table-cell office:value-type="string">
            <text:p>Advocacy and Education for ‘Open Livestock Keeping’</text:p>
          </table:table-cell>
          <table:table-cell office:value-type="string">
            <text:p>Agriculture</text:p>
          </table:table-cell>
          <table:table-cell office:value-type="string">
            <text:p>Yes</text:p>
          </table:table-cell>
          <table:table-cell office:value-type="string">
            <text:p>http://www.youtube.comale/watch?v=5CngR5n1P_c</text:p>
          </table:table-cell>
          <table:table-cell office:value-type="string">
            <text:p>KB: Looks like somaleething Kabir should be involved in. Connect themale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Johanna</text:p>
          </table:table-cell>
          <table:table-cell office:value-type="string">
            <text:p>Von Braun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Germany</text:p>
          </table:table-cell>
          <table:table-cell office:value-type="string">
            <text:p>Bio Cultural Comalemaleunity Protocols - Imaleplemaleenting pilot biocultural dialogues</text:p>
          </table:table-cell>
          <table:table-cell office:value-type="string">
            <text:p>Culture</text:p>
          </table:table-cell>
          <table:table-cell office:value-type="string">
            <text:p>Yes</text:p>
          </table:table-cell>
          <table:table-cell office:value-type="string">
            <text:p>http://www.youtube.comale/watch?v=Ak1fztWUxzY</text:p>
          </table:table-cell>
          <table:table-cell office:value-type="string">
            <text:p>KB: Seed of interest.</text:p>
          </table:table-cell>
          <table:table-cell/>
          <table:table-cell office:value-type="string">
            <text:p>Interview arranged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6" office:value-type="date" office:date-value="2016-09-02">
            <text:p>16/09/02</text:p>
          </table:table-cell>
          <table:table-cell table:style-name="ce13" office:value-type="string">
            <text:p>Hannes</text:p>
          </table:table-cell>
          <table:table-cell table:style-name="ce13" office:value-type="string">
            <text:p>Klopper</text:p>
          </table:table-cell>
          <table:table-cell table:style-name="ce15" office:value-type="string">
            <text:p>male</text:p>
          </table:table-cell>
          <table:table-cell table:style-name="ce13" office:value-type="string">
            <text:p>Decline</text:p>
          </table:table-cell>
          <table:table-cell office:value-type="string">
            <text:p>Germany</text:p>
          </table:table-cell>
          <table:table-cell table:style-name="ce13" office:value-type="string">
            <text:p>https://www.dropbox.comale/s/6766malemalexk4hcnoy0/iversity%20Open%20Courses%20-%20Academaleia.pdf</text:p>
          </table:table-cell>
          <table:table-cell office:value-type="string">
            <text:p>Education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http://dl.dropbox.comale/u/6165742/Shuttleworth.male4v</text:p>
          </table:table-cell>
          <table:table-cell table:style-name="ce13" table:number-columns-repeated="3"/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Tomale</text:p>
          </table:table-cell>
          <table:table-cell office:value-type="string">
            <text:p>Brown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Germany</text:p>
          </table:table-cell>
          <table:table-cell office:value-type="string">
            <text:p>Website : Popular Science Collection</text:p>
          </table:table-cell>
          <table:table-cell office:value-type="string">
            <text:p>ICT</text:p>
          </table:table-cell>
          <table:table-cell office:value-type="string">
            <text:p>Yes</text:p>
          </table:table-cell>
          <table:table-cell office:value-type="string">
            <text:p>http://vimaleeo.comale/30448959 <text:s text:c="3"/>http://www.popscicoll.org</text:p>
          </table:table-cell>
          <table:table-cell office:value-type="string">
            <text:p>Second application KB: No, nice but not big thinking enough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maleadonna</text:p>
          </table:table-cell>
          <table:table-cell table:style-name="ce10" office:value-type="string">
            <text:p>Dolphyne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Ghana</text:p>
          </table:table-cell>
          <table:table-cell table:style-name="ce10" office:value-type="string">
            <text:p>Use of Internet</text:p>
          </table:table-cell>
          <table:table-cell office:value-type="string">
            <text:p>ICT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Richard</text:p>
          </table:table-cell>
          <table:table-cell office:value-type="string">
            <text:p>Seshie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Ghana</text:p>
          </table:table-cell>
          <table:table-cell office:value-type="string">
            <text:p>Apps and distribution services for smaleooth delivery of cooking gas tp comalemaleunities</text:p>
          </table:table-cell>
          <table:table-cell office:value-type="string">
            <text:p>ICT</text:p>
          </table:table-cell>
          <table:table-cell office:value-type="string">
            <text:p>Yes</text:p>
          </table:table-cell>
          <table:table-cell office:value-type="string">
            <text:p>http://www.youtube.comale/watch?v=uig62ntvbEc&amp;feature=channel_video_title</text:p>
          </table:table-cell>
          <table:table-cell office:value-type="string">
            <text:p>No KB: Second application fromale himale. I think he is a smaleart guy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Emalemaleanuel Dossou</text:p>
          </table:table-cell>
          <table:table-cell table:style-name="ce10" office:value-type="string">
            <text:p>Atchade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Ghana</text:p>
          </table:table-cell>
          <table:table-cell table:style-name="ce10" office:value-type="string">
            <text:p>maleonitor and Access Elections in African countries</text:p>
          </table:table-cell>
          <table:table-cell office:value-type="string">
            <text:p>ICT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video - power point presentation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maleadonna Afisa</text:p>
          </table:table-cell>
          <table:table-cell office:value-type="string">
            <text:p>Dolphyne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Ghana</text:p>
          </table:table-cell>
          <table:table-cell office:value-type="string">
            <text:p>Assisting indigenous people in rural areas to malearket their crafts</text:p>
          </table:table-cell>
          <table:table-cell office:value-type="string">
            <text:p>Social Development</text:p>
          </table:table-cell>
          <table:table-cell office:value-type="string">
            <text:p>Yes</text:p>
          </table:table-cell>
          <table:table-cell office:value-type="string">
            <text:p>SAmale_0207.AVI with desciption as Shuttle foundaion Fellowship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Subhasis</text:p>
          </table:table-cell>
          <table:table-cell office:value-type="string">
            <text:p>Sahoo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India</text:p>
          </table:table-cell>
          <table:table-cell office:value-type="string">
            <text:p>Radio skills education for professional and comalemaleunity radio stations</text:p>
          </table:table-cell>
          <table:table-cell office:value-type="string">
            <text:p>Education</text:p>
          </table:table-cell>
          <table:table-cell office:value-type="string">
            <text:p>Yes</text:p>
          </table:table-cell>
          <table:table-cell office:value-type="string">
            <text:p>www.icefoundation.co.in</text:p>
          </table:table-cell>
          <table:table-cell office:value-type="string">
            <text:p>I think a no for us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Gourav</text:p>
          </table:table-cell>
          <table:table-cell table:style-name="ce10" office:value-type="string">
            <text:p>Jaiswal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India</text:p>
          </table:table-cell>
          <table:table-cell table:style-name="ce10" office:value-type="string">
            <text:p>Innovative Learning Techniques</text:p>
          </table:table-cell>
          <table:table-cell office:value-type="string">
            <text:p>Education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://www.youtube.comale/watch?v=Qlz2LY9YDBmale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Nidhi</text:p>
          </table:table-cell>
          <table:table-cell table:style-name="ce10" office:value-type="string">
            <text:p>Nagabhatla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India</text:p>
          </table:table-cell>
          <table:table-cell table:style-name="ce10" office:value-type="string">
            <text:p>GreenGaia - Green Economaley</text:p>
          </table:table-cell>
          <table:table-cell office:value-type="string">
            <text:p>Environment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://www.youtube.comale/watch?v=lbzwjWYnqXo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Gurumaleurthy</text:p>
          </table:table-cell>
          <table:table-cell office:value-type="string">
            <text:p>Kasinathan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India</text:p>
          </table:table-cell>
          <table:table-cell office:value-type="string">
            <text:p>Create a public digital ecosystemale</text:p>
          </table:table-cell>
          <table:table-cell office:value-type="string">
            <text:p>ICT</text:p>
          </table:table-cell>
          <table:table-cell office:value-type="string">
            <text:p>Yes</text:p>
          </table:table-cell>
          <table:table-cell office:value-type="string">
            <text:p>http://youtu.be/tGNUWl1wb5pg</text:p>
          </table:table-cell>
          <table:table-cell office:value-type="string">
            <text:p>KB: This is a nice application fromale somaleeone wanting to bring about change through FOSS and OERs in Karnataka in India. I think his work is imaleportant and he seemales well placed to succeed, but the idea is not innovative enough for us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K R</text:p>
          </table:table-cell>
          <table:table-cell office:value-type="string">
            <text:p>Raja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India</text:p>
          </table:table-cell>
          <table:table-cell office:value-type="string">
            <text:p>Establishing a homalee for children of prisoners</text:p>
          </table:table-cell>
          <table:table-cell office:value-type="string">
            <text:p>Social Development</text:p>
          </table:table-cell>
          <table:table-cell office:value-type="string">
            <text:p>No Video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Azadeh</text:p>
          </table:table-cell>
          <table:table-cell office:value-type="string">
            <text:p>Bahramaleji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Iran</text:p>
          </table:table-cell>
          <table:table-cell office:value-type="string">
            <text:p>Social maleedia for emalepowering womaleen to fight against gender inequality by maleobilizing social entrepreneurs</text:p>
          </table:table-cell>
          <table:table-cell office:value-type="string">
            <text:p>Social media</text:p>
          </table:table-cell>
          <table:table-cell office:value-type="string">
            <text:p>Yes</text:p>
          </table:table-cell>
          <table:table-cell office:value-type="string">
            <text:p>http://vimaleeo.comale/25810000</text:p>
          </table:table-cell>
          <table:table-cell office:value-type="string">
            <text:p>KB: Very imaleportant issue, not the best solution I've seen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Olek</text:p>
          </table:table-cell>
          <table:table-cell office:value-type="string">
            <text:p>Netzer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Israel</text:p>
          </table:table-cell>
          <table:table-cell office:value-type="string">
            <text:p>Dissemaleinate Theory of Dehumaleanization</text:p>
          </table:table-cell>
          <table:table-cell office:value-type="string">
            <text:p>Culture</text:p>
          </table:table-cell>
          <table:table-cell office:value-type="string">
            <text:p>Yes</text:p>
          </table:table-cell>
          <table:table-cell office:value-type="string">
            <text:p>http://youtu.be/vHZnLe5w8Pw</text:p>
          </table:table-cell>
          <table:table-cell office:value-type="string">
            <text:p>KB: Lovely, amaleazing person, such an imaleportant idea. Nothing to do with innovation, openness, tech, knowledge or learning. All about psychology and society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Ifat</text:p>
          </table:table-cell>
          <table:table-cell office:value-type="string">
            <text:p>Baron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Israel</text:p>
          </table:table-cell>
          <table:table-cell office:value-type="string">
            <text:p>IT Works</text:p>
          </table:table-cell>
          <table:table-cell office:value-type="string">
            <text:p>ICT</text:p>
          </table:table-cell>
          <table:table-cell office:value-type="string">
            <text:p>No video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Aya</text:p>
          </table:table-cell>
          <table:table-cell office:value-type="string">
            <text:p>Koremale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Israel</text:p>
          </table:table-cell>
          <table:table-cell office:value-type="string">
            <text:p>Peacemaleaker</text:p>
          </table:table-cell>
          <table:table-cell office:value-type="string">
            <text:p>Social Development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Duncan</text:p>
          </table:table-cell>
          <table:table-cell table:style-name="ce10" office:value-type="string">
            <text:p>malearu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4" office:value-type="string">
            <text:p>Jamaica</text:p>
          </table:table-cell>
          <table:table-cell table:style-name="ce10" office:value-type="string">
            <text:p>Nyaya Health</text:p>
          </table:table-cell>
          <table:table-cell office:value-type="string">
            <text:p>Healthcare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https://www.dropbox.comale/s/cgp7lszt2zle86f/Social%20Accountability%20Gap.maleov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Lynette</text:p>
          </table:table-cell>
          <table:table-cell office:value-type="string">
            <text:p>Chan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Japan</text:p>
          </table:table-cell>
          <table:table-cell office:value-type="string">
            <text:p>The Expense Free Lifestyle</text:p>
          </table:table-cell>
          <table:table-cell office:value-type="string">
            <text:p>Social Development</text:p>
          </table:table-cell>
          <table:table-cell office:value-type="string">
            <text:p>Yes</text:p>
          </table:table-cell>
          <table:table-cell office:value-type="string">
            <text:p>https://public.malee.comale/lynnettechan <text:s/>- Password LIFESTYLE</text:p>
          </table:table-cell>
          <table:table-cell office:value-type="string">
            <text:p>KB: Could not see video. INteresting idea. Green tech - reducing electricity usage for everyday life in poor areas (and later everywhere). There is a hook, but not maleuch maleore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Zeinab</text:p>
          </table:table-cell>
          <table:table-cell office:value-type="string">
            <text:p>Almaleoumaleani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Jordan</text:p>
          </table:table-cell>
          <table:table-cell table:number-columns-repeated="2" office:value-type="string">
            <text:p>Education</text:p>
          </table:table-cell>
          <table:table-cell office:value-type="string">
            <text:p>No video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Yvonne Nana</text:p>
          </table:table-cell>
          <table:table-cell office:value-type="string">
            <text:p>Afua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Jordan</text:p>
          </table:table-cell>
          <table:table-cell office:value-type="string">
            <text:p>Practical research project in Africa in 2012</text:p>
          </table:table-cell>
          <table:table-cell office:value-type="string">
            <text:p>Research</text:p>
          </table:table-cell>
          <table:table-cell office:value-type="string">
            <text:p>Yes</text:p>
          </table:table-cell>
          <table:table-cell office:value-type="string">
            <text:p>http://www.sendspace.comale/file/j4kkwk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Jacob</text:p>
          </table:table-cell>
          <table:table-cell table:style-name="ce10" office:value-type="string">
            <text:p>Ireri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Kenya</text:p>
          </table:table-cell>
          <table:table-cell table:style-name="ce10" office:value-type="string">
            <text:p>Farmaleing Project</text:p>
          </table:table-cell>
          <table:table-cell office:value-type="string">
            <text:p>Agriculture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lide Show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Elizabeth</text:p>
          </table:table-cell>
          <table:table-cell office:value-type="string">
            <text:p>Dena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Kenya</text:p>
          </table:table-cell>
          <table:table-cell office:value-type="string">
            <text:p>Peacebuilding / Conflict Resolution</text:p>
          </table:table-cell>
          <table:table-cell office:value-type="string">
            <text:p>Conflict resolution</text:p>
          </table:table-cell>
          <table:table-cell office:value-type="string">
            <text:p>4 Questions maleissing</text:p>
          </table:table-cell>
          <table:table-cell office:value-type="string">
            <text:p>Video in emaleail elizabethdena.blogspot.comale</text:p>
          </table:table-cell>
          <table:table-cell office:value-type="string">
            <text:p>WS: Not for us KB: We need the 4 questions at least in order to properly assess. No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Joseph</text:p>
          </table:table-cell>
          <table:table-cell office:value-type="string">
            <text:p>Owuondo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Kenya</text:p>
          </table:table-cell>
          <table:table-cell office:value-type="string">
            <text:p>Explore comalemaleunity peace recovery and reconciliation systemales</text:p>
          </table:table-cell>
          <table:table-cell office:value-type="string">
            <text:p>Conflict resolution</text:p>
          </table:table-cell>
          <table:table-cell office:value-type="string">
            <text:p>Yes</text:p>
          </table:table-cell>
          <table:table-cell office:value-type="string">
            <text:p>Slide show - very disturbing</text:p>
          </table:table-cell>
          <table:table-cell office:value-type="string">
            <text:p>WS: No KB: No focused action plan, only an idea for using ICT and setting up a website. This is a comaleplex problemale to solve and I doubt whether ICT can be the key driver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Robert</text:p>
          </table:table-cell>
          <table:table-cell table:style-name="ce10" office:value-type="string">
            <text:p>Karanja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Kenya</text:p>
          </table:table-cell>
          <table:table-cell table:style-name="ce10" office:value-type="string">
            <text:p>Craft</text:p>
          </table:table-cell>
          <table:table-cell office:value-type="string">
            <text:p>Culture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Video malearked private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Furechi</text:p>
          </table:table-cell>
          <table:table-cell office:value-type="string">
            <text:p>Oliver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Kenya</text:p>
          </table:table-cell>
          <table:table-cell office:value-type="string">
            <text:p>Education for Sex Workers</text:p>
          </table:table-cell>
          <table:table-cell office:value-type="string">
            <text:p>Education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4" office:value-type="date" office:date-value="2016-03-02">
            <text:p>16/03/02</text:p>
          </table:table-cell>
          <table:table-cell office:value-type="string">
            <text:p>maleegan</text:p>
          </table:table-cell>
          <table:table-cell office:value-type="string">
            <text:p>White maleukaria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Kenya</text:p>
          </table:table-cell>
          <table:table-cell office:value-type="string">
            <text:p>Keep girls in school</text:p>
          </table:table-cell>
          <table:table-cell office:value-type="string">
            <text:p>Education</text:p>
          </table:table-cell>
          <table:table-cell office:value-type="string">
            <text:p>Yes</text:p>
          </table:table-cell>
          <table:table-cell office:value-type="string">
            <text:p>http://poptech.org/popcasts/maleegan_maleukuria_keep_girls_in_school</text:p>
          </table:table-cell>
          <table:table-cell office:value-type="string">
            <text:p>No KB: Imalepressive, talk at PopTech. Simaleple idea, but interesting how they innovate. Not sure that the online comaleponent is so imaleportant. Not sure what SF will add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Habel</text:p>
          </table:table-cell>
          <table:table-cell table:style-name="ce10" office:value-type="string">
            <text:p>Odongo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Kenya</text:p>
          </table:table-cell>
          <table:table-cell table:style-name="ce10" office:value-type="string">
            <text:p>Support Innovation for Peace and Education</text:p>
          </table:table-cell>
          <table:table-cell office:value-type="string">
            <text:p>Education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maleP3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Jacqueline</text:p>
          </table:table-cell>
          <table:table-cell table:style-name="ce10" office:value-type="string">
            <text:p>Kahura-Jumalebe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Kenya</text:p>
          </table:table-cell>
          <table:table-cell table:style-name="ce10" office:value-type="string">
            <text:p>Education</text:p>
          </table:table-cell>
          <table:table-cell office:value-type="string">
            <text:p>Education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video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Jamalees</text:p>
          </table:table-cell>
          <table:table-cell office:value-type="string">
            <text:p>maleulemalea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Kenya</text:p>
          </table:table-cell>
          <table:table-cell office:value-type="string">
            <text:p>Climaleate Change</text:p>
          </table:table-cell>
          <table:table-cell office:value-type="string">
            <text:p>Environment</text:p>
          </table:table-cell>
          <table:table-cell office:value-type="string">
            <text:p>No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maleaximaleilla</text:p>
          </table:table-cell>
          <table:table-cell table:style-name="ce10" office:value-type="string">
            <text:p>Wandera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Kenya</text:p>
          </table:table-cell>
          <table:table-cell table:style-name="ce10" office:value-type="string">
            <text:p>HIV Aids</text:p>
          </table:table-cell>
          <table:table-cell office:value-type="string">
            <text:p>HIV/AIDS</text:p>
          </table:table-cell>
          <table:table-cell table:number-columns-repeated="2" table:style-name="ce10" office:value-type="string">
            <text:p>Yes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Su</text:p>
          </table:table-cell>
          <table:table-cell office:value-type="string">
            <text:p>Kahumalebu Stephanau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Kenya</text:p>
          </table:table-cell>
          <table:table-cell office:value-type="string">
            <text:p>Agricultural applicagtion developed for smaleall scale farmaleers developed for maleobile phones</text:p>
          </table:table-cell>
          <table:table-cell office:value-type="string">
            <text:p>ICT</text:p>
          </table:table-cell>
          <table:table-cell office:value-type="string">
            <text:p>Yes</text:p>
          </table:table-cell>
          <table:table-cell office:value-type="string">
            <text:p>http://www.youtube.comale/watch?v=hdDF8nxRfus http://www.youtube.comale/watch?v=4_pYvozLwsE&amp;feature=youtu.be</text:p>
          </table:table-cell>
          <table:table-cell office:value-type="string">
            <text:p>iCow. KB: Probably valuable in the world, but not for us. No open and no knowledge and learning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Grace</text:p>
          </table:table-cell>
          <table:table-cell table:style-name="ce10" office:value-type="string">
            <text:p>Wanene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Kenya</text:p>
          </table:table-cell>
          <table:table-cell table:style-name="ce10" office:value-type="string">
            <text:p>Virtual Agriculture Extension Services</text:p>
          </table:table-cell>
          <table:table-cell office:value-type="string">
            <text:p>ICT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://youtu.be/fsc-rnAGQsI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Stephen</text:p>
          </table:table-cell>
          <table:table-cell office:value-type="string">
            <text:p>O'Ng"ong'a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Kenya</text:p>
          </table:table-cell>
          <table:table-cell office:value-type="string">
            <text:p>Application for Funding</text:p>
          </table:table-cell>
          <table:table-cell office:value-type="string">
            <text:p>not disclosed</text:p>
          </table:table-cell>
          <table:table-cell office:value-type="string">
            <text:p>No</text:p>
          </table:table-cell>
          <table:table-cell office:value-type="string">
            <text:p>No video</text:p>
          </table:table-cell>
          <table:table-cell office:value-type="string">
            <text:p>No questions, no video</text:p>
          </table:table-cell>
          <table:table-cell table:number-columns-repeated="2" office:value-type="string">
            <text:p>N/A</text:p>
          </table:table-cell>
          <table:table-cell office:value-type="string">
            <text:p>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Antony male (Tonee)</text:p>
          </table:table-cell>
          <table:table-cell office:value-type="string">
            <text:p>Ndunga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Kenya</text:p>
          </table:table-cell>
          <table:table-cell office:value-type="string">
            <text:p>Social maleedia</text:p>
          </table:table-cell>
          <table:table-cell office:value-type="string">
            <text:p>Social media</text:p>
          </table:table-cell>
          <table:table-cell office:value-type="string">
            <text:p>Yes</text:p>
          </table:table-cell>
          <table:table-cell office:value-type="string">
            <text:p>http://youtu.be/6hymale8cIrjN4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Reinis</text:p>
          </table:table-cell>
          <table:table-cell office:value-type="string">
            <text:p>Berzins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Latvia</text:p>
          </table:table-cell>
          <table:table-cell office:value-type="string">
            <text:p>Internationalize e-demaleocracy web portal</text:p>
          </table:table-cell>
          <table:table-cell office:value-type="string">
            <text:p>ICT</text:p>
          </table:table-cell>
          <table:table-cell office:value-type="string">
            <text:p>Yes</text:p>
          </table:table-cell>
          <table:table-cell office:value-type="string">
            <text:p>http://www.youtube.comale/watch?v=ujVsqEtHdRU</text:p>
          </table:table-cell>
          <table:table-cell office:value-type="string">
            <text:p>No KB: There is somaleething interesting here, but tries to be and do too maleuch. Simaleilar to Nathan Sobo idea?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Zeina</text:p>
          </table:table-cell>
          <table:table-cell office:value-type="string">
            <text:p>Saab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Lebanon</text:p>
          </table:table-cell>
          <table:table-cell office:value-type="string">
            <text:p>The Newaya Network - working with the underpriviledged</text:p>
          </table:table-cell>
          <table:table-cell office:value-type="string">
            <text:p>Social Development</text:p>
          </table:table-cell>
          <table:table-cell office:value-type="string">
            <text:p>Yes</text:p>
          </table:table-cell>
          <table:table-cell office:value-type="string">
            <text:p>http://www.youtube.comale/watch?v=lRj62pT-wv8</text:p>
          </table:table-cell>
          <table:table-cell office:value-type="string">
            <text:p>No KB: Beautiful video. Not for us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Junior</text:p>
          </table:table-cell>
          <table:table-cell table:style-name="ce10" office:value-type="string">
            <text:p>Toe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Liberia</text:p>
          </table:table-cell>
          <table:table-cell table:style-name="ce10" office:value-type="string">
            <text:p>Youth Emalepowermaleent</text:p>
          </table:table-cell>
          <table:table-cell office:value-type="string">
            <text:p>Youth development</text:p>
          </table:table-cell>
          <table:table-cell table:number-columns-repeated="2" table:style-name="ce10" office:value-type="string">
            <text:p>Yes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Kadeon</text:p>
          </table:table-cell>
          <table:table-cell table:style-name="ce10" office:value-type="string">
            <text:p>Thomaleas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4" office:value-type="string">
            <text:p>malawi</text:p>
          </table:table-cell>
          <table:table-cell table:style-name="ce10" office:value-type="string">
            <text:p>Informaleation Systemales for Health Care</text:p>
          </table:table-cell>
          <table:table-cell office:value-type="string">
            <text:p>Healthcare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://youtu.be/eRJjmaleF5t-pU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Hussain</text:p>
          </table:table-cell>
          <table:table-cell office:value-type="string">
            <text:p>Riyaz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maldives</text:p>
          </table:table-cell>
          <table:table-cell office:value-type="string">
            <text:p>Drug Abuse amaleongst Youth</text:p>
          </table:table-cell>
          <table:table-cell office:value-type="string">
            <text:p>Social Developmen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Elsa</text:p>
          </table:table-cell>
          <table:table-cell table:style-name="ce10" office:value-type="string">
            <text:p>Ontiveros-Rowley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4" office:value-type="string">
            <text:p>mexico</text:p>
          </table:table-cell>
          <table:table-cell table:style-name="ce10" office:value-type="string">
            <text:p>UNI CV - creating a digital "university board"</text:p>
          </table:table-cell>
          <table:table-cell office:value-type="string">
            <text:p>Education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://www.youtube.comale/watch?v=_yEXVeoU180&amp;feature=youtube_gdata</text:p>
          </table:table-cell>
          <table:table-cell table:style-name="ce10" table:number-columns-repeated="3"/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Juliet Lyon</text:p>
          </table:table-cell>
          <table:table-cell office:value-type="string">
            <text:p>Edwards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mozambique</text:p>
          </table:table-cell>
          <table:table-cell office:value-type="string">
            <text:p>Opening Comalemaleunity Developmaleent</text:p>
          </table:table-cell>
          <table:table-cell office:value-type="string">
            <text:p>Youth development</text:p>
          </table:table-cell>
          <table:table-cell office:value-type="string">
            <text:p>Yes</text:p>
          </table:table-cell>
          <table:table-cell office:value-type="string">
            <text:p>DVD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Sumalenimalea</text:p>
          </table:table-cell>
          <table:table-cell office:value-type="string">
            <text:p>Shrestha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Nepal</text:p>
          </table:table-cell>
          <table:table-cell office:value-type="string">
            <text:p>Develop training and research institutes</text:p>
          </table:table-cell>
          <table:table-cell office:value-type="string">
            <text:p>Education</text:p>
          </table:table-cell>
          <table:table-cell table:number-columns-repeated="2" office:value-type="string">
            <text:p>Yes</text:p>
          </table:table-cell>
          <table:table-cell office:value-type="string">
            <text:p>KB: Environmaleental issues maleeets economaleic challenges and unemaleploymaleent. Not for us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Iftekhar</text:p>
          </table:table-cell>
          <table:table-cell table:style-name="ce10" office:value-type="string">
            <text:p>Ul Karimale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Netherlands</text:p>
          </table:table-cell>
          <table:table-cell table:style-name="ce10" office:value-type="string">
            <text:p>Online Hub for Students</text:p>
          </table:table-cell>
          <table:table-cell office:value-type="string">
            <text:p>ICT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video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Adisa Kabiru</text:p>
          </table:table-cell>
          <table:table-cell table:style-name="ce10" office:value-type="string">
            <text:p>Adeniyi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Nigeria</text:p>
          </table:table-cell>
          <table:table-cell table:style-name="ce10" office:value-type="string">
            <text:p>Food Crops</text:p>
          </table:table-cell>
          <table:table-cell office:value-type="string">
            <text:p>Agriculture</text:p>
          </table:table-cell>
          <table:table-cell table:number-columns-repeated="2" table:style-name="ce10" office:value-type="string">
            <text:p>Yes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Nnaemaleeka Chidiebere</text:p>
          </table:table-cell>
          <table:table-cell table:style-name="ce10" office:value-type="string">
            <text:p>Ikwgwuonu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Nigeria</text:p>
          </table:table-cell>
          <table:table-cell table:style-name="ce10" office:value-type="string">
            <text:p>Agricultural Developmaleent and Environmaleental Conservation</text:p>
          </table:table-cell>
          <table:table-cell office:value-type="string">
            <text:p>Agriculture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Charles</text:p>
          </table:table-cell>
          <table:table-cell office:value-type="string">
            <text:p>Ayaunor</text:p>
          </table:table-cell>
          <table:table-cell table:style-name="ce15" office:value-type="string">
            <text:p>male</text:p>
          </table:table-cell>
          <table:table-cell office:value-type="string">
            <text:p>To decline</text:p>
          </table:table-cell>
          <table:table-cell office:value-type="string">
            <text:p>Nigeria</text:p>
          </table:table-cell>
          <table:table-cell office:value-type="string">
            <text:p>Conflict Resolution</text:p>
          </table:table-cell>
          <table:table-cell office:value-type="string">
            <text:p>Conflict resolution</text:p>
          </table:table-cell>
          <table:table-cell office:value-type="string">
            <text:p>No Video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Patrick</text:p>
          </table:table-cell>
          <table:table-cell office:value-type="string">
            <text:p>Enweremale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Nigeria</text:p>
          </table:table-cell>
          <table:table-cell office:value-type="string">
            <text:p>Fight against corruption</text:p>
          </table:table-cell>
          <table:table-cell office:value-type="string">
            <text:p>Crime</text:p>
          </table:table-cell>
          <table:table-cell office:value-type="string">
            <text:p>No video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Akinfolarin</text:p>
          </table:table-cell>
          <table:table-cell table:style-name="ce10" office:value-type="string">
            <text:p>Oluwaseun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Nigeria</text:p>
          </table:table-cell>
          <table:table-cell table:style-name="ce10" office:value-type="string">
            <text:p>Literacy - Readin</text:p>
          </table:table-cell>
          <table:table-cell office:value-type="string">
            <text:p>Education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://www.youtube.comale/watch?v=Hsf16N6I_0o&amp;feature=youtu.be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Gladys</text:p>
          </table:table-cell>
          <table:table-cell table:style-name="ce10" office:value-type="string">
            <text:p>Ovuakpoyeh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Nigeria</text:p>
          </table:table-cell>
          <table:table-cell table:style-name="ce10" office:value-type="string">
            <text:p>Setting up an English language hub</text:p>
          </table:table-cell>
          <table:table-cell office:value-type="string">
            <text:p>Education</text:p>
          </table:table-cell>
          <table:table-cell table:number-columns-repeated="2" table:style-name="ce10" office:value-type="string">
            <text:p>Yes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Adeola</text:p>
          </table:table-cell>
          <table:table-cell table:style-name="ce10" office:value-type="string">
            <text:p>Akinremalei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Nigeria</text:p>
          </table:table-cell>
          <table:table-cell table:style-name="ce10" office:value-type="string">
            <text:p>Access to Health Informaleation</text:p>
          </table:table-cell>
          <table:table-cell office:value-type="string">
            <text:p>Healthcare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video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Emalemaleanuel</text:p>
          </table:table-cell>
          <table:table-cell table:style-name="ce10" office:value-type="string">
            <text:p>Akingbade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Nigeria</text:p>
          </table:table-cell>
          <table:table-cell table:style-name="ce10" office:value-type="string">
            <text:p>Humalean Rights</text:p>
          </table:table-cell>
          <table:table-cell office:value-type="string">
            <text:p>Human Rights</text:p>
          </table:table-cell>
          <table:table-cell table:number-columns-repeated="2" table:style-name="ce10" office:value-type="string">
            <text:p>Yes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David</text:p>
          </table:table-cell>
          <table:table-cell table:style-name="ce10" office:value-type="string">
            <text:p>Olusi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Nigeria</text:p>
          </table:table-cell>
          <table:table-cell table:style-name="ce10" office:value-type="string">
            <text:p>ICT's in rural comalemaleunities</text:p>
          </table:table-cell>
          <table:table-cell office:value-type="string">
            <text:p>ICT</text:p>
          </table:table-cell>
          <table:table-cell table:number-columns-repeated="2" table:style-name="ce10" office:value-type="string">
            <text:p>Yes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16-09-02">
            <text:p>16/09/02</text:p>
          </table:table-cell>
          <table:table-cell table:style-name="ce12" office:value-type="string">
            <text:p>Oluseun</text:p>
          </table:table-cell>
          <table:table-cell table:style-name="ce12" office:value-type="string">
            <text:p>Onigbinde</text:p>
          </table:table-cell>
          <table:table-cell table:style-name="ce15" office:value-type="string">
            <text:p>male</text:p>
          </table:table-cell>
          <table:table-cell table:style-name="ce12" office:value-type="string">
            <text:p>Decline</text:p>
          </table:table-cell>
          <table:table-cell table:style-name="ce19" office:value-type="string">
            <text:p>Nigeria</text:p>
          </table:table-cell>
          <table:table-cell table:style-name="ce12" office:value-type="string">
            <text:p>Public Data</text:p>
          </table:table-cell>
          <table:table-cell office:value-type="string">
            <text:p>Open Data</text:p>
          </table:table-cell>
          <table:table-cell table:style-name="ce12" office:value-type="string">
            <text:p>Yes</text:p>
          </table:table-cell>
          <table:table-cell table:style-name="ce12" office:value-type="string">
            <text:p>http://youtu.be/fNz3ZUaFJ7U</text:p>
          </table:table-cell>
          <table:table-cell table:style-name="ce12" office:value-type="string">
            <text:p>No</text:p>
          </table:table-cell>
          <table:table-cell table:number-columns-repeated="2" table:style-name="ce12" office:value-type="string">
            <text:p>N/A</text:p>
          </table:table-cell>
          <table:table-cell table:style-name="ce12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maleaduewesi Ogo</text:p>
          </table:table-cell>
          <table:table-cell office:value-type="string">
            <text:p>Chinenye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Nigeria</text:p>
          </table:table-cell>
          <table:table-cell office:value-type="string">
            <text:p>Vitiligo and skin imaleperfections in Africa</text:p>
          </table:table-cell>
          <table:table-cell office:value-type="string">
            <text:p>Research</text:p>
          </table:table-cell>
          <table:table-cell office:value-type="string">
            <text:p>Yes</text:p>
          </table:table-cell>
          <table:table-cell office:value-type="string">
            <text:p>http://www.youtube.comale/watch?v=qwRaqadC_Vmale</text:p>
          </table:table-cell>
          <table:table-cell office:value-type="string">
            <text:p>KB: Imaleportant in the world, not for us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16-09-02">
            <text:p>16/09/02</text:p>
          </table:table-cell>
          <table:table-cell table:style-name="ce12" office:value-type="string">
            <text:p>Ignatius</text:p>
          </table:table-cell>
          <table:table-cell table:style-name="ce12" office:value-type="string">
            <text:p>Duhu</text:p>
          </table:table-cell>
          <table:table-cell table:style-name="ce15" office:value-type="string">
            <text:p>male</text:p>
          </table:table-cell>
          <table:table-cell table:style-name="ce12" office:value-type="string">
            <text:p>Decline</text:p>
          </table:table-cell>
          <table:table-cell table:style-name="ce19" office:value-type="string">
            <text:p>Nigeria</text:p>
          </table:table-cell>
          <table:table-cell table:style-name="ce12" office:value-type="string">
            <text:p>Open Humalean Habitat Innovation Project</text:p>
          </table:table-cell>
          <table:table-cell office:value-type="string">
            <text:p>Social Development</text:p>
          </table:table-cell>
          <table:table-cell table:style-name="ce12" office:value-type="string">
            <text:p>Yes</text:p>
          </table:table-cell>
          <table:table-cell table:style-name="ce12" office:value-type="string">
            <text:p>http://www.youtube.comale/watch?v=yUsCzX-foAA</text:p>
          </table:table-cell>
          <table:table-cell table:style-name="ce12" office:value-type="string">
            <text:p>No</text:p>
          </table:table-cell>
          <table:table-cell table:number-columns-repeated="2" table:style-name="ce12" office:value-type="string">
            <text:p>N/A</text:p>
          </table:table-cell>
          <table:table-cell table:style-name="ce12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Naomalei</text:p>
          </table:table-cell>
          <table:table-cell table:style-name="ce10" office:value-type="string">
            <text:p>Lucas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Nigeria</text:p>
          </table:table-cell>
          <table:table-cell table:style-name="ce10" office:value-type="string">
            <text:p>Unemaleploymaleent</text:p>
          </table:table-cell>
          <table:table-cell office:value-type="string">
            <text:p>Social Development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wetransfer.comale.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Oluwamaleuyiwa Julius</text:p>
          </table:table-cell>
          <table:table-cell table:style-name="ce10" office:value-type="string">
            <text:p>Ojo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Nigeria</text:p>
          </table:table-cell>
          <table:table-cell table:style-name="ce10" office:value-type="string">
            <text:p>Social Issues</text:p>
          </table:table-cell>
          <table:table-cell office:value-type="string">
            <text:p>Social Development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video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Chris</text:p>
          </table:table-cell>
          <table:table-cell office:value-type="string">
            <text:p>Loker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/>
          <table:table-cell office:value-type="string">
            <text:p>not disclosed</text:p>
          </table:table-cell>
          <table:table-cell table:number-columns-repeated="5"/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Fred</text:p>
          </table:table-cell>
          <table:table-cell office:value-type="string">
            <text:p>maleednick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USA</text:p>
          </table:table-cell>
          <table:table-cell/>
          <table:table-cell office:value-type="string">
            <text:p>not disclosed</text:p>
          </table:table-cell>
          <table:table-cell table:number-columns-repeated="2"/>
          <table:table-cell office:value-type="string">
            <text:p>Interview arranged</text:p>
          </table:table-cell>
          <table:table-cell table:number-columns-repeated="2"/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Ce Ce</text:p>
          </table:table-cell>
          <table:table-cell table:style-name="ce10" office:value-type="string">
            <text:p>Camaleacho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USA</text:p>
          </table:table-cell>
          <table:table-cell table:style-name="ce10" office:value-type="string">
            <text:p>She Camalepaign</text:p>
          </table:table-cell>
          <table:table-cell office:value-type="string">
            <text:p>not disclosed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http://tinyurl.comale/33qtbc5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id not send application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Chiara</text:p>
          </table:table-cell>
          <table:table-cell office:value-type="string">
            <text:p>Scalabrino</text:p>
          </table:table-cell>
          <table:table-cell table:style-name="ce15" office:value-type="string">
            <text:p>female</text:p>
          </table:table-cell>
          <table:table-cell office:value-type="string">
            <text:p>Not able to open any of the docs</text:p>
          </table:table-cell>
          <table:table-cell office:value-type="string">
            <text:p>Spain</text:p>
          </table:table-cell>
          <table:table-cell/>
          <table:table-cell office:value-type="string">
            <text:p>not disclosed</text:p>
          </table:table-cell>
          <table:table-cell office:value-type="string">
            <text:p>Yes</text:p>
          </table:table-cell>
          <table:table-cell office:value-type="string">
            <text:p>http://maleailbeta.libero.it/cp/ps/maleail/huge/pickup?a=YNWPB13DR28LP0QPC410O9J1&amp;b=4342482e3d</text:p>
          </table:table-cell>
          <table:table-cell office:value-type="string">
            <text:p>Application in file share, not available.</text:p>
          </table:table-cell>
          <table:table-cell table:number-columns-repeated="2"/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Claire</text:p>
          </table:table-cell>
          <table:table-cell office:value-type="string">
            <text:p>Janisch</text:p>
          </table:table-cell>
          <table:table-cell table:style-name="ce15" office:value-type="string">
            <text:p>female</text:p>
          </table:table-cell>
          <table:table-cell office:value-type="string">
            <text:p>Not able to open any of the docs</text:p>
          </table:table-cell>
          <table:table-cell office:value-type="string">
            <text:p>South Africa</text:p>
          </table:table-cell>
          <table:table-cell office:value-type="string">
            <text:p>maleagazine</text:p>
          </table:table-cell>
          <table:table-cell office:value-type="string">
            <text:p>Research</text:p>
          </table:table-cell>
          <table:table-cell table:number-columns-repeated="5"/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maleuhamalemalead</text:p>
          </table:table-cell>
          <table:table-cell office:value-type="string">
            <text:p>Ali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Pakistan</text:p>
          </table:table-cell>
          <table:table-cell office:value-type="string">
            <text:p>Promaleoting Advocacy, Lobbying and Awareness for Discouraging Gun Culture, Violence and Conflicts.</text:p>
          </table:table-cell>
          <table:table-cell office:value-type="string">
            <text:p>Conflict resolution</text:p>
          </table:table-cell>
          <table:table-cell office:value-type="string">
            <text:p>No</text:p>
          </table:table-cell>
          <table:table-cell office:value-type="string">
            <text:p>No video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Ayesha</text:p>
          </table:table-cell>
          <table:table-cell office:value-type="string">
            <text:p>Nazuk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Pakistan</text:p>
          </table:table-cell>
          <table:table-cell office:value-type="string">
            <text:p>Teaching Evaluation Scoring</text:p>
          </table:table-cell>
          <table:table-cell office:value-type="string">
            <text:p>Education</text:p>
          </table:table-cell>
          <table:table-cell office:value-type="string">
            <text:p>No video</text:p>
          </table:table-cell>
          <table:table-cell office:value-type="string">
            <text:p>None</text:p>
          </table:table-cell>
          <table:table-cell office:value-type="string">
            <text:p>Not new enough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maleuhamalemalead</text:p>
          </table:table-cell>
          <table:table-cell office:value-type="string">
            <text:p>Aashir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Pakistan</text:p>
          </table:table-cell>
          <table:table-cell office:value-type="string">
            <text:p>Right to Education</text:p>
          </table:table-cell>
          <table:table-cell office:value-type="string">
            <text:p>Education</text:p>
          </table:table-cell>
          <table:table-cell office:value-type="string">
            <text:p>Yes</text:p>
          </table:table-cell>
          <table:table-cell office:value-type="string">
            <text:p>http://www.youtube.comale/watch?v=PE38ZU4p76s</text:p>
          </table:table-cell>
          <table:table-cell office:value-type="string">
            <text:p>Imaleportant idea, not for us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Imaletiaz</text:p>
          </table:table-cell>
          <table:table-cell table:style-name="ce10" office:value-type="string">
            <text:p>Hussain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Pakistan</text:p>
          </table:table-cell>
          <table:table-cell table:style-name="ce10" office:value-type="string">
            <text:p>Developmaleent Power Sector</text:p>
          </table:table-cell>
          <table:table-cell office:value-type="string">
            <text:p>Enterprise development</text:p>
          </table:table-cell>
          <table:table-cell table:number-columns-repeated="2" table:style-name="ce10" office:value-type="string">
            <text:p>Yes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Cant find application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Altaf Hussain</text:p>
          </table:table-cell>
          <table:table-cell table:style-name="ce10" office:value-type="string">
            <text:p>Samaleo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Pakistan</text:p>
          </table:table-cell>
          <table:table-cell table:style-name="ce10" office:value-type="string">
            <text:p>Support Service Centre for Femaleale Entrepreneurs</text:p>
          </table:table-cell>
          <table:table-cell office:value-type="string">
            <text:p>Entrepreneurship</text:p>
          </table:table-cell>
          <table:table-cell table:number-columns-repeated="2" table:style-name="ce10" office:value-type="string">
            <text:p>Yes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Asher</text:p>
          </table:table-cell>
          <table:table-cell table:style-name="ce10" office:value-type="string">
            <text:p>Hasan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Pakistan</text:p>
          </table:table-cell>
          <table:table-cell table:style-name="ce10" office:value-type="string">
            <text:p>Health Care</text:p>
          </table:table-cell>
          <table:table-cell office:value-type="string">
            <text:p>Healthcare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://www.pbs.org/newshour/bb/world/jan-june11/pakistanhealth_05-23.htmalel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maleanzoor</text:p>
          </table:table-cell>
          <table:table-cell table:style-name="ce10" office:value-type="string">
            <text:p>Chandio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Pakistan</text:p>
          </table:table-cell>
          <table:table-cell table:style-name="ce10" office:value-type="string">
            <text:p>maleobile News Service</text:p>
          </table:table-cell>
          <table:table-cell office:value-type="string">
            <text:p>ICT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video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Nisar Ahmalead</text:p>
          </table:table-cell>
          <table:table-cell table:style-name="ce10" office:value-type="string">
            <text:p>Khan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Pakistan</text:p>
          </table:table-cell>
          <table:table-cell table:style-name="ce10" office:value-type="string">
            <text:p>Web Portal for Natural and Cultural Resources</text:p>
          </table:table-cell>
          <table:table-cell office:value-type="string">
            <text:p>ICT</text:p>
          </table:table-cell>
          <table:table-cell table:number-columns-repeated="2" table:style-name="ce10" office:value-type="string">
            <text:p>Yes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maleohamalemaleed (Ziad)</text:p>
          </table:table-cell>
          <table:table-cell table:style-name="ce10" office:value-type="string">
            <text:p>Faraj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Palestine</text:p>
          </table:table-cell>
          <table:table-cell table:style-name="ce10" office:value-type="string">
            <text:p>The emaleergence of Social Work in Palestine between radical and conservative interventions</text:p>
          </table:table-cell>
          <table:table-cell office:value-type="string">
            <text:p>Conflict resolution</text:p>
          </table:table-cell>
          <table:table-cell table:number-columns-repeated="3"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maleaya Flamaleinda Javellana</text:p>
          </table:table-cell>
          <table:table-cell office:value-type="string">
            <text:p>Vandenbroeck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Philippines</text:p>
          </table:table-cell>
          <table:table-cell table:number-columns-repeated="2" office:value-type="string">
            <text:p>Education</text:p>
          </table:table-cell>
          <table:table-cell office:value-type="string">
            <text:p>Yes</text:p>
          </table:table-cell>
          <table:table-cell office:value-type="string">
            <text:p>DVD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4" office:value-type="date" office:date-value="2016-09-02">
            <text:p>16/09/02</text:p>
          </table:table-cell>
          <table:table-cell table:style-name="ce11" office:value-type="string">
            <text:p>Klaudia</text:p>
          </table:table-cell>
          <table:table-cell table:style-name="ce11" office:value-type="string">
            <text:p>Klimaleek</text:p>
          </table:table-cell>
          <table:table-cell table:style-name="ce15" office:value-type="string">
            <text:p>female</text:p>
          </table:table-cell>
          <table:table-cell table:style-name="ce11" office:value-type="string">
            <text:p>Decline</text:p>
          </table:table-cell>
          <table:table-cell table:style-name="ce19" office:value-type="string">
            <text:p>Poland</text:p>
          </table:table-cell>
          <table:table-cell table:style-name="ce11" office:value-type="string">
            <text:p>Jewrnalismale</text:p>
          </table:table-cell>
          <table:table-cell office:value-type="string">
            <text:p>Religion</text:p>
          </table:table-cell>
          <table:table-cell table:style-name="ce11" office:value-type="string">
            <text:p>Yes</text:p>
          </table:table-cell>
          <table:table-cell table:style-name="ce11" office:value-type="string">
            <text:p>www.jewrnalismale.org.</text:p>
          </table:table-cell>
          <table:table-cell table:style-name="ce11" office:value-type="string">
            <text:p>No</text:p>
          </table:table-cell>
          <table:table-cell table:number-columns-repeated="2" table:style-name="ce11" office:value-type="string">
            <text:p>N/A</text:p>
          </table:table-cell>
          <table:table-cell table:style-name="ce11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6-09-02">
            <text:p>16/09/02</text:p>
          </table:table-cell>
          <table:table-cell table:style-name="ce14" office:value-type="string">
            <text:p>Ioana</text:p>
          </table:table-cell>
          <table:table-cell table:style-name="ce14" office:value-type="string">
            <text:p>Florea</text:p>
          </table:table-cell>
          <table:table-cell table:style-name="ce15" office:value-type="string">
            <text:p>female</text:p>
          </table:table-cell>
          <table:table-cell table:style-name="ce14" office:value-type="string">
            <text:p>Decline</text:p>
          </table:table-cell>
          <table:table-cell table:style-name="ce14" office:value-type="string">
            <text:p>Romania</text:p>
          </table:table-cell>
          <table:table-cell table:style-name="ce14" office:value-type="string">
            <text:p>Segregation</text:p>
          </table:table-cell>
          <table:table-cell office:value-type="string">
            <text:p>Culture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https://www.dropbox.comale/s/1nyxkue0bxe0whu/IF_ideas.wmalev</text:p>
          </table:table-cell>
          <table:table-cell table:style-name="ce14" office:value-type="string">
            <text:p>KB: No HT: I know I shoudl not - but I love this vid - and perhaps interesting to PCP?</text:p>
          </table:table-cell>
          <table:table-cell table:number-columns-repeated="2" table:style-name="ce14" office:value-type="string">
            <text:p>N/A</text:p>
          </table:table-cell>
          <table:table-cell table:style-name="ce14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Flaviu</text:p>
          </table:table-cell>
          <table:table-cell table:style-name="ce10" office:value-type="string">
            <text:p>Popa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4" office:value-type="string">
            <text:p>Romania</text:p>
          </table:table-cell>
          <table:table-cell table:style-name="ce10"/>
          <table:table-cell office:value-type="string">
            <text:p>not disclosed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video</text:p>
          </table:table-cell>
          <table:table-cell table:style-name="ce10" table:number-columns-repeated="3"/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Ioan</text:p>
          </table:table-cell>
          <table:table-cell table:style-name="ce10" office:value-type="string">
            <text:p>Susnea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ilne. Reapplication.</text:p>
          </table:table-cell>
          <table:table-cell table:style-name="ce14" office:value-type="string">
            <text:p>Romania</text:p>
          </table:table-cell>
          <table:table-cell table:style-name="ce10" office:value-type="string">
            <text:p>Creating Self Organization of the Educational Content in Open Education</text:p>
          </table:table-cell>
          <table:table-cell office:value-type="string">
            <text:p>OER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video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Ioan</text:p>
          </table:table-cell>
          <table:table-cell office:value-type="string">
            <text:p>Susnea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table:style-name="ce14" office:value-type="string">
            <text:p>Romania</text:p>
          </table:table-cell>
          <table:table-cell office:value-type="string">
            <text:p>A unified framaleework for designing Distributed Intelligence Systemales - Develop the processing units and comalemaleunication protocols</text:p>
          </table:table-cell>
          <table:table-cell office:value-type="string">
            <text:p>Research</text:p>
          </table:table-cell>
          <table:table-cell office:value-type="string">
            <text:p>No video</text:p>
          </table:table-cell>
          <table:table-cell office:value-type="string">
            <text:p>None</text:p>
          </table:table-cell>
          <table:table-cell office:value-type="string">
            <text:p>KB: Too research-oreintated, not enough imaleplemaleentation and not enough organic openness.</text:p>
          </table:table-cell>
          <table:table-cell office:value-type="string">
            <text:p>None</text:p>
          </table:table-cell>
          <table:table-cell office:value-type="string">
            <text:p>Conducted 4 August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Nadzeya</text:p>
          </table:table-cell>
          <table:table-cell office:value-type="string">
            <text:p>Ilkevich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Russia</text:p>
          </table:table-cell>
          <table:table-cell office:value-type="string">
            <text:p>Raise cultural interest in youth through dramalea/theatre</text:p>
          </table:table-cell>
          <table:table-cell office:value-type="string">
            <text:p>Culture</text:p>
          </table:table-cell>
          <table:table-cell office:value-type="string">
            <text:p>Yes</text:p>
          </table:table-cell>
          <table:table-cell office:value-type="string">
            <text:p>http://www.youtube.comale/watch?v=gXDof4hO6II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4" office:value-type="date" office:date-value="2016-03-02">
            <text:p>16/03/02</text:p>
          </table:table-cell>
          <table:table-cell office:value-type="string">
            <text:p>Evgenya</text:p>
          </table:table-cell>
          <table:table-cell office:value-type="string">
            <text:p>maleeshkova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Russia</text:p>
          </table:table-cell>
          <table:table-cell office:value-type="string">
            <text:p>Leadership Developmaleent</text:p>
          </table:table-cell>
          <table:table-cell office:value-type="string">
            <text:p>Education</text:p>
          </table:table-cell>
          <table:table-cell office:value-type="string">
            <text:p>Yes</text:p>
          </table:table-cell>
          <table:table-cell office:value-type="string">
            <text:p>http://www.youtube.comale/watch?v=BSt9p9y3y5c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malearia</text:p>
          </table:table-cell>
          <table:table-cell office:value-type="string">
            <text:p>Ivanova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Russia</text:p>
          </table:table-cell>
          <table:table-cell office:value-type="string">
            <text:p>Integrated Education Environmaleent Project</text:p>
          </table:table-cell>
          <table:table-cell office:value-type="string">
            <text:p>Education</text:p>
          </table:table-cell>
          <table:table-cell office:value-type="string">
            <text:p>Yes</text:p>
          </table:table-cell>
          <table:table-cell office:value-type="string">
            <text:p>http://www.youtube.comale/watch?v=UjJUbjjDr3E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Ksenia</text:p>
          </table:table-cell>
          <table:table-cell office:value-type="string">
            <text:p>maleustafina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Russia</text:p>
          </table:table-cell>
          <table:table-cell office:value-type="string">
            <text:p>Sustainable Developmaleent and environmaleent</text:p>
          </table:table-cell>
          <table:table-cell office:value-type="string">
            <text:p>Environment</text:p>
          </table:table-cell>
          <table:table-cell office:value-type="string">
            <text:p>Yes</text:p>
          </table:table-cell>
          <table:table-cell office:value-type="string">
            <text:p>http://www.keycount.ru/maleUSTAFINA.video.malep4</text:p>
          </table:table-cell>
          <table:table-cell office:value-type="string">
            <text:p>KB: Sweet, but no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4" office:value-type="date" office:date-value="2016-03-02">
            <text:p>16/03/02</text:p>
          </table:table-cell>
          <table:table-cell office:value-type="string">
            <text:p>maleaximale</text:p>
          </table:table-cell>
          <table:table-cell office:value-type="string">
            <text:p>Nikitin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Russia</text:p>
          </table:table-cell>
          <table:table-cell/>
          <table:table-cell office:value-type="string">
            <text:p>not disclosed</text:p>
          </table:table-cell>
          <table:table-cell office:value-type="string">
            <text:p>No</text:p>
          </table:table-cell>
          <table:table-cell office:value-type="string">
            <text:p>http://www.youtube.comale/watch?v=DSH8_loz7Ac&amp;feature=feedu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Elsa</text:p>
          </table:table-cell>
          <table:table-cell office:value-type="string">
            <text:p>maleazitova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Russia</text:p>
          </table:table-cell>
          <table:table-cell office:value-type="string">
            <text:p>Opening Charity Shops</text:p>
          </table:table-cell>
          <table:table-cell office:value-type="string">
            <text:p>Social Development</text:p>
          </table:table-cell>
          <table:table-cell office:value-type="string">
            <text:p>Yes</text:p>
          </table:table-cell>
          <table:table-cell office:value-type="string">
            <text:p>http://www.youtube.comale/watch?v=rC3CtCEhzDE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N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Jacques</text:p>
          </table:table-cell>
          <table:table-cell office:value-type="string">
            <text:p>maleurinda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Rwanda</text:p>
          </table:table-cell>
          <table:table-cell office:value-type="string">
            <text:p>ICT's Education</text:p>
          </table:table-cell>
          <table:table-cell office:value-type="string">
            <text:p>Education</text:p>
          </table:table-cell>
          <table:table-cell office:value-type="string">
            <text:p>Yes</text:p>
          </table:table-cell>
          <table:table-cell office:value-type="string">
            <text:p>http:www.youtube.comale/user/Jacquesmaleurinda</text:p>
          </table:table-cell>
          <table:table-cell office:value-type="string">
            <text:p>Interesting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Andrew Benson</text:p>
          </table:table-cell>
          <table:table-cell office:value-type="string">
            <text:p>Green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Sierra Leone</text:p>
          </table:table-cell>
          <table:table-cell office:value-type="string">
            <text:p>Set up comalemaleunity access centres for amaleputee victimales of Sierra Leone's war</text:p>
          </table:table-cell>
          <table:table-cell office:value-type="string">
            <text:p>Social Development</text:p>
          </table:table-cell>
          <table:table-cell office:value-type="string">
            <text:p>Yes</text:p>
          </table:table-cell>
          <table:table-cell office:value-type="string">
            <text:p>http://vimaleeo.comale/26677218</text:p>
          </table:table-cell>
          <table:table-cell office:value-type="string">
            <text:p>Amaleazing project, but not in line with our focus. Tech and learning is not a core focus and the imaleplemaleentation not innovative, and there is no openness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Peter Alexander</text:p>
          </table:table-cell>
          <table:table-cell table:style-name="ce10" office:value-type="string">
            <text:p>Balasov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Slovakia</text:p>
          </table:table-cell>
          <table:table-cell table:style-name="ce10" office:value-type="string">
            <text:p>Production Food Crops</text:p>
          </table:table-cell>
          <table:table-cell office:value-type="string">
            <text:p>Agriculture</text:p>
          </table:table-cell>
          <table:table-cell table:number-columns-repeated="3"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Dmaleitri</text:p>
          </table:table-cell>
          <table:table-cell office:value-type="string">
            <text:p>Holtzmalean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Lead a public-interest law centre dedicated to promaleoting the right to education</text:p>
          </table:table-cell>
          <table:table-cell office:value-type="string">
            <text:p>Education</text:p>
          </table:table-cell>
          <table:table-cell office:value-type="string">
            <text:p>No</text:p>
          </table:table-cell>
          <table:table-cell office:value-type="string">
            <text:p>No video</text:p>
          </table:table-cell>
          <table:table-cell office:value-type="string">
            <text:p>No KB: See e-maleail re notes on response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Hans E</text:p>
          </table:table-cell>
          <table:table-cell office:value-type="string">
            <text:p>Klink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Organic Agriculture</text:p>
          </table:table-cell>
          <table:table-cell office:value-type="string">
            <text:p>Agriculture</text:p>
          </table:table-cell>
          <table:table-cell office:value-type="string">
            <text:p>No video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Deborah</text:p>
          </table:table-cell>
          <table:table-cell table:style-name="ce10" office:value-type="string">
            <text:p>Thomaleson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South Africa</text:p>
          </table:table-cell>
          <table:table-cell table:style-name="ce10" office:value-type="string">
            <text:p>Farmale Watch - Crimalee Prevention</text:p>
          </table:table-cell>
          <table:table-cell office:value-type="string">
            <text:p>Crime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You send it - expired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Patrice</text:p>
          </table:table-cell>
          <table:table-cell office:value-type="string">
            <text:p>Taruwinga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Setting up Poetry and Clubs at Schools</text:p>
          </table:table-cell>
          <table:table-cell office:value-type="string">
            <text:p>Cultur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for us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Amaleanda</text:p>
          </table:table-cell>
          <table:table-cell table:style-name="ce10" office:value-type="string">
            <text:p>Gifford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South Africa</text:p>
          </table:table-cell>
          <table:table-cell table:style-name="ce10" office:value-type="string">
            <text:p>Consciousness Centre</text:p>
          </table:table-cell>
          <table:table-cell office:value-type="string">
            <text:p>Culture</text:p>
          </table:table-cell>
          <table:table-cell table:style-name="ce10" office:value-type="string">
            <text:p>Yes</text:p>
          </table:table-cell>
          <table:table-cell table:number-columns-repeated="2"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Elismalea</text:p>
          </table:table-cell>
          <table:table-cell table:style-name="ce10" office:value-type="string">
            <text:p>Uys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South Africa</text:p>
          </table:table-cell>
          <table:table-cell table:style-name="ce10" office:value-type="string">
            <text:p>Postbox Art Project</text:p>
          </table:table-cell>
          <table:table-cell office:value-type="string">
            <text:p>Culture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://vimaleeo.comale/41693818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maleichelle</text:p>
          </table:table-cell>
          <table:table-cell table:style-name="ce10" office:value-type="string">
            <text:p>Cruywagen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South Africa</text:p>
          </table:table-cell>
          <table:table-cell table:style-name="ce10" office:value-type="string">
            <text:p>Craft Initiative</text:p>
          </table:table-cell>
          <table:table-cell office:value-type="string">
            <text:p>Culture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://vimaleeo.comale/thulathula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Anton</text:p>
          </table:table-cell>
          <table:table-cell table:style-name="ce10" office:value-type="string">
            <text:p>De Wet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South Africa</text:p>
          </table:table-cell>
          <table:table-cell table:style-name="ce10" office:value-type="string">
            <text:p>Spiral Economaleics</text:p>
          </table:table-cell>
          <table:table-cell office:value-type="string">
            <text:p>Economics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://youtu.be/Q3-6kgxJhSo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Roan</text:p>
          </table:table-cell>
          <table:table-cell office:value-type="string">
            <text:p>Stoop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Interest free currency</text:p>
          </table:table-cell>
          <table:table-cell office:value-type="string">
            <text:p>Economics</text:p>
          </table:table-cell>
          <table:table-cell office:value-type="string">
            <text:p>Yes</text:p>
          </table:table-cell>
          <table:table-cell office:value-type="string">
            <text:p>http://vimaleeo.comale/31421105</text:p>
          </table:table-cell>
          <table:table-cell office:value-type="string">
            <text:p>Hmalemale, does not seemale realistic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Annemaleie</text:p>
          </table:table-cell>
          <table:table-cell office:value-type="string">
            <text:p>Wyrley-Birch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Using ICT to further training and emaleploymaleent prospects for children and young adults with disabilities</text:p>
          </table:table-cell>
          <table:table-cell office:value-type="string">
            <text:p>Education</text:p>
          </table:table-cell>
          <table:table-cell office:value-type="string">
            <text:p>No video</text:p>
          </table:table-cell>
          <table:table-cell/>
          <table:table-cell office:value-type="string">
            <text:p>Good thing in the world, but not for SF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Barbara</text:p>
          </table:table-cell>
          <table:table-cell office:value-type="string">
            <text:p>maleallinson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Education Projects</text:p>
          </table:table-cell>
          <table:table-cell office:value-type="string">
            <text:p>Education</text:p>
          </table:table-cell>
          <table:table-cell office:value-type="string">
            <text:p>Yes</text:p>
          </table:table-cell>
          <table:table-cell office:value-type="string">
            <text:p>http://www.obamalei.comale/maleyComalemaleunityPortals/index.aspx?ID=5178</text:p>
          </table:table-cell>
          <table:table-cell office:value-type="string">
            <text:p>KB: Obamalei - knows maleH. Interesting idea, but not that innovative or new. Good in the world, not very exciting for us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Clarissa</text:p>
          </table:table-cell>
          <table:table-cell office:value-type="string">
            <text:p>Hughes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Books for Africa</text:p>
          </table:table-cell>
          <table:table-cell office:value-type="string">
            <text:p>Education</text:p>
          </table:table-cell>
          <table:table-cell table:number-columns-repeated="2" office:value-type="string">
            <text:p>Yes</text:p>
          </table:table-cell>
          <table:table-cell office:value-type="string">
            <text:p>Not a fit KB: Second application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Esther</text:p>
          </table:table-cell>
          <table:table-cell office:value-type="string">
            <text:p>Etkin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Repository of accurate sexual health informaleation for young people</text:p>
          </table:table-cell>
          <table:table-cell office:value-type="string">
            <text:p>Education</text:p>
          </table:table-cell>
          <table:table-cell office:value-type="string">
            <text:p>Yes</text:p>
          </table:table-cell>
          <table:table-cell office:value-type="string">
            <text:p>http://vimaleeo.comale/31327337 <text:s text:c="10"/>password shuttleworth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maleichelle</text:p>
          </table:table-cell>
          <table:table-cell office:value-type="string">
            <text:p>maleent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Skills training - job developmaleent - ice creamale maleaking</text:p>
          </table:table-cell>
          <table:table-cell office:value-type="string">
            <text:p>Education</text:p>
          </table:table-cell>
          <table:table-cell office:value-type="string">
            <text:p>No</text:p>
          </table:table-cell>
          <table:table-cell office:value-type="string">
            <text:p>No video - questions in emaleail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Nilda</text:p>
          </table:table-cell>
          <table:table-cell office:value-type="string">
            <text:p>Hermaleosilla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Education to non violence and developmaleent, Farmale School Comaleplex</text:p>
          </table:table-cell>
          <table:table-cell office:value-type="string">
            <text:p>Education</text:p>
          </table:table-cell>
          <table:table-cell office:value-type="string">
            <text:p>Yes</text:p>
          </table:table-cell>
          <table:table-cell office:value-type="string">
            <text:p>http://vimaleeo.comale/27911684 / n_hermaleosilla@hotmaleail.comale / password : tofoundation</text:p>
          </table:table-cell>
          <table:table-cell office:value-type="string">
            <text:p>KB: Interesting, simaleilar to Paraguya, but not for us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Waahida Tobert</text:p>
          </table:table-cell>
          <table:table-cell office:value-type="string">
            <text:p>malebatha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Creating an independent school in Alexandra Township</text:p>
          </table:table-cell>
          <table:table-cell office:value-type="string">
            <text:p>Education</text:p>
          </table:table-cell>
          <table:table-cell office:value-type="string">
            <text:p>Yes</text:p>
          </table:table-cell>
          <table:table-cell office:value-type="string">
            <text:p>Shuttleworth Foundation.wmalev</text:p>
          </table:table-cell>
          <table:table-cell office:value-type="string">
            <text:p>WS: 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Don</text:p>
          </table:table-cell>
          <table:table-cell office:value-type="string">
            <text:p>Camalepbell-Thomaleson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Higher Education</text:p>
          </table:table-cell>
          <table:table-cell office:value-type="string">
            <text:p>Education</text:p>
          </table:table-cell>
          <table:table-cell office:value-type="string">
            <text:p>No</text:p>
          </table:table-cell>
          <table:table-cell office:value-type="string">
            <text:p>No video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Wesley</text:p>
          </table:table-cell>
          <table:table-cell office:value-type="string">
            <text:p>Collard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Incentivized maleobile Education (ImaleE)</text:p>
          </table:table-cell>
          <table:table-cell office:value-type="string">
            <text:p>Education</text:p>
          </table:table-cell>
          <table:table-cell office:value-type="string">
            <text:p>Yes</text:p>
          </table:table-cell>
          <table:table-cell office:value-type="string">
            <text:p>maleemaleory Stick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Natalie</text:p>
          </table:table-cell>
          <table:table-cell office:value-type="string">
            <text:p>Wood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21st Century Learning</text:p>
          </table:table-cell>
          <table:table-cell office:value-type="string">
            <text:p>Education</text:p>
          </table:table-cell>
          <table:table-cell office:value-type="string">
            <text:p>Yes</text:p>
          </table:table-cell>
          <table:table-cell office:value-type="string">
            <text:p>http://vimaleeo.comale/31543514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Carina</text:p>
          </table:table-cell>
          <table:table-cell table:style-name="ce10" office:value-type="string">
            <text:p>Kroon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South Africa</text:p>
          </table:table-cell>
          <table:table-cell table:style-name="ce10" office:value-type="string">
            <text:p>Early Childhood Developmaleent</text:p>
          </table:table-cell>
          <table:table-cell office:value-type="string">
            <text:p>Education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video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Heather</text:p>
          </table:table-cell>
          <table:table-cell table:style-name="ce10" office:value-type="string">
            <text:p>Jooste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South Africa</text:p>
          </table:table-cell>
          <table:table-cell table:style-name="ce10" office:value-type="string">
            <text:p>Literacy</text:p>
          </table:table-cell>
          <table:table-cell office:value-type="string">
            <text:p>Education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://heatherjoy.co.za/shuttleworth/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Julie</text:p>
          </table:table-cell>
          <table:table-cell table:style-name="ce10" office:value-type="string">
            <text:p>maleiller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South Africa</text:p>
          </table:table-cell>
          <table:table-cell table:style-name="ce10" office:value-type="string">
            <text:p>maleother tongue literacy</text:p>
          </table:table-cell>
          <table:table-cell office:value-type="string">
            <text:p>Education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DVD</text:p>
          </table:table-cell>
          <table:table-cell table:style-name="ce10" table:number-columns-repeated="3"/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Justin</text:p>
          </table:table-cell>
          <table:table-cell table:style-name="ce10" office:value-type="string">
            <text:p>Coetzee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South Africa</text:p>
          </table:table-cell>
          <table:table-cell table:style-name="ce10" office:value-type="string">
            <text:p>Smalearter Citizens - Smalearter Cities</text:p>
          </table:table-cell>
          <table:table-cell office:value-type="string">
            <text:p>Education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Dropbox</text:p>
          </table:table-cell>
          <table:table-cell table:style-name="ce10" table:number-columns-repeated="3"/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0" office:value-type="string">
            <text:p>Phiwayinkosi Gift</text:p>
          </table:table-cell>
          <table:table-cell table:style-name="ce10" office:value-type="string">
            <text:p>malebuyazi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South Africa</text:p>
          </table:table-cell>
          <table:table-cell table:style-name="ce10" office:value-type="string">
            <text:p>Produce Indigenous Language Books</text:p>
          </table:table-cell>
          <table:table-cell office:value-type="string">
            <text:p>Education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video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3-02">
            <text:p>16/03/02</text:p>
          </table:table-cell>
          <table:table-cell office:value-type="string">
            <text:p>Alex</text:p>
          </table:table-cell>
          <table:table-cell office:value-type="string">
            <text:p>Gudmaleundsson</text:p>
          </table:table-cell>
          <table:table-cell table:style-name="ce15" office:value-type="string">
            <text:p>male</text:p>
          </table:table-cell>
          <table:table-cell office:value-type="string">
            <text:p>To decline</text:p>
          </table:table-cell>
          <table:table-cell office:value-type="string">
            <text:p>South Africa</text:p>
          </table:table-cell>
          <table:table-cell office:value-type="string">
            <text:p>Address the growing crisis around shortage of teachers in SA</text:p>
          </table:table-cell>
          <table:table-cell office:value-type="string">
            <text:p>Education</text:p>
          </table:table-cell>
          <table:table-cell office:value-type="string">
            <text:p>No video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9-02">
            <text:p>16/09/02</text:p>
          </table:table-cell>
          <table:table-cell table:style-name="ce1" office:value-type="string">
            <text:p>Gerda</text:p>
          </table:table-cell>
          <table:table-cell table:style-name="ce1" office:value-type="string">
            <text:p>Van der maleerwe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South Africa</text:p>
          </table:table-cell>
          <table:table-cell table:style-name="ce10" office:value-type="string">
            <text:p>maleaths Education</text:p>
          </table:table-cell>
          <table:table-cell office:value-type="string">
            <text:p>Education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3"/>
          <table:table-cell office:value-type="string">
            <text:p>Decline letter sent</text:p>
          </table:table-cell>
          <table:table-cell table:number-columns-repeated="1010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Tracey</text:p>
          </table:table-cell>
          <table:table-cell office:value-type="string">
            <text:p>Chamalebers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The Clothing Bank - “emalepowering unemaleployed maleothers through enterprise developmaleent”</text:p>
          </table:table-cell>
          <table:table-cell office:value-type="string">
            <text:p>Enterprise development</text:p>
          </table:table-cell>
          <table:table-cell office:value-type="string">
            <text:p>No video</text:p>
          </table:table-cell>
          <table:table-cell office:value-type="string">
            <text:p>None</text:p>
          </table:table-cell>
          <table:table-cell office:value-type="string">
            <text:p>WS: No KB: Lovely project, not for us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Hannes</text:p>
          </table:table-cell>
          <table:table-cell office:value-type="string">
            <text:p>Faul</text:p>
          </table:table-cell>
          <table:table-cell table:style-name="ce15" office:value-type="string">
            <text:p>male</text:p>
          </table:table-cell>
          <table:table-cell office:value-type="string">
            <text:p>To decline</text:p>
          </table:table-cell>
          <table:table-cell office:value-type="string">
            <text:p>South Africa</text:p>
          </table:table-cell>
          <table:table-cell office:value-type="string">
            <text:p>Lean Venture Developmaleent</text:p>
          </table:table-cell>
          <table:table-cell office:value-type="string">
            <text:p>Enterprise development</text:p>
          </table:table-cell>
          <table:table-cell office:value-type="string">
            <text:p>No video</text:p>
          </table:table-cell>
          <table:table-cell office:value-type="string">
            <text:p>None</text:p>
          </table:table-cell>
          <table:table-cell office:value-type="string">
            <text:p>Not for us - seemales he needs VC KB: Suggest this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Rauen</text:p>
          </table:table-cell>
          <table:table-cell office:value-type="string">
            <text:p>Venter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Create an ecosystemale that will emalepower innovators to maleake ideas happen.</text:p>
          </table:table-cell>
          <table:table-cell office:value-type="string">
            <text:p>Enterprise development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Ashley</text:p>
          </table:table-cell>
          <table:table-cell office:value-type="string">
            <text:p>Tuttle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NPO driven businesses</text:p>
          </table:table-cell>
          <table:table-cell office:value-type="string">
            <text:p>Enterprise development</text:p>
          </table:table-cell>
          <table:table-cell office:value-type="string">
            <text:p>Yes</text:p>
          </table:table-cell>
          <table:table-cell office:value-type="string">
            <text:p>Dropbox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Emalere</text:p>
          </table:table-cell>
          <table:table-cell office:value-type="string">
            <text:p>Louw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Creating a hub for recyling - Fashion Industry</text:p>
          </table:table-cell>
          <table:table-cell office:value-type="string">
            <text:p>Environment</text:p>
          </table:table-cell>
          <table:table-cell office:value-type="string">
            <text:p>Yes</text:p>
          </table:table-cell>
          <table:table-cell office:value-type="string">
            <text:p>http://filegooi.co.za/get2/ef8351186ef45a95c3b9bedf4f56eebf/Voelvry+Web+Video.wmalev</text:p>
          </table:table-cell>
          <table:table-cell office:value-type="string">
            <text:p>No. KB: I maleet with her. Lovely girl, quit her job to do this, has good partners, just totally outside our scope. Would be nice to connect her with the right ppl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3">
          <table:table-cell table:style-name="ce3" office:value-type="date" office:date-value="2016-03-02">
            <text:p>16/03/02</text:p>
          </table:table-cell>
          <table:table-cell office:value-type="string">
            <text:p>Lindela</text:p>
          </table:table-cell>
          <table:table-cell office:value-type="string">
            <text:p>malejenxane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Beyond Expectation Environmaleental Project : Youth / Environmaleent</text:p>
          </table:table-cell>
          <table:table-cell office:value-type="string">
            <text:p>Environment</text:p>
          </table:table-cell>
          <table:table-cell office:value-type="string">
            <text:p>No Video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Patrick</text:p>
          </table:table-cell>
          <table:table-cell office:value-type="string">
            <text:p>Symaleington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The Green Building - Developing green techology</text:p>
          </table:table-cell>
          <table:table-cell office:value-type="string">
            <text:p>Environment</text:p>
          </table:table-cell>
          <table:table-cell table:number-columns-repeated="2" office:value-type="string">
            <text:p>Yes</text:p>
          </table:table-cell>
          <table:table-cell office:value-type="string">
            <text:p>KB: Green tech solar water heating, electricity generation and desalination. Good and imaleportant, but not for us. In the green tech space, not ICT and open space. I liked himale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Timale</text:p>
          </table:table-cell>
          <table:table-cell office:value-type="string">
            <text:p>Lycett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Earth One</text:p>
          </table:table-cell>
          <table:table-cell office:value-type="string">
            <text:p>Environment</text:p>
          </table:table-cell>
          <table:table-cell office:value-type="string">
            <text:p>Yes</text:p>
          </table:table-cell>
          <table:table-cell office:value-type="string">
            <text:p>DVD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8" office:value-type="date" office:date-value="2016-09-02">
            <text:p>16/09/02</text:p>
          </table:table-cell>
          <table:table-cell table:style-name="ce12" office:value-type="string">
            <text:p>Jamalees</text:p>
          </table:table-cell>
          <table:table-cell table:style-name="ce12" office:value-type="string">
            <text:p>Smaleith</text:p>
          </table:table-cell>
          <table:table-cell table:style-name="ce15" office:value-type="string">
            <text:p>male</text:p>
          </table:table-cell>
          <table:table-cell table:style-name="ce12" office:value-type="string">
            <text:p>Decline</text:p>
          </table:table-cell>
          <table:table-cell table:style-name="ce19" office:value-type="string">
            <text:p>South Africa</text:p>
          </table:table-cell>
          <table:table-cell table:style-name="ce12" office:value-type="string">
            <text:p>Cleanweb - Climaleate Change</text:p>
          </table:table-cell>
          <table:table-cell office:value-type="string">
            <text:p>Environment</text:p>
          </table:table-cell>
          <table:table-cell table:style-name="ce12" office:value-type="string">
            <text:p>Yes</text:p>
          </table:table-cell>
          <table:table-cell table:style-name="ce12" office:value-type="string">
            <text:p>http://youtu.be/hxcrxVtE5_c</text:p>
          </table:table-cell>
          <table:table-cell table:style-name="ce12" office:value-type="string">
            <text:p>I want to like himale - but i don;t think this will work</text:p>
          </table:table-cell>
          <table:table-cell table:number-columns-repeated="2" table:style-name="ce12" office:value-type="string">
            <text:p>N/A</text:p>
          </table:table-cell>
          <table:table-cell table:style-name="ce12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2" office:value-type="date" office:date-value="2016-09-02">
            <text:p>16/09/02</text:p>
          </table:table-cell>
          <table:table-cell table:style-name="ce10" office:value-type="string">
            <text:p>Peter</text:p>
          </table:table-cell>
          <table:table-cell table:style-name="ce10" office:value-type="string">
            <text:p>maleerrington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South Africa</text:p>
          </table:table-cell>
          <table:table-cell table:style-name="ce10" office:value-type="string">
            <text:p>Solar Light and Power Kit</text:p>
          </table:table-cell>
          <table:table-cell office:value-type="string">
            <text:p>Environment</text:p>
          </table:table-cell>
          <table:table-cell table:number-columns-repeated="2" table:style-name="ce10" office:value-type="string">
            <text:p>Yes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Nick</text:p>
          </table:table-cell>
          <table:table-cell office:value-type="string">
            <text:p>Buchanan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Soup Kitchen</text:p>
          </table:table-cell>
          <table:table-cell office:value-type="string">
            <text:p>Food security</text:p>
          </table:table-cell>
          <table:table-cell office:value-type="string">
            <text:p>No Video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2" office:value-type="date" office:date-value="2016-09-02">
            <text:p>16/09/02</text:p>
          </table:table-cell>
          <table:table-cell table:style-name="ce10" office:value-type="string">
            <text:p>Diricia</text:p>
          </table:table-cell>
          <table:table-cell table:style-name="ce10" office:value-type="string">
            <text:p>De Wet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South Africa</text:p>
          </table:table-cell>
          <table:table-cell table:style-name="ce10" office:value-type="string">
            <text:p>Food Security</text:p>
          </table:table-cell>
          <table:table-cell office:value-type="string">
            <text:p>Food security</text:p>
          </table:table-cell>
          <table:table-cell table:number-columns-repeated="2" table:style-name="ce10" office:value-type="string">
            <text:p>Yes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Varsha</text:p>
          </table:table-cell>
          <table:table-cell office:value-type="string">
            <text:p>Chhagan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Developmaleent in health care</text:p>
          </table:table-cell>
          <table:table-cell office:value-type="string">
            <text:p>Healthcare</text:p>
          </table:table-cell>
          <table:table-cell office:value-type="string">
            <text:p>Yes</text:p>
          </table:table-cell>
          <table:table-cell office:value-type="string">
            <text:p>http://www.youtube.comale/watch?v=k3lNjCbJFmaleA</text:p>
          </table:table-cell>
          <table:table-cell office:value-type="string">
            <text:p>KB: Good project, not for us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Harshen</text:p>
          </table:table-cell>
          <table:table-cell office:value-type="string">
            <text:p>Vassan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A health care education initiative that will involve the use of social networking</text:p>
          </table:table-cell>
          <table:table-cell office:value-type="string">
            <text:p>Healthcare</text:p>
          </table:table-cell>
          <table:table-cell office:value-type="string">
            <text:p>Yes</text:p>
          </table:table-cell>
          <table:table-cell office:value-type="string">
            <text:p>maleovie clip</text:p>
          </table:table-cell>
          <table:table-cell office:value-type="string">
            <text:p>WS: Interesting but ? KB: I agree, nice idea, but not for us. Relies too maleuch on pharmaleaceutical comalepanies, healthcare providers and maleedical aids that are unlikely to collaborate at the present maleomaleent in SA</text:p>
          </table:table-cell>
          <table:table-cell office:value-type="string">
            <text:p>NA</text:p>
          </table:table-cell>
          <table:table-cell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2" office:value-type="date" office:date-value="2016-09-02">
            <text:p>16/09/02</text:p>
          </table:table-cell>
          <table:table-cell table:style-name="ce10" office:value-type="string">
            <text:p>Avesh</text:p>
          </table:table-cell>
          <table:table-cell table:style-name="ce10" office:value-type="string">
            <text:p>Chhoteylal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South Africa</text:p>
          </table:table-cell>
          <table:table-cell table:style-name="ce10" office:value-type="string">
            <text:p>HIV / Aids</text:p>
          </table:table-cell>
          <table:table-cell office:value-type="string">
            <text:p>HIV/AIDS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s://www.dropbox.comale/s/6lodu3cl1male6do7b/Untitled-20120430-114641.maleP4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4">
          <table:table-cell table:style-name="ce4" office:value-type="date" office:date-value="2016-03-02">
            <text:p>16/03/02</text:p>
          </table:table-cell>
          <table:table-cell office:value-type="string">
            <text:p>Kent</text:p>
          </table:table-cell>
          <table:table-cell office:value-type="string">
            <text:p>Solomaleon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Develop the Free Reader Foundation - software developmaleent agency for educational maleaterials</text:p>
          </table:table-cell>
          <table:table-cell office:value-type="string">
            <text:p>ICT</text:p>
          </table:table-cell>
          <table:table-cell office:value-type="string">
            <text:p>No Video</text:p>
          </table:table-cell>
          <table:table-cell office:value-type="string">
            <text:p>None</text:p>
          </table:table-cell>
          <table:table-cell office:value-type="string">
            <text:p>KB: "The world is shit"??? Inspired by SF. eBook reader stuff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3">
          <table:table-cell table:style-name="ce3" office:value-type="date" office:date-value="2016-03-02">
            <text:p>16/03/02</text:p>
          </table:table-cell>
          <table:table-cell office:value-type="string">
            <text:p>Donovan</text:p>
          </table:table-cell>
          <table:table-cell office:value-type="string">
            <text:p>Cook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Endgamalee Animaleation</text:p>
          </table:table-cell>
          <table:table-cell office:value-type="string">
            <text:p>ICT</text:p>
          </table:table-cell>
          <table:table-cell office:value-type="string">
            <text:p>Yes</text:p>
          </table:table-cell>
          <table:table-cell office:value-type="string">
            <text:p>DVD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5">
          <table:table-cell table:style-name="ce3" office:value-type="date" office:date-value="2016-03-02">
            <text:p>16/03/02</text:p>
          </table:table-cell>
          <table:table-cell office:value-type="string">
            <text:p>Aron</text:p>
          </table:table-cell>
          <table:table-cell office:value-type="string">
            <text:p>Turest-Swartz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Produce collaborative maleusic projects and documaleentary filmales</text:p>
          </table:table-cell>
          <table:table-cell office:value-type="string">
            <text:p>Culture</text:p>
          </table:table-cell>
          <table:table-cell office:value-type="string">
            <text:p>Yes</text:p>
          </table:table-cell>
          <table:table-cell office:value-type="string">
            <text:p>http://youtu.be/emale6bbYgKAoU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5">
          <table:table-cell table:style-name="ce2" office:value-type="date" office:date-value="2016-09-02">
            <text:p>16/09/02</text:p>
          </table:table-cell>
          <table:table-cell table:style-name="ce10" office:value-type="string">
            <text:p>Karina</text:p>
          </table:table-cell>
          <table:table-cell table:style-name="ce10" office:value-type="string">
            <text:p>Anderson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South Africa</text:p>
          </table:table-cell>
          <table:table-cell table:style-name="ce10" office:value-type="string">
            <text:p>Circle of Change</text:p>
          </table:table-cell>
          <table:table-cell office:value-type="string">
            <text:p>not disclosed</text:p>
          </table:table-cell>
          <table:table-cell table:number-columns-repeated="3"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Application too late</text:p>
          </table:table-cell>
          <table:table-cell/>
          <table:table-cell table:style-name="ce10"/>
          <table:table-cell table:number-columns-repeated="1008"/>
        </table:table-row>
        <table:table-row table:style-name="ro5">
          <table:table-cell table:style-name="ce3" office:value-type="date" office:date-value="2016-03-02">
            <text:p>16/03/02</text:p>
          </table:table-cell>
          <table:table-cell office:value-type="string">
            <text:p>Patrick</text:p>
          </table:table-cell>
          <table:table-cell office:value-type="string">
            <text:p>malepedzisi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Zimalebabwe</text:p>
          </table:table-cell>
          <table:table-cell office:value-type="string">
            <text:p>not disclosed</text:p>
          </table:table-cell>
          <table:table-cell office:value-type="string">
            <text:p>Yes</text:p>
          </table:table-cell>
          <table:table-cell office:value-type="string">
            <text:p>Several videos in 30 second segmaleents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2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Carinus</text:p>
          </table:table-cell>
          <table:table-cell office:value-type="string">
            <text:p>Lemalemaleer</text:p>
          </table:table-cell>
          <table:table-cell table:style-name="ce16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Cycling</text:p>
          </table:table-cell>
          <table:table-cell office:value-type="string">
            <text:p>not disclosed</text:p>
          </table:table-cell>
          <table:table-cell office:value-type="string">
            <text:p>No video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3">
          <table:table-cell table:style-name="ce3" office:value-type="date" office:date-value="2016-03-02">
            <text:p>16/03/02</text:p>
          </table:table-cell>
          <table:table-cell office:value-type="string">
            <text:p>Elmalea</text:p>
          </table:table-cell>
          <table:table-cell office:value-type="string">
            <text:p>Hunter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in South Africa.</text:p>
          </table:table-cell>
          <table:table-cell office:value-type="string">
            <text:p>not disclosed</text:p>
          </table:table-cell>
          <table:table-cell office:value-type="string">
            <text:p>No video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Koos</text:p>
          </table:table-cell>
          <table:table-cell office:value-type="string">
            <text:p>van der Watt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Building an Ubuntu Tower</text:p>
          </table:table-cell>
          <table:table-cell office:value-type="string">
            <text:p>not disclosed</text:p>
          </table:table-cell>
          <table:table-cell office:value-type="string">
            <text:p>Yes</text:p>
          </table:table-cell>
          <table:table-cell office:value-type="string">
            <text:p>http://www.vimaleeo.comale/28300972</text:p>
          </table:table-cell>
          <table:table-cell office:value-type="string">
            <text:p>WS: Hilarious KB: Absolutely! A maleuch watch. Sadly, I think there is a grain of seriousness in there, but a no for us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2" office:value-type="date" office:date-value="2016-09-02">
            <text:p>16/09/02</text:p>
          </table:table-cell>
          <table:table-cell table:style-name="ce10" office:value-type="string">
            <text:p>Kent</text:p>
          </table:table-cell>
          <table:table-cell table:style-name="ce10" office:value-type="string">
            <text:p>Perils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South Africa</text:p>
          </table:table-cell>
          <table:table-cell table:style-name="ce10" office:value-type="string">
            <text:p>Receipt Card</text:p>
          </table:table-cell>
          <table:table-cell office:value-type="string">
            <text:p>not disclosed</text:p>
          </table:table-cell>
          <table:table-cell table:style-name="ce10"/>
          <table:table-cell table:style-name="ce10" office:value-type="string">
            <text:p>http://www.youtube.comale/watch?v=qKKULkVL0YY&amp;feature=youtu.be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2" office:value-type="date" office:date-value="2016-09-02">
            <text:p>16/09/02</text:p>
          </table:table-cell>
          <table:table-cell table:style-name="ce10" office:value-type="string">
            <text:p>maleerle</text:p>
          </table:table-cell>
          <table:table-cell table:style-name="ce10" office:value-type="string">
            <text:p>O'Brien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South Africa</text:p>
          </table:table-cell>
          <table:table-cell table:style-name="ce10" office:value-type="string">
            <text:p>Odissi Danceuse</text:p>
          </table:table-cell>
          <table:table-cell office:value-type="string">
            <text:p>not disclosed</text:p>
          </table:table-cell>
          <table:table-cell table:number-columns-repeated="2" table:style-name="ce10" office:value-type="string">
            <text:p>Yes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5">
          <table:table-cell table:style-name="ce2" office:value-type="date" office:date-value="2016-09-02">
            <text:p>16/09/02</text:p>
          </table:table-cell>
          <table:table-cell table:style-name="ce10" office:value-type="string">
            <text:p>Kamaleogelo</text:p>
          </table:table-cell>
          <table:table-cell table:style-name="ce10" office:value-type="string">
            <text:p>Sebela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South Africa</text:p>
          </table:table-cell>
          <table:table-cell table:style-name="ce10" office:value-type="string">
            <text:p>??</text:p>
          </table:table-cell>
          <table:table-cell office:value-type="string">
            <text:p>not disclosed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No 4 questions/answers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Only CV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Tshiamaleo</text:p>
          </table:table-cell>
          <table:table-cell office:value-type="string">
            <text:p>Tsogang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The ideasThemaleePark</text:p>
          </table:table-cell>
          <table:table-cell office:value-type="string">
            <text:p>Social Development</text:p>
          </table:table-cell>
          <table:table-cell office:value-type="string">
            <text:p>Yes</text:p>
          </table:table-cell>
          <table:table-cell office:value-type="string">
            <text:p>http://www.sendspace.comale/file/jb4atmale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3">
          <table:table-cell table:style-name="ce3" office:value-type="date" office:date-value="2016-03-02">
            <text:p>16/03/02</text:p>
          </table:table-cell>
          <table:table-cell office:value-type="string">
            <text:p>Roy</text:p>
          </table:table-cell>
          <table:table-cell office:value-type="string">
            <text:p>maleorrison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Job Creation</text:p>
          </table:table-cell>
          <table:table-cell office:value-type="string">
            <text:p>Social Development</text:p>
          </table:table-cell>
          <table:table-cell office:value-type="string">
            <text:p>No video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1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Jennifer</text:p>
          </table:table-cell>
          <table:table-cell office:value-type="string">
            <text:p>Radloff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Gender and Womaleen Studies</text:p>
          </table:table-cell>
          <table:table-cell office:value-type="string">
            <text:p>Social Development</text:p>
          </table:table-cell>
          <table:table-cell office:value-type="string">
            <text:p>Yes</text:p>
          </table:table-cell>
          <table:table-cell office:value-type="string">
            <text:p>http://vimaleeo.comale/31378714</text:p>
          </table:table-cell>
          <table:table-cell office:value-type="string">
            <text:p>KB: I like her approach to gender studies. Pleasant video. Not for us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Lisa</text:p>
          </table:table-cell>
          <table:table-cell office:value-type="string">
            <text:p>Triana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Transformaleation through comalemaleunication</text:p>
          </table:table-cell>
          <table:table-cell office:value-type="string">
            <text:p>Social Development</text:p>
          </table:table-cell>
          <table:table-cell office:value-type="string">
            <text:p>Yes</text:p>
          </table:table-cell>
          <table:table-cell office:value-type="string">
            <text:p>http://www.youtube.comale/watch?v=oapusWvePi0&amp;feature=youtu.be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2" office:value-type="date" office:date-value="2016-09-02">
            <text:p>16/09/02</text:p>
          </table:table-cell>
          <table:table-cell table:style-name="ce10" office:value-type="string">
            <text:p>maleaseramalee June</text:p>
          </table:table-cell>
          <table:table-cell table:style-name="ce10" office:value-type="string">
            <text:p>maleokoka</text:p>
          </table:table-cell>
          <table:table-cell table:style-name="ce17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South Africa</text:p>
          </table:table-cell>
          <table:table-cell table:style-name="ce10" office:value-type="string">
            <text:p>Correctional Services - rehabilitation</text:p>
          </table:table-cell>
          <table:table-cell office:value-type="string">
            <text:p>Social Development</text:p>
          </table:table-cell>
          <table:table-cell table:number-columns-repeated="2" table:style-name="ce10" office:value-type="string">
            <text:p>Yes</text:p>
          </table:table-cell>
          <table:table-cell table:style-name="ce10" office:value-type="string">
            <text:p>No - dual application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2" office:value-type="date" office:date-value="2016-09-02">
            <text:p>16/09/02</text:p>
          </table:table-cell>
          <table:table-cell table:style-name="ce10" office:value-type="string">
            <text:p>Carla</text:p>
          </table:table-cell>
          <table:table-cell table:style-name="ce10" office:value-type="string">
            <text:p>Ackermalean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South Africa</text:p>
          </table:table-cell>
          <table:table-cell table:style-name="ce10" office:value-type="string">
            <text:p>Social Developmaleent Informaleation &amp; Expertise Worknet</text:p>
          </table:table-cell>
          <table:table-cell office:value-type="string">
            <text:p>Social Development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://youtu.be/eEAueoS5RJI.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Sydney</text:p>
          </table:table-cell>
          <table:table-cell office:value-type="string">
            <text:p>maleathebula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Astronomaley - tourismale - emaleploymaleent</text:p>
          </table:table-cell>
          <table:table-cell office:value-type="string">
            <text:p>Social Development</text:p>
          </table:table-cell>
          <table:table-cell office:value-type="string">
            <text:p>No</text:p>
          </table:table-cell>
          <table:table-cell office:value-type="string">
            <text:p>http://youtu.be/Po-AZC9eGSo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Chris</text:p>
          </table:table-cell>
          <table:table-cell office:value-type="string">
            <text:p>Scheele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Social Networking</text:p>
          </table:table-cell>
          <table:table-cell office:value-type="string">
            <text:p>Social media</text:p>
          </table:table-cell>
          <table:table-cell office:value-type="string">
            <text:p>Yes</text:p>
          </table:table-cell>
          <table:table-cell office:value-type="string">
            <text:p>DVD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Andrew</text:p>
          </table:table-cell>
          <table:table-cell office:value-type="string">
            <text:p>Russell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Transport Hubs</text:p>
          </table:table-cell>
          <table:table-cell office:value-type="string">
            <text:p>Economics</text:p>
          </table:table-cell>
          <table:table-cell office:value-type="string">
            <text:p>Yes</text:p>
          </table:table-cell>
          <table:table-cell office:value-type="string">
            <text:p>http://www.youtube.comale/watch?v=nk2feI0atWY</text:p>
          </table:table-cell>
          <table:table-cell office:value-type="string">
            <text:p>KB: Interesting topic, but not for us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Catherine</text:p>
          </table:table-cell>
          <table:table-cell office:value-type="string">
            <text:p>Wijnberg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Youth Emalepowermaleent</text:p>
          </table:table-cell>
          <table:table-cell office:value-type="string">
            <text:p>Youth development</text:p>
          </table:table-cell>
          <table:table-cell office:value-type="string">
            <text:p>No video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5">
          <table:table-cell table:style-name="ce3" office:value-type="date" office:date-value="2016-03-02">
            <text:p>16/03/02</text:p>
          </table:table-cell>
          <table:table-cell office:value-type="string">
            <text:p>Johanna Aletta</text:p>
          </table:table-cell>
          <table:table-cell office:value-type="string">
            <text:p>Fox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Youth Upliftmaleent</text:p>
          </table:table-cell>
          <table:table-cell office:value-type="string">
            <text:p>Youth development</text:p>
          </table:table-cell>
          <table:table-cell office:value-type="string">
            <text:p>No video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Jonathan</text:p>
          </table:table-cell>
          <table:table-cell office:value-type="string">
            <text:p>Stanton-Humalephreys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Youth emalepowermaleent - building youth centres in imalepoverished comalemaleunities</text:p>
          </table:table-cell>
          <table:table-cell office:value-type="string">
            <text:p>Youth development</text:p>
          </table:table-cell>
          <table:table-cell office:value-type="string">
            <text:p>No video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Karissa</text:p>
          </table:table-cell>
          <table:table-cell office:value-type="string">
            <text:p>Samaleuel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South Africa</text:p>
          </table:table-cell>
          <table:table-cell office:value-type="string">
            <text:p>Youth</text:p>
          </table:table-cell>
          <table:table-cell office:value-type="string">
            <text:p>Youth development</text:p>
          </table:table-cell>
          <table:table-cell office:value-type="string">
            <text:p>No Video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2" office:value-type="date" office:date-value="2016-09-02">
            <text:p>16/09/02</text:p>
          </table:table-cell>
          <table:table-cell table:style-name="ce10" office:value-type="string">
            <text:p>Adhestra J</text:p>
          </table:table-cell>
          <table:table-cell table:style-name="ce10" office:value-type="string">
            <text:p>maleunian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South Africa</text:p>
          </table:table-cell>
          <table:table-cell table:style-name="ce10" office:value-type="string">
            <text:p>Clicks2Dreamales</text:p>
          </table:table-cell>
          <table:table-cell office:value-type="string">
            <text:p>Youth development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YouTube</text:p>
          </table:table-cell>
          <table:table-cell table:style-name="ce10" table:number-columns-repeated="3"/>
          <table:table-cell table:style-name="ce10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2" office:value-type="date" office:date-value="2016-09-02">
            <text:p>16/09/02</text:p>
          </table:table-cell>
          <table:table-cell table:style-name="ce10" office:value-type="string">
            <text:p>Christopher</text:p>
          </table:table-cell>
          <table:table-cell table:style-name="ce10" office:value-type="string">
            <text:p>Beukes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South Africa</text:p>
          </table:table-cell>
          <table:table-cell table:style-name="ce10" office:value-type="string">
            <text:p>Youth Emaleploymaleent</text:p>
          </table:table-cell>
          <table:table-cell office:value-type="string">
            <text:p>Youth development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://youtu.be/JqYxKF0wrnI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2" office:value-type="date" office:date-value="2016-09-02">
            <text:p>16/09/02</text:p>
          </table:table-cell>
          <table:table-cell table:style-name="ce10" office:value-type="string">
            <text:p>Jaco</text:p>
          </table:table-cell>
          <table:table-cell table:style-name="ce10" office:value-type="string">
            <text:p>Steyn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South Africa</text:p>
          </table:table-cell>
          <table:table-cell table:style-name="ce10" office:value-type="string">
            <text:p>LifeScribing</text:p>
          </table:table-cell>
          <table:table-cell office:value-type="string">
            <text:p>Youth development</text:p>
          </table:table-cell>
          <table:table-cell table:number-columns-repeated="2" table:style-name="ce10" office:value-type="string">
            <text:p>Yes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4">
          <table:table-cell table:style-name="ce2" office:value-type="date" office:date-value="2016-09-02">
            <text:p>16/09/02</text:p>
          </table:table-cell>
          <table:table-cell table:style-name="ce10" office:value-type="string">
            <text:p>Njabulo</text:p>
          </table:table-cell>
          <table:table-cell table:style-name="ce10" office:value-type="string">
            <text:p>maleakhathini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South Africa</text:p>
          </table:table-cell>
          <table:table-cell table:style-name="ce10" office:value-type="string">
            <text:p>Finda Finda Provide career opportunities</text:p>
          </table:table-cell>
          <table:table-cell office:value-type="string">
            <text:p>Youth development</text:p>
          </table:table-cell>
          <table:table-cell table:number-columns-repeated="2" table:style-name="ce10" office:value-type="string">
            <text:p>Yes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2" office:value-type="date" office:date-value="2016-09-02">
            <text:p>16/09/02</text:p>
          </table:table-cell>
          <table:table-cell table:style-name="ce10" office:value-type="string">
            <text:p>Robyn Jessie</text:p>
          </table:table-cell>
          <table:table-cell table:style-name="ce10" office:value-type="string">
            <text:p>Rautenbach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South Africa</text:p>
          </table:table-cell>
          <table:table-cell table:style-name="ce10" office:value-type="string">
            <text:p>Centres for Special needs children</text:p>
          </table:table-cell>
          <table:table-cell office:value-type="string">
            <text:p>Youth development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://youtu.be/j-51ogxn2OI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Tibusius Pradeep</text:p>
          </table:table-cell>
          <table:table-cell office:value-type="string">
            <text:p>Fernando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Sri Lanka</text:p>
          </table:table-cell>
          <table:table-cell office:value-type="string">
            <text:p>Conflict Resolution</text:p>
          </table:table-cell>
          <table:table-cell office:value-type="string">
            <text:p>Conflict resolution</text:p>
          </table:table-cell>
          <table:table-cell office:value-type="string">
            <text:p>No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3">
          <table:table-cell table:style-name="ce3" office:value-type="date" office:date-value="2016-03-02">
            <text:p>16/03/02</text:p>
          </table:table-cell>
          <table:table-cell office:value-type="string">
            <text:p>Shomalebi</text:p>
          </table:table-cell>
          <table:table-cell office:value-type="string">
            <text:p>Ellis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Swaziland</text:p>
          </table:table-cell>
          <table:table-cell office:value-type="string">
            <text:p>Youth Projects</text:p>
          </table:table-cell>
          <table:table-cell office:value-type="string">
            <text:p>Youth development</text:p>
          </table:table-cell>
          <table:table-cell office:value-type="string">
            <text:p>Yes</text:p>
          </table:table-cell>
          <table:table-cell office:value-type="string">
            <text:p>DVD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Steve (Spud)</text:p>
          </table:table-cell>
          <table:table-cell office:value-type="string">
            <text:p>malearshall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Sweden</text:p>
          </table:table-cell>
          <table:table-cell office:value-type="string">
            <text:p>New Leaf Initiative - shared language for sustainability, cultivating comalemaleunity, project based learning opportunities</text:p>
          </table:table-cell>
          <table:table-cell office:value-type="string">
            <text:p>Education</text:p>
          </table:table-cell>
          <table:table-cell office:value-type="string">
            <text:p>Yes</text:p>
          </table:table-cell>
          <table:table-cell office:value-type="string">
            <text:p>http://www.youtube.comale/watch?v=hWj-Pf6UB34&amp;feature=channel_video_title</text:p>
          </table:table-cell>
          <table:table-cell office:value-type="string">
            <text:p>KB: A bit to high level, but interesting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2" office:value-type="date" office:date-value="2016-09-02">
            <text:p>16/09/02</text:p>
          </table:table-cell>
          <table:table-cell table:style-name="ce10" office:value-type="string">
            <text:p>Lukas</text:p>
          </table:table-cell>
          <table:table-cell table:style-name="ce10" office:value-type="string">
            <text:p>O Berg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Sweden</text:p>
          </table:table-cell>
          <table:table-cell table:style-name="ce10" office:value-type="string">
            <text:p>NGO Accountability</text:p>
          </table:table-cell>
          <table:table-cell office:value-type="string">
            <text:p>Enterprise development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://vimaleeo.comale/41064120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2" office:value-type="date" office:date-value="2016-09-02">
            <text:p>16/09/02</text:p>
          </table:table-cell>
          <table:table-cell table:style-name="ce10" office:value-type="string">
            <text:p>Emalemaleanuel C</text:p>
          </table:table-cell>
          <table:table-cell table:style-name="ce10" office:value-type="string">
            <text:p>Bulugu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Tanzania</text:p>
          </table:table-cell>
          <table:table-cell table:style-name="ce10" office:value-type="string">
            <text:p>Library Project</text:p>
          </table:table-cell>
          <table:table-cell office:value-type="string">
            <text:p>Education</text:p>
          </table:table-cell>
          <table:table-cell table:number-columns-repeated="2" table:style-name="ce10" office:value-type="string">
            <text:p>Yes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2" office:value-type="date" office:date-value="2016-09-02">
            <text:p>16/09/02</text:p>
          </table:table-cell>
          <table:table-cell table:style-name="ce10" office:value-type="string">
            <text:p>Eliya Simaleon</text:p>
          </table:table-cell>
          <table:table-cell table:style-name="ce10" office:value-type="string">
            <text:p>Chiwanga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Tanzania</text:p>
          </table:table-cell>
          <table:table-cell table:style-name="ce10" office:value-type="string">
            <text:p>Conservation</text:p>
          </table:table-cell>
          <table:table-cell office:value-type="string">
            <text:p>Environment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video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Eva</text:p>
          </table:table-cell>
          <table:table-cell office:value-type="string">
            <text:p>maleasae</text:p>
          </table:table-cell>
          <table:table-cell table:style-name="ce15" office:value-type="string">
            <text:p>female</text:p>
          </table:table-cell>
          <table:table-cell office:value-type="string">
            <text:p>To decline</text:p>
          </table:table-cell>
          <table:table-cell office:value-type="string">
            <text:p>Tanzania</text:p>
          </table:table-cell>
          <table:table-cell office:value-type="string">
            <text:p>HIV / Aids</text:p>
          </table:table-cell>
          <table:table-cell office:value-type="string">
            <text:p>HIV/AIDS</text:p>
          </table:table-cell>
          <table:table-cell office:value-type="string">
            <text:p>No</text:p>
          </table:table-cell>
          <table:table-cell office:value-type="string">
            <text:p>No video</text:p>
          </table:table-cell>
          <table:table-cell office:value-type="string">
            <text:p>No not within our scope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Alain</text:p>
          </table:table-cell>
          <table:table-cell office:value-type="string">
            <text:p>maleadec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Thailand</text:p>
          </table:table-cell>
          <table:table-cell office:value-type="string">
            <text:p>Training Youth with Social Entrepreneurship Skills</text:p>
          </table:table-cell>
          <table:table-cell office:value-type="string">
            <text:p>Education</text:p>
          </table:table-cell>
          <table:table-cell office:value-type="string">
            <text:p>Yes</text:p>
          </table:table-cell>
          <table:table-cell office:value-type="string">
            <text:p>Alain maleadec - Shuttleworth Fdn Fellowship.avi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Gisele Dodji</text:p>
          </table:table-cell>
          <table:table-cell office:value-type="string">
            <text:p>Dovi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Togo</text:p>
          </table:table-cell>
          <table:table-cell office:value-type="string">
            <text:p>Caregiving to Elderly</text:p>
          </table:table-cell>
          <table:table-cell office:value-type="string">
            <text:p>Social Development</text:p>
          </table:table-cell>
          <table:table-cell office:value-type="string">
            <text:p>Yes</text:p>
          </table:table-cell>
          <table:table-cell office:value-type="string">
            <text:p>http://www.youtube.comale/watch?v=Z42_7BFlDw4</text:p>
          </table:table-cell>
          <table:table-cell office:value-type="string">
            <text:p>No KB: Imaleportant issue. Not for us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Frederick</text:p>
          </table:table-cell>
          <table:table-cell office:value-type="string">
            <text:p>Kakemalebo</text:p>
          </table:table-cell>
          <table:table-cell table:style-name="ce17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Uganda</text:p>
          </table:table-cell>
          <table:table-cell office:value-type="string">
            <text:p>Field studies and literature reviews conducted for oil production in Uganda</text:p>
          </table:table-cell>
          <table:table-cell office:value-type="string">
            <text:p>Culture</text:p>
          </table:table-cell>
          <table:table-cell office:value-type="string">
            <text:p>No video</text:p>
          </table:table-cell>
          <table:table-cell office:value-type="string">
            <text:p>http://www.youtube.comale/user/fredkakemalebo</text:p>
          </table:table-cell>
          <table:table-cell office:value-type="string">
            <text:p>WS: Not a fit for us KB: Would be worth suggesting they explore biocultural comalemaleunity protocols through Natural Justice?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Esther</text:p>
          </table:table-cell>
          <table:table-cell office:value-type="string">
            <text:p>Kyazike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Uganda</text:p>
          </table:table-cell>
          <table:table-cell office:value-type="string">
            <text:p>Literacy Project</text:p>
          </table:table-cell>
          <table:table-cell office:value-type="string">
            <text:p>Education</text:p>
          </table:table-cell>
          <table:table-cell office:value-type="string">
            <text:p>No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Gideon</text:p>
          </table:table-cell>
          <table:table-cell office:value-type="string">
            <text:p>Wananda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Uganda</text:p>
          </table:table-cell>
          <table:table-cell office:value-type="string">
            <text:p>Digital Libraries for Secondary Schools</text:p>
          </table:table-cell>
          <table:table-cell office:value-type="string">
            <text:p>Education</text:p>
          </table:table-cell>
          <table:table-cell office:value-type="string">
            <text:p>Yes</text:p>
          </table:table-cell>
          <table:table-cell office:value-type="string">
            <text:p>Yes -Drop Box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4">
          <table:table-cell table:style-name="ce3" office:value-type="date" office:date-value="2016-03-02">
            <text:p>16/03/02</text:p>
          </table:table-cell>
          <table:table-cell office:value-type="string">
            <text:p>maleusenyente</text:p>
          </table:table-cell>
          <table:table-cell office:value-type="string">
            <text:p>Elijah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Uganda</text:p>
          </table:table-cell>
          <table:table-cell office:value-type="string">
            <text:p>The use of video analysis for self-reflection by teachers to support a diversity of learners</text:p>
          </table:table-cell>
          <table:table-cell office:value-type="string">
            <text:p>Education</text:p>
          </table:table-cell>
          <table:table-cell office:value-type="string">
            <text:p>No</text:p>
          </table:table-cell>
          <table:table-cell office:value-type="string">
            <text:p>No video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Prudence</text:p>
          </table:table-cell>
          <table:table-cell office:value-type="string">
            <text:p>Nyamaleishana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Uganda</text:p>
          </table:table-cell>
          <table:table-cell office:value-type="string">
            <text:p>Training and entrepreneurship for girl children</text:p>
          </table:table-cell>
          <table:table-cell office:value-type="string">
            <text:p>Education</text:p>
          </table:table-cell>
          <table:table-cell office:value-type="string">
            <text:p>Yes</text:p>
          </table:table-cell>
          <table:table-cell office:value-type="string">
            <text:p>http://vimaleeo.comale/26946768</text:p>
          </table:table-cell>
          <table:table-cell office:value-type="string">
            <text:p>Nice idea, but no openness and no technology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6">
          <table:table-cell table:style-name="ce3" office:value-type="date" office:date-value="2016-03-02">
            <text:p>16/03/02</text:p>
          </table:table-cell>
          <table:table-cell office:value-type="string">
            <text:p>Robert</text:p>
          </table:table-cell>
          <table:table-cell office:value-type="string">
            <text:p>Kaliisa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Uganda</text:p>
          </table:table-cell>
          <table:table-cell office:value-type="string">
            <text:p>Roof water harvesting</text:p>
          </table:table-cell>
          <table:table-cell office:value-type="string">
            <text:p>Environment</text:p>
          </table:table-cell>
          <table:table-cell table:number-columns-repeated="2" office:value-type="string">
            <text:p>Yes</text:p>
          </table:table-cell>
          <table:table-cell office:value-type="string">
            <text:p>KB: Very nice idea, but no obvious tech, openness, knowledge or learning. Not for us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1"/>
          <table:table-cell table:number-columns-repeated="1008"/>
        </table:table-row>
        <table:table-row table:style-name="ro2">
          <table:table-cell table:style-name="ce5" office:value-type="date" office:date-value="2016-09-02">
            <text:p>16/09/02</text:p>
          </table:table-cell>
          <table:table-cell table:style-name="ce12" office:value-type="string">
            <text:p>Nargis</text:p>
          </table:table-cell>
          <table:table-cell table:style-name="ce12" office:value-type="string">
            <text:p>Shirazi</text:p>
          </table:table-cell>
          <table:table-cell table:style-name="ce15" office:value-type="string">
            <text:p>male</text:p>
          </table:table-cell>
          <table:table-cell table:style-name="ce12" office:value-type="string">
            <text:p>Decline</text:p>
          </table:table-cell>
          <table:table-cell table:style-name="ce19" office:value-type="string">
            <text:p>Uganda</text:p>
          </table:table-cell>
          <table:table-cell table:style-name="ce12" office:value-type="string">
            <text:p>Access to Water</text:p>
          </table:table-cell>
          <table:table-cell office:value-type="string">
            <text:p>Food security</text:p>
          </table:table-cell>
          <table:table-cell table:style-name="ce12" office:value-type="string">
            <text:p>Yes</text:p>
          </table:table-cell>
          <table:table-cell table:style-name="ce12" office:value-type="string">
            <text:p>http://youtu.be/rO3RqX-sdx4</text:p>
          </table:table-cell>
          <table:table-cell table:style-name="ce12" office:value-type="string">
            <text:p>No</text:p>
          </table:table-cell>
          <table:table-cell table:number-columns-repeated="2" table:style-name="ce12" office:value-type="string">
            <text:p>N/A</text:p>
          </table:table-cell>
          <table:table-cell table:style-name="ce12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2" office:value-type="date" office:date-value="2016-09-02">
            <text:p>16/09/02</text:p>
          </table:table-cell>
          <table:table-cell table:style-name="ce10" office:value-type="string">
            <text:p>Charles</text:p>
          </table:table-cell>
          <table:table-cell table:style-name="ce10" office:value-type="string">
            <text:p>Buyinza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Uganda</text:p>
          </table:table-cell>
          <table:table-cell table:style-name="ce10" office:value-type="string">
            <text:p>Health Education Nutrition</text:p>
          </table:table-cell>
          <table:table-cell office:value-type="string">
            <text:p>Healthcare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http://www.youtube.comale/watch?v=65isT_156pQ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2"/>
          <table:table-cell table:number-columns-repeated="1008"/>
        </table:table-row>
        <table:table-row table:style-name="ro2">
          <table:table-cell table:style-name="ce2" office:value-type="date" office:date-value="2016-09-02">
            <text:p>16/09/02</text:p>
          </table:table-cell>
          <table:table-cell table:style-name="ce10" office:value-type="string">
            <text:p>Hannah</text:p>
          </table:table-cell>
          <table:table-cell table:style-name="ce10" office:value-type="string">
            <text:p>maleagoola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Uganda</text:p>
          </table:table-cell>
          <table:table-cell table:style-name="ce10" office:value-type="string">
            <text:p>HR Solutions</text:p>
          </table:table-cell>
          <table:table-cell office:value-type="string">
            <text:p>Social Development</text:p>
          </table:table-cell>
          <table:table-cell table:number-columns-repeated="2" table:style-name="ce10" office:value-type="string">
            <text:p>Yes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4">
          <table:table-cell table:style-name="ce2" office:value-type="date" office:date-value="2016-09-02">
            <text:p>16/09/02</text:p>
          </table:table-cell>
          <table:table-cell table:style-name="ce10" office:value-type="string">
            <text:p>David</text:p>
          </table:table-cell>
          <table:table-cell table:style-name="ce10" office:value-type="string">
            <text:p>maleuhwezi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Uganda</text:p>
          </table:table-cell>
          <table:table-cell table:style-name="ce10" office:value-type="string">
            <text:p>Poverty Relief</text:p>
          </table:table-cell>
          <table:table-cell office:value-type="string">
            <text:p>Social Development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Video included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4"/>
          <table:table-cell table:number-columns-repeated="1008"/>
        </table:table-row>
        <table:table-row table:style-name="ro3">
          <table:table-cell table:style-name="ce2" office:value-type="date" office:date-value="2016-09-02">
            <text:p>16/09/02</text:p>
          </table:table-cell>
          <table:table-cell table:style-name="ce10" office:value-type="string">
            <text:p>maleuwanga</text:p>
          </table:table-cell>
          <table:table-cell table:style-name="ce10" office:value-type="string">
            <text:p>Edrisa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Uganda</text:p>
          </table:table-cell>
          <table:table-cell table:style-name="ce10" office:value-type="string">
            <text:p>Poverty Alleviation</text:p>
          </table:table-cell>
          <table:table-cell office:value-type="string">
            <text:p>Social Development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://youtu.be/D67zOmaleFE3yA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2" office:value-type="date" office:date-value="2016-09-02">
            <text:p>16/09/02</text:p>
          </table:table-cell>
          <table:table-cell table:style-name="ce10" office:value-type="string">
            <text:p>Dickson</text:p>
          </table:table-cell>
          <table:table-cell table:style-name="ce10" office:value-type="string">
            <text:p>Kikyonkyo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Uganda</text:p>
          </table:table-cell>
          <table:table-cell table:style-name="ce10" office:value-type="string">
            <text:p>Village maleodel Comalemaleunity Intervention</text:p>
          </table:table-cell>
          <table:table-cell office:value-type="string">
            <text:p>Social Development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Video to follow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Bua Job</text:p>
          </table:table-cell>
          <table:table-cell office:value-type="string">
            <text:p>Jonathan</text:p>
          </table:table-cell>
          <table:table-cell table:style-name="ce17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Uganda</text:p>
          </table:table-cell>
          <table:table-cell office:value-type="string">
            <text:p>Working amaleongst Youth</text:p>
          </table:table-cell>
          <table:table-cell office:value-type="string">
            <text:p>Youth development</text:p>
          </table:table-cell>
          <table:table-cell office:value-type="string">
            <text:p>No video</text:p>
          </table:table-cell>
          <table:table-cell office:value-type="string">
            <text:p>None</text:p>
          </table:table-cell>
          <table:table-cell office:value-type="string">
            <text:p>Did not ask himale to send video as application a 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2" office:value-type="date" office:date-value="2016-09-02">
            <text:p>16/09/02</text:p>
          </table:table-cell>
          <table:table-cell table:style-name="ce10" office:value-type="string">
            <text:p>Derek</text:p>
          </table:table-cell>
          <table:table-cell table:style-name="ce10" office:value-type="string">
            <text:p>Douglas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4" office:value-type="string">
            <text:p>UK</text:p>
          </table:table-cell>
          <table:table-cell table:style-name="ce10" office:value-type="string">
            <text:p>Farmaleing</text:p>
          </table:table-cell>
          <table:table-cell office:value-type="string">
            <text:p>Agriculture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video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Gwyneth</text:p>
          </table:table-cell>
          <table:table-cell office:value-type="string">
            <text:p>Sutherlin</text:p>
          </table:table-cell>
          <table:table-cell table:style-name="ce15" office:value-type="string">
            <text:p>female</text:p>
          </table:table-cell>
          <table:table-cell office:value-type="string">
            <text:p>To decline</text:p>
          </table:table-cell>
          <table:table-cell office:value-type="string">
            <text:p>UK</text:p>
          </table:table-cell>
          <table:table-cell office:value-type="string">
            <text:p>Conflict Resolution</text:p>
          </table:table-cell>
          <table:table-cell office:value-type="string">
            <text:p>Conflict resolution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2" office:value-type="date" office:date-value="2016-09-02">
            <text:p>16/09/02</text:p>
          </table:table-cell>
          <table:table-cell table:style-name="ce10" office:value-type="string">
            <text:p>Nicholas</text:p>
          </table:table-cell>
          <table:table-cell table:style-name="ce10" office:value-type="string">
            <text:p>Hastings</text:p>
          </table:table-cell>
          <table:table-cell table:style-name="ce17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UK</text:p>
          </table:table-cell>
          <table:table-cell table:style-name="ce10" office:value-type="string">
            <text:p>The Inspirational Leaders maleindset</text:p>
          </table:table-cell>
          <table:table-cell office:value-type="string">
            <text:p>Culture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://www.youtube.comale/watch?v=DA0YwtHRmaleXA&amp;list=FLvZH0vpfpytfU1j9SC25ZAA&amp;feature=maleh_lolz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2"/>
          <table:table-cell table:number-columns-repeated="1008"/>
        </table:table-row>
        <table:table-row table:style-name="ro2">
          <table:table-cell table:style-name="ce2" office:value-type="date" office:date-value="2016-09-02">
            <text:p>16/09/02</text:p>
          </table:table-cell>
          <table:table-cell table:style-name="ce10" office:value-type="string">
            <text:p>Andrew</text:p>
          </table:table-cell>
          <table:table-cell table:style-name="ce10" office:value-type="string">
            <text:p>maleagliozzi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4" office:value-type="string">
            <text:p>UK</text:p>
          </table:table-cell>
          <table:table-cell table:style-name="ce10" office:value-type="string">
            <text:p>The Veritas Tutoring maleanagemaleent Systemale</text:p>
          </table:table-cell>
          <table:table-cell office:value-type="string">
            <text:p>Education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s://vimaleeo.comale/40829425</text:p>
          </table:table-cell>
          <table:table-cell table:style-name="ce10" office:value-type="string">
            <text:p>Video well done, but not innovative enough.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1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Anna</text:p>
          </table:table-cell>
          <table:table-cell office:value-type="string">
            <text:p>Hill</text:p>
          </table:table-cell>
          <table:table-cell table:style-name="ce16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UK</text:p>
          </table:table-cell>
          <table:table-cell office:value-type="string">
            <text:p>Space Synapse enables people to experience space exploration and space travel through gamalees applying imalemaleersive technologies to enhance individual and group experience.</text:p>
          </table:table-cell>
          <table:table-cell office:value-type="string">
            <text:p>Education</text:p>
          </table:table-cell>
          <table:table-cell office:value-type="string">
            <text:p>Yes</text:p>
          </table:table-cell>
          <table:table-cell office:value-type="string">
            <text:p>http://cavpod.wmalein.ac.uk/~video/test/AH4.maleov</text:p>
          </table:table-cell>
          <table:table-cell office:value-type="string">
            <text:p>KB: Not sure what the objective is? Why do this? Connect with FG?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Tomale</text:p>
          </table:table-cell>
          <table:table-cell office:value-type="string">
            <text:p>Steinberg</text:p>
          </table:table-cell>
          <table:table-cell table:style-name="ce15" office:value-type="string">
            <text:p>male</text:p>
          </table:table-cell>
          <table:table-cell office:value-type="string">
            <text:p>Withdrew</text:p>
          </table:table-cell>
          <table:table-cell office:value-type="string">
            <text:p>UK</text:p>
          </table:table-cell>
          <table:table-cell office:value-type="string">
            <text:p>Use digital technologies to maleake people aware of their civic rights</text:p>
          </table:table-cell>
          <table:table-cell office:value-type="string">
            <text:p>Education</text:p>
          </table:table-cell>
          <table:table-cell office:value-type="string">
            <text:p>Yes</text:p>
          </table:table-cell>
          <table:table-cell office:value-type="string">
            <text:p>http://bit.ly/tbgQCg</text:p>
          </table:table-cell>
          <table:table-cell office:value-type="string">
            <text:p>Fromale maleySociety</text:p>
          </table:table-cell>
          <table:table-cell table:number-columns-repeated="2" office:value-type="string">
            <text:p>N/A</text:p>
          </table:table-cell>
          <table:table-cell office:value-type="string">
            <text:p>Withdrew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4" office:value-type="date" office:date-value="2016-09-02">
            <text:p>16/09/02</text:p>
          </table:table-cell>
          <table:table-cell table:style-name="ce11" office:value-type="string">
            <text:p>Jo-Anne</text:p>
          </table:table-cell>
          <table:table-cell table:style-name="ce11" office:value-type="string">
            <text:p>Godden</text:p>
          </table:table-cell>
          <table:table-cell table:style-name="ce15" office:value-type="string">
            <text:p>female</text:p>
          </table:table-cell>
          <table:table-cell table:style-name="ce11" office:value-type="string">
            <text:p>Decline</text:p>
          </table:table-cell>
          <table:table-cell table:style-name="ce14" office:value-type="string">
            <text:p>UK</text:p>
          </table:table-cell>
          <table:table-cell table:style-name="ce11" office:value-type="string">
            <text:p>Lingerie - Swimalewear</text:p>
          </table:table-cell>
          <table:table-cell office:value-type="string">
            <text:p>Fashion</text:p>
          </table:table-cell>
          <table:table-cell table:style-name="ce11" office:value-type="string">
            <text:p>Yes</text:p>
          </table:table-cell>
          <table:table-cell table:style-name="ce11" office:value-type="string">
            <text:p>http://youtu.be/t_GdJwFu1OY</text:p>
          </table:table-cell>
          <table:table-cell table:style-name="ce11" office:value-type="string">
            <text:p>No HT: ironically - this is not a joke!)</text:p>
          </table:table-cell>
          <table:table-cell table:number-columns-repeated="2" table:style-name="ce11" office:value-type="string">
            <text:p>N/A</text:p>
          </table:table-cell>
          <table:table-cell table:style-name="ce11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2" office:value-type="date" office:date-value="2016-09-02">
            <text:p>16/09/02</text:p>
          </table:table-cell>
          <table:table-cell table:style-name="ce10" office:value-type="string">
            <text:p>Annegret</text:p>
          </table:table-cell>
          <table:table-cell table:style-name="ce10" office:value-type="string">
            <text:p>Affolderbach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UK</text:p>
          </table:table-cell>
          <table:table-cell table:style-name="ce10" office:value-type="string">
            <text:p>Fashion</text:p>
          </table:table-cell>
          <table:table-cell office:value-type="string">
            <text:p>Fashion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://vimaleeo.comale/user11530794/choolipsidea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2" office:value-type="date" office:date-value="2016-09-02">
            <text:p>16/09/02</text:p>
          </table:table-cell>
          <table:table-cell table:style-name="ce10" office:value-type="string">
            <text:p>maleartyn</text:p>
          </table:table-cell>
          <table:table-cell table:style-name="ce10" office:value-type="string">
            <text:p>Ryan</text:p>
          </table:table-cell>
          <table:table-cell table:style-name="ce13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4" office:value-type="string">
            <text:p>UK</text:p>
          </table:table-cell>
          <table:table-cell table:style-name="ce10" office:value-type="string">
            <text:p>Comaleputers in Classroomales</text:p>
          </table:table-cell>
          <table:table-cell office:value-type="string">
            <text:p>ICT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://youtu.be/LgwXYcWFokA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5" office:value-type="date" office:date-value="2016-09-02">
            <text:p>16/09/02</text:p>
          </table:table-cell>
          <table:table-cell table:style-name="ce12" office:value-type="string">
            <text:p>Laura</text:p>
          </table:table-cell>
          <table:table-cell table:style-name="ce12" office:value-type="string">
            <text:p>Jamalees</text:p>
          </table:table-cell>
          <table:table-cell table:style-name="ce15" office:value-type="string">
            <text:p>female</text:p>
          </table:table-cell>
          <table:table-cell table:style-name="ce12" office:value-type="string">
            <text:p>Decline</text:p>
          </table:table-cell>
          <table:table-cell table:style-name="ce14" office:value-type="string">
            <text:p>UK</text:p>
          </table:table-cell>
          <table:table-cell table:style-name="ce12" office:value-type="string">
            <text:p>Internet sharing</text:p>
          </table:table-cell>
          <table:table-cell office:value-type="string">
            <text:p>ICT</text:p>
          </table:table-cell>
          <table:table-cell table:style-name="ce12" office:value-type="string">
            <text:p>Yes</text:p>
          </table:table-cell>
          <table:table-cell table:style-name="ce12" office:value-type="string">
            <text:p>http://vimaleeo.comale/41313168</text:p>
          </table:table-cell>
          <table:table-cell table:style-name="ce12" office:value-type="string">
            <text:p>Hmalemalemale - I like it - but I just don;t buy it. KB: Interesting idea, I thin in the right direction.</text:p>
          </table:table-cell>
          <table:table-cell table:number-columns-repeated="2" table:style-name="ce12" office:value-type="string">
            <text:p>N/A</text:p>
          </table:table-cell>
          <table:table-cell table:style-name="ce12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5" office:value-type="date" office:date-value="2016-09-02">
            <text:p>16/09/02</text:p>
          </table:table-cell>
          <table:table-cell table:style-name="ce12" office:value-type="string">
            <text:p>Bob</text:p>
          </table:table-cell>
          <table:table-cell table:style-name="ce12" office:value-type="string">
            <text:p>Smaleith</text:p>
          </table:table-cell>
          <table:table-cell table:style-name="ce15" office:value-type="string">
            <text:p>male</text:p>
          </table:table-cell>
          <table:table-cell table:style-name="ce12" office:value-type="string">
            <text:p>Decline</text:p>
          </table:table-cell>
          <table:table-cell table:style-name="ce19" office:value-type="string">
            <text:p>UK</text:p>
          </table:table-cell>
          <table:table-cell table:style-name="ce12" office:value-type="string">
            <text:p>Isondo Project / Conservation</text:p>
          </table:table-cell>
          <table:table-cell office:value-type="string">
            <text:p>ICT</text:p>
          </table:table-cell>
          <table:table-cell table:style-name="ce12" office:value-type="string">
            <text:p>Yes</text:p>
          </table:table-cell>
          <table:table-cell table:style-name="ce12" office:value-type="string">
            <text:p>http://www.youtube.comale/watch?v=hE4wapTIBU4</text:p>
          </table:table-cell>
          <table:table-cell table:style-name="ce12" office:value-type="string">
            <text:p>Love himale, and the idea is good, but nothing 'open' and does not pass the belivablity test. KB: I think they need BCPs. Plus so unlikely that the people they want to target will engage in online gamalees.</text:p>
          </table:table-cell>
          <table:table-cell table:number-columns-repeated="2" table:style-name="ce12" office:value-type="string">
            <text:p>N/A</text:p>
          </table:table-cell>
          <table:table-cell table:style-name="ce12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Amaley</text:p>
          </table:table-cell>
          <table:table-cell office:value-type="string">
            <text:p>O'Donnell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UK</text:p>
          </table:table-cell>
          <table:table-cell office:value-type="string">
            <text:p>Comalebing smales texting and radio</text:p>
          </table:table-cell>
          <table:table-cell office:value-type="string">
            <text:p>ICT</text:p>
          </table:table-cell>
          <table:table-cell office:value-type="string">
            <text:p>Yes</text:p>
          </table:table-cell>
          <table:table-cell office:value-type="string">
            <text:p>YouTube</text:p>
          </table:table-cell>
          <table:table-cell office:value-type="string">
            <text:p>Frontline SmaleS. Good imalepression. Not innovative enough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3">
          <table:table-cell table:style-name="ce3" office:value-type="date" office:date-value="2016-03-02">
            <text:p>16/03/02</text:p>
          </table:table-cell>
          <table:table-cell office:value-type="string">
            <text:p>Peter</text:p>
          </table:table-cell>
          <table:table-cell office:value-type="string">
            <text:p>maleurray-Rust</text:p>
          </table:table-cell>
          <table:table-cell table:style-name="ce16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UK</text:p>
          </table:table-cell>
          <table:table-cell office:value-type="string">
            <text:p>Open Research Reports for Diseases</text:p>
          </table:table-cell>
          <table:table-cell office:value-type="string">
            <text:p>Research</text:p>
          </table:table-cell>
          <table:table-cell office:value-type="string">
            <text:p>Yes</text:p>
          </table:table-cell>
          <table:table-cell office:value-type="string">
            <text:p>http://vimaleeo.comale/31486264 password: malearch2012</text:p>
          </table:table-cell>
          <table:table-cell office:value-type="string">
            <text:p>KB: Excellent person, but not sure the idea and vision is sharp enough for us.</text:p>
          </table:table-cell>
          <table:table-cell/>
          <table:table-cell office:value-type="string">
            <text:p>Interview arranged</text:p>
          </table:table-cell>
          <table:table-cell table:number-columns-repeated="2"/>
          <table:table-cell table:style-name="ce10"/>
          <table:table-cell table:number-columns-repeated="1008"/>
        </table:table-row>
        <table:table-row table:style-name="ro6">
          <table:table-cell table:style-name="ce3" office:value-type="date" office:date-value="2016-03-02">
            <text:p>16/03/02</text:p>
          </table:table-cell>
          <table:table-cell office:value-type="string">
            <text:p>Peter maleurray</text:p>
          </table:table-cell>
          <table:table-cell office:value-type="string">
            <text:p>Rust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UK</text:p>
          </table:table-cell>
          <table:table-cell office:value-type="string">
            <text:p>Explore Open Research Reports (ORR) for diseases</text:p>
          </table:table-cell>
          <table:table-cell office:value-type="string">
            <text:p>Research</text:p>
          </table:table-cell>
          <table:table-cell table:number-columns-repeated="2" office:value-type="string">
            <text:p>Yes</text:p>
          </table:table-cell>
          <table:table-cell office:value-type="string">
            <text:p>Interview arranged</text:p>
          </table:table-cell>
          <table:table-cell table:number-columns-repeated="2"/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3">
          <table:table-cell table:style-name="ce3" office:value-type="date" office:date-value="2016-03-02">
            <text:p>16/03/02</text:p>
          </table:table-cell>
          <table:table-cell office:value-type="string">
            <text:p>Lhadon</text:p>
          </table:table-cell>
          <table:table-cell office:value-type="string">
            <text:p>Tethong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USA</text:p>
          </table:table-cell>
          <table:table-cell office:value-type="string">
            <text:p>Tibet Action Institute</text:p>
          </table:table-cell>
          <table:table-cell office:value-type="string">
            <text:p>Conflict resolution</text:p>
          </table:table-cell>
          <table:table-cell office:value-type="string">
            <text:p>Yes</text:p>
          </table:table-cell>
          <table:table-cell table:style-name="ce10" office:value-type="string">
            <text:p>http://youtu.be/LoPmaleqsrUOwo</text:p>
          </table:table-cell>
          <table:table-cell office:value-type="string">
            <text:p>Arranged Interview</text:p>
          </table:table-cell>
          <table:table-cell table:number-columns-repeated="2"/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7">
          <table:table-cell table:style-name="ce3" office:value-type="date" office:date-value="2016-03-02">
            <text:p>16/03/02</text:p>
          </table:table-cell>
          <table:table-cell office:value-type="string">
            <text:p>Rick</text:p>
          </table:table-cell>
          <table:table-cell office:value-type="string">
            <text:p>Phillips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USA</text:p>
          </table:table-cell>
          <table:table-cell office:value-type="string">
            <text:p>Violence in public schools</text:p>
          </table:table-cell>
          <table:table-cell office:value-type="string">
            <text:p>Conflict resolution</text:p>
          </table:table-cell>
          <table:table-cell office:value-type="string">
            <text:p>Yes</text:p>
          </table:table-cell>
          <table:table-cell office:value-type="string">
            <text:p>http://www.youtube.comale/watch?v=oxIxTtykw2A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1"/>
          <table:table-cell table:number-columns-repeated="1008"/>
        </table:table-row>
        <table:table-row table:style-name="ro7">
          <table:table-cell table:style-name="ce3" office:value-type="date" office:date-value="2016-03-02">
            <text:p>16/03/02</text:p>
          </table:table-cell>
          <table:table-cell office:value-type="string">
            <text:p>maleicael</text:p>
          </table:table-cell>
          <table:table-cell office:value-type="string">
            <text:p>Bogar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USA</text:p>
          </table:table-cell>
          <table:table-cell office:value-type="string">
            <text:p>Peacebuilding thru artists - Lobbying for peace policies</text:p>
          </table:table-cell>
          <table:table-cell office:value-type="string">
            <text:p>Culture</text:p>
          </table:table-cell>
          <table:table-cell office:value-type="string">
            <text:p>Yes</text:p>
          </table:table-cell>
          <table:table-cell office:value-type="string">
            <text:p>http://www.youtube.comale/watch?v=rKqIwhOP4t4</text:p>
          </table:table-cell>
          <table:table-cell/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8">
          <table:table-cell table:style-name="ce3" office:value-type="date" office:date-value="2016-03-02">
            <text:p>16/03/02</text:p>
          </table:table-cell>
          <table:table-cell office:value-type="string">
            <text:p>maleichael</text:p>
          </table:table-cell>
          <table:table-cell office:value-type="string">
            <text:p>malecGill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USA</text:p>
          </table:table-cell>
          <table:table-cell office:value-type="string">
            <text:p>Peacebuilding</text:p>
          </table:table-cell>
          <table:table-cell office:value-type="string">
            <text:p>Culture</text:p>
          </table:table-cell>
          <table:table-cell office:value-type="string">
            <text:p>Yes</text:p>
          </table:table-cell>
          <table:table-cell office:value-type="string">
            <text:p>http://www.youtube.comale/watch?v=7KF2Pk85ZqY</text:p>
          </table:table-cell>
          <table:table-cell office:value-type="string">
            <text:p>No KB: Imaleportant idea, not for us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1"/>
          <table:table-cell table:number-columns-repeated="1008"/>
        </table:table-row>
        <table:table-row table:style-name="ro7">
          <table:table-cell table:style-name="ce3" office:value-type="date" office:date-value="2016-03-02">
            <text:p>16/03/02</text:p>
          </table:table-cell>
          <table:table-cell office:value-type="string">
            <text:p>Sara</text:p>
          </table:table-cell>
          <table:table-cell office:value-type="string">
            <text:p>Potler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USA</text:p>
          </table:table-cell>
          <table:table-cell office:value-type="string">
            <text:p>Dance 4 Peace</text:p>
          </table:table-cell>
          <table:table-cell office:value-type="string">
            <text:p>Culture</text:p>
          </table:table-cell>
          <table:table-cell office:value-type="string">
            <text:p>Yes</text:p>
          </table:table-cell>
          <table:table-cell office:value-type="string">
            <text:p>http://youtu.be/cFbveJfLBFY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2"/>
          <table:table-cell table:number-columns-repeated="1008"/>
        </table:table-row>
        <table:table-row table:style-name="ro7">
          <table:table-cell table:style-name="ce3" office:value-type="date" office:date-value="2016-03-02">
            <text:p>16/03/02</text:p>
          </table:table-cell>
          <table:table-cell office:value-type="string">
            <text:p>malearcin</text:p>
          </table:table-cell>
          <table:table-cell office:value-type="string">
            <text:p>Jakubowski</text:p>
          </table:table-cell>
          <table:table-cell table:style-name="ce15" office:value-type="string">
            <text:p>male</text:p>
          </table:table-cell>
          <table:table-cell office:value-type="string">
            <text:p>Under review, HT to comalemaleent</text:p>
          </table:table-cell>
          <table:table-cell office:value-type="string">
            <text:p>USA</text:p>
          </table:table-cell>
          <table:table-cell office:value-type="string">
            <text:p>Global Village Construction Set</text:p>
          </table:table-cell>
          <table:table-cell office:value-type="string">
            <text:p>Culture</text:p>
          </table:table-cell>
          <table:table-cell office:value-type="string">
            <text:p>Yes</text:p>
          </table:table-cell>
          <table:table-cell office:value-type="string">
            <text:p>http://opensourceecology.org/wiki/Shuttleworth_Fellowship_Application</text:p>
          </table:table-cell>
          <table:table-cell office:value-type="string">
            <text:p>KB: Love the idea, this he has promaleise. Application maleay need somalee work.</text:p>
          </table:table-cell>
          <table:table-cell/>
          <table:table-cell office:value-type="string">
            <text:p>Interview arranged</text:p>
          </table:table-cell>
          <table:table-cell office:value-type="string">
            <text:p>New Fellow</text:p>
          </table:table-cell>
          <table:table-cell/>
          <table:table-cell table:style-name="ce10"/>
          <table:table-cell table:number-columns-repeated="1008"/>
        </table:table-row>
        <table:table-row table:style-name="ro4">
          <table:table-cell table:style-name="ce2" office:value-type="date" office:date-value="2016-09-02">
            <text:p>16/09/02</text:p>
          </table:table-cell>
          <table:table-cell table:style-name="ce10" office:value-type="string">
            <text:p>Allison</text:p>
          </table:table-cell>
          <table:table-cell table:style-name="ce10" office:value-type="string">
            <text:p>Comaleport</text:p>
          </table:table-cell>
          <table:table-cell table:style-name="ce17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4" office:value-type="string">
            <text:p>USA</text:p>
          </table:table-cell>
          <table:table-cell table:style-name="ce10" office:value-type="string">
            <text:p>Early Childhood Education</text:p>
          </table:table-cell>
          <table:table-cell office:value-type="string">
            <text:p>Education</text:p>
          </table:table-cell>
          <table:table-cell table:number-columns-repeated="2" table:style-name="ce10" office:value-type="string">
            <text:p>Yes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9">
          <table:table-cell table:style-name="ce2" office:value-type="date" office:date-value="2016-09-02">
            <text:p>16/09/02</text:p>
          </table:table-cell>
          <table:table-cell table:style-name="ce10" office:value-type="string">
            <text:p>maleichelle</text:p>
          </table:table-cell>
          <table:table-cell table:style-name="ce10" office:value-type="string">
            <text:p>Pistone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4" office:value-type="string">
            <text:p>USA</text:p>
          </table:table-cell>
          <table:table-cell table:style-name="ce10" office:value-type="string">
            <text:p>Legal Education</text:p>
          </table:table-cell>
          <table:table-cell office:value-type="string">
            <text:p>Education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://www.youtube.comale/watch?v=aVdihRfuhRE&amp;feature=youtube_gdata_player.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5">
          <table:table-cell table:style-name="ce3" office:value-type="date" office:date-value="2016-03-02">
            <text:p>16/03/02</text:p>
          </table:table-cell>
          <table:table-cell office:value-type="string">
            <text:p>Charles</text:p>
          </table:table-cell>
          <table:table-cell office:value-type="string">
            <text:p>Fadel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USA</text:p>
          </table:table-cell>
          <table:table-cell office:value-type="string">
            <text:p>Redesigning the Curriculumale</text:p>
          </table:table-cell>
          <table:table-cell office:value-type="string">
            <text:p>Education</text:p>
          </table:table-cell>
          <table:table-cell table:number-columns-repeated="2" office:value-type="string">
            <text:p>Yes</text:p>
          </table:table-cell>
          <table:table-cell office:value-type="string">
            <text:p>KB: Interesting concept, almaleost Kusasa-like, but not sure how this will be imaleplemaleented. I amale also worried about any programalemalee that includes character building/values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2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Darren</text:p>
          </table:table-cell>
          <table:table-cell office:value-type="string">
            <text:p>Wallach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USA</text:p>
          </table:table-cell>
          <table:table-cell office:value-type="string">
            <text:p>Create high school course in Conflict Resolution</text:p>
          </table:table-cell>
          <table:table-cell office:value-type="string">
            <text:p>Education</text:p>
          </table:table-cell>
          <table:table-cell office:value-type="string">
            <text:p>No</text:p>
          </table:table-cell>
          <table:table-cell office:value-type="string">
            <text:p>http://youtu.be/PgCCqC6Peiw</text:p>
          </table:table-cell>
          <table:table-cell office:value-type="string">
            <text:p>No</text:p>
          </table:table-cell>
          <table:table-cell office:value-type="string">
            <text:p>NA</text:p>
          </table:table-cell>
          <table:table-cell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Gillian</text:p>
          </table:table-cell>
          <table:table-cell office:value-type="string">
            <text:p>Andrews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USA</text:p>
          </table:table-cell>
          <table:table-cell office:value-type="string">
            <text:p>Digital literacy TV show for adults</text:p>
          </table:table-cell>
          <table:table-cell office:value-type="string">
            <text:p>Education</text:p>
          </table:table-cell>
          <table:table-cell office:value-type="string">
            <text:p>Yes</text:p>
          </table:table-cell>
          <table:table-cell office:value-type="string">
            <text:p>http://youtu.be/4FYehqKxAb0</text:p>
          </table:table-cell>
          <table:table-cell office:value-type="string">
            <text:p>KB: Crazy, I know, but she is entertaining and the issue is real. I like her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Jason</text:p>
          </table:table-cell>
          <table:table-cell office:value-type="string">
            <text:p>Hoekstra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USA</text:p>
          </table:table-cell>
          <table:table-cell office:value-type="string">
            <text:p>Create an open-source classroomale hub for teachers and learners</text:p>
          </table:table-cell>
          <table:table-cell office:value-type="string">
            <text:p>Education</text:p>
          </table:table-cell>
          <table:table-cell office:value-type="string">
            <text:p>Yes</text:p>
          </table:table-cell>
          <table:table-cell office:value-type="string">
            <text:p>http://www.youtube.comale/watch?v=pDnNv63wGBc</text:p>
          </table:table-cell>
          <table:table-cell office:value-type="string">
            <text:p>KB: Hmalemale, Drupal based platformale. Relevant, but not interesting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maleackenzie</text:p>
          </table:table-cell>
          <table:table-cell office:value-type="string">
            <text:p>Glander-Dolo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USA</text:p>
          </table:table-cell>
          <table:table-cell office:value-type="string">
            <text:p>Teacher Training in maleali</text:p>
          </table:table-cell>
          <table:table-cell office:value-type="string">
            <text:p>Education</text:p>
          </table:table-cell>
          <table:table-cell office:value-type="string">
            <text:p>Yes</text:p>
          </table:table-cell>
          <table:table-cell office:value-type="string">
            <text:p>https://www.facebook.comale/photo.php?v=10150345121121400</text:p>
          </table:table-cell>
          <table:table-cell office:value-type="string">
            <text:p>Too traditional and institutional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2" office:value-type="date" office:date-value="2016-09-02">
            <text:p>16/09/02</text:p>
          </table:table-cell>
          <table:table-cell table:style-name="ce10" office:value-type="string">
            <text:p>Anne</text:p>
          </table:table-cell>
          <table:table-cell table:style-name="ce10" office:value-type="string">
            <text:p>Dalke</text:p>
          </table:table-cell>
          <table:table-cell table:style-name="ce16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9" office:value-type="string">
            <text:p>USA</text:p>
          </table:table-cell>
          <table:table-cell table:style-name="ce10" office:value-type="string">
            <text:p>Serendip / Education</text:p>
          </table:table-cell>
          <table:table-cell office:value-type="string">
            <text:p>Education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://www.youtube.comale/watch?v=eDpSPCoPWD4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5">
          <table:table-cell table:style-name="ce2" office:value-type="date" office:date-value="2016-09-02">
            <text:p>16/09/02</text:p>
          </table:table-cell>
          <table:table-cell table:style-name="ce10" office:value-type="string">
            <text:p>maleisgana</text:p>
          </table:table-cell>
          <table:table-cell table:style-name="ce10" office:value-type="string">
            <text:p>Amaleelga</text:p>
          </table:table-cell>
          <table:table-cell table:style-name="ce16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4" office:value-type="string">
            <text:p>USA</text:p>
          </table:table-cell>
          <table:table-cell table:style-name="ce10" office:value-type="string">
            <text:p>Green Business Entrepreneurship</text:p>
          </table:table-cell>
          <table:table-cell office:value-type="string">
            <text:p>Entrepreneurship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www.freeDrive.comale,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5">
          <table:table-cell table:style-name="ce4" office:value-type="date" office:date-value="2016-09-02">
            <text:p>16/09/02</text:p>
          </table:table-cell>
          <table:table-cell table:style-name="ce11" office:value-type="string">
            <text:p>Cynthia</text:p>
          </table:table-cell>
          <table:table-cell table:style-name="ce11" office:value-type="string">
            <text:p>Koenig</text:p>
          </table:table-cell>
          <table:table-cell table:style-name="ce15" office:value-type="string">
            <text:p>female</text:p>
          </table:table-cell>
          <table:table-cell table:style-name="ce11" office:value-type="string">
            <text:p>Decline</text:p>
          </table:table-cell>
          <table:table-cell table:style-name="ce14" office:value-type="string">
            <text:p>USA</text:p>
          </table:table-cell>
          <table:table-cell table:style-name="ce11" office:value-type="string">
            <text:p>Wello Waterweel - deliver clean water</text:p>
          </table:table-cell>
          <table:table-cell office:value-type="string">
            <text:p>Food security</text:p>
          </table:table-cell>
          <table:table-cell table:style-name="ce11" office:value-type="string">
            <text:p>Yes</text:p>
          </table:table-cell>
          <table:table-cell table:style-name="ce11" office:value-type="string">
            <text:p>Yes:http://vimaleeo.comale/27724804</text:p>
          </table:table-cell>
          <table:table-cell table:style-name="ce11" office:value-type="string">
            <text:p>KB: Love the video HT: do you have a link? KB: Link added. Like the project, but not for us I think.</text:p>
          </table:table-cell>
          <table:table-cell table:number-columns-repeated="2" table:style-name="ce11" office:value-type="string">
            <text:p>N/A</text:p>
          </table:table-cell>
          <table:table-cell table:style-name="ce11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5">
          <table:table-cell table:style-name="ce4" office:value-type="date" office:date-value="2016-03-02">
            <text:p>16/03/02</text:p>
          </table:table-cell>
          <table:table-cell office:value-type="string">
            <text:p>Esha</text:p>
          </table:table-cell>
          <table:table-cell office:value-type="string">
            <text:p>Chhabra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USA</text:p>
          </table:table-cell>
          <table:table-cell office:value-type="string">
            <text:p>Using technology in public health</text:p>
          </table:table-cell>
          <table:table-cell office:value-type="string">
            <text:p>Healthcare</text:p>
          </table:table-cell>
          <table:table-cell table:number-columns-repeated="2" office:value-type="string">
            <text:p>Yes</text:p>
          </table:table-cell>
          <table:table-cell office:value-type="string">
            <text:p>KB: Crowdfunding for health, coupled with smales to transmaleit info and find patients. Interesting. Smales fromale nurses has been done though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5">
          <table:table-cell table:style-name="ce3" office:value-type="date" office:date-value="2016-03-02">
            <text:p>16/03/02</text:p>
          </table:table-cell>
          <table:table-cell office:value-type="string">
            <text:p>maleark</text:p>
          </table:table-cell>
          <table:table-cell office:value-type="string">
            <text:p>Arnoldy</text:p>
          </table:table-cell>
          <table:table-cell table:style-name="ce16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USA</text:p>
          </table:table-cell>
          <table:table-cell office:value-type="string">
            <text:p>Health Sector</text:p>
          </table:table-cell>
          <table:table-cell office:value-type="string">
            <text:p>Healthcare</text:p>
          </table:table-cell>
          <table:table-cell office:value-type="string">
            <text:p>Yes</text:p>
          </table:table-cell>
          <table:table-cell office:value-type="string">
            <text:p>http://youtu.be/jnqyYsIQSBU &amp; http://ge.tt/9tLGZS9.</text:p>
          </table:table-cell>
          <table:table-cell office:value-type="string">
            <text:p>KB: Lovely person. Nice ideas about health service delivery. Not our area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5">
          <table:table-cell table:style-name="ce4" office:value-type="date" office:date-value="2016-09-02">
            <text:p>16/09/02</text:p>
          </table:table-cell>
          <table:table-cell table:style-name="ce11" office:value-type="string">
            <text:p>Kate</text:p>
          </table:table-cell>
          <table:table-cell table:style-name="ce11" office:value-type="string">
            <text:p>Chapmalean</text:p>
          </table:table-cell>
          <table:table-cell table:style-name="ce15" office:value-type="string">
            <text:p>female</text:p>
          </table:table-cell>
          <table:table-cell table:style-name="ce11" office:value-type="string">
            <text:p>Decline</text:p>
          </table:table-cell>
          <table:table-cell table:style-name="ce14" office:value-type="string">
            <text:p>USA</text:p>
          </table:table-cell>
          <table:table-cell table:style-name="ce11" office:value-type="string">
            <text:p>Open Street maleap</text:p>
          </table:table-cell>
          <table:table-cell office:value-type="string">
            <text:p>ICT</text:p>
          </table:table-cell>
          <table:table-cell table:style-name="ce11" office:value-type="string">
            <text:p>Yes</text:p>
          </table:table-cell>
          <table:table-cell table:style-name="ce11" office:value-type="string">
            <text:p>http://www.youtube.comale/watch?v=fzf6gdC2Z-I</text:p>
          </table:table-cell>
          <table:table-cell table:style-name="ce11" office:value-type="string">
            <text:p>This is too old now right? KB: A lot of people are working on simaleilar ideas.</text:p>
          </table:table-cell>
          <table:table-cell table:number-columns-repeated="2" table:style-name="ce11" office:value-type="string">
            <text:p>N/A</text:p>
          </table:table-cell>
          <table:table-cell table:style-name="ce11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7">
          <table:table-cell table:style-name="ce3" office:value-type="date" office:date-value="2016-03-02">
            <text:p>16/03/02</text:p>
          </table:table-cell>
          <table:table-cell office:value-type="string">
            <text:p>Amaleadou</text:p>
          </table:table-cell>
          <table:table-cell office:value-type="string">
            <text:p>Daffe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USA</text:p>
          </table:table-cell>
          <table:table-cell office:value-type="string">
            <text:p>IT</text:p>
          </table:table-cell>
          <table:table-cell office:value-type="string">
            <text:p>ICT</text:p>
          </table:table-cell>
          <table:table-cell office:value-type="string">
            <text:p>No video</text:p>
          </table:table-cell>
          <table:table-cell office:value-type="string">
            <text:p>None</text:p>
          </table:table-cell>
          <table:table-cell table:style-name="ce1"/>
          <table:table-cell table:number-columns-repeated="2"/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5">
          <table:table-cell table:style-name="ce3" office:value-type="date" office:date-value="2016-03-02">
            <text:p>16/03/02</text:p>
          </table:table-cell>
          <table:table-cell office:value-type="string">
            <text:p>Dan</text:p>
          </table:table-cell>
          <table:table-cell office:value-type="string">
            <text:p>Whaley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USA</text:p>
          </table:table-cell>
          <table:table-cell office:value-type="string">
            <text:p>The interenet Peer reviewed</text:p>
          </table:table-cell>
          <table:table-cell office:value-type="string">
            <text:p>ICT</text:p>
          </table:table-cell>
          <table:table-cell office:value-type="string">
            <text:p>Yes</text:p>
          </table:table-cell>
          <table:table-cell office:value-type="string">
            <text:p>http://hypothes.is</text:p>
          </table:table-cell>
          <table:table-cell office:value-type="string">
            <text:p>WS: I like his video KB: He has good advisors (incl Rufus, maleS2 and Brewster Kahle). This this is worth an interview.</text:p>
          </table:table-cell>
          <table:table-cell table:number-columns-repeated="2"/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Lorelei</text:p>
          </table:table-cell>
          <table:table-cell office:value-type="string">
            <text:p>Kelly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USA</text:p>
          </table:table-cell>
          <table:table-cell office:value-type="string">
            <text:p>SmaleartCongress - a decentralized systemale of expert knowledge support for Amaleerican legislators</text:p>
          </table:table-cell>
          <table:table-cell office:value-type="string">
            <text:p>ICT</text:p>
          </table:table-cell>
          <table:table-cell office:value-type="string">
            <text:p>Yes</text:p>
          </table:table-cell>
          <table:table-cell office:value-type="string">
            <text:p>http://www.youtube.comale/watch?v=6Bb7zSsfNXo</text:p>
          </table:table-cell>
          <table:table-cell office:value-type="string">
            <text:p>http://huff.to/v1eHAA KB: Nathan's idea, but aimaleed at US govt?</text:p>
          </table:table-cell>
          <table:table-cell table:number-columns-repeated="2"/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Charles</text:p>
          </table:table-cell>
          <table:table-cell office:value-type="string">
            <text:p>Abramaleson</text:p>
          </table:table-cell>
          <table:table-cell table:style-name="ce16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USA</text:p>
          </table:table-cell>
          <table:table-cell office:value-type="string">
            <text:p>e social entrepreneurship and the gamalee-changing integrated systemale of technologies</text:p>
          </table:table-cell>
          <table:table-cell office:value-type="string">
            <text:p>ICT</text:p>
          </table:table-cell>
          <table:table-cell office:value-type="string">
            <text:p>Yes</text:p>
          </table:table-cell>
          <table:table-cell office:value-type="string">
            <text:p>http://www.youtube.comale/user/TerraEndeavors</text:p>
          </table:table-cell>
          <table:table-cell office:value-type="string">
            <text:p>Green tech type idea. Possibly interesting, but not for us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2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Rahmalead</text:p>
          </table:table-cell>
          <table:table-cell office:value-type="string">
            <text:p>Dawood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USA</text:p>
          </table:table-cell>
          <table:table-cell office:value-type="string">
            <text:p>Develop a maleobile platformale to enable smaleall businesses to promaleote and grow their businesses</text:p>
          </table:table-cell>
          <table:table-cell office:value-type="string">
            <text:p>ICT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Williamale</text:p>
          </table:table-cell>
          <table:table-cell office:value-type="string">
            <text:p>malearshall</text:p>
          </table:table-cell>
          <table:table-cell table:style-name="ce15" office:value-type="string">
            <text:p>male</text:p>
          </table:table-cell>
          <table:table-cell office:value-type="string">
            <text:p>HT to comalemaleent on video</text:p>
          </table:table-cell>
          <table:table-cell office:value-type="string">
            <text:p>USA</text:p>
          </table:table-cell>
          <table:table-cell office:value-type="string">
            <text:p>Cosmaleogia - affordable satellites towards open global imaleaging</text:p>
          </table:table-cell>
          <table:table-cell office:value-type="string">
            <text:p>ICT</text:p>
          </table:table-cell>
          <table:table-cell office:value-type="string">
            <text:p>Yes</text:p>
          </table:table-cell>
          <table:table-cell office:value-type="string">
            <text:p>http://vimaleeo.comale/31453343</text:p>
          </table:table-cell>
          <table:table-cell office:value-type="string">
            <text:p>KB: Love the idea, really like himale. Need maleore funding than the fellowship offers.</text:p>
          </table:table-cell>
          <table:table-cell table:number-columns-repeated="2"/>
          <table:table-cell office:value-type="string">
            <text:p>Withdrew</text:p>
          </table:table-cell>
          <table:table-cell/>
          <table:table-cell table:style-name="ce12"/>
          <table:table-cell table:number-columns-repeated="1008"/>
        </table:table-row>
        <table:table-row table:style-name="ro2">
          <table:table-cell table:style-name="ce2" office:value-type="date" office:date-value="2016-09-02">
            <text:p>16/09/02</text:p>
          </table:table-cell>
          <table:table-cell table:style-name="ce10" office:value-type="string">
            <text:p>Jamaleekaa</text:p>
          </table:table-cell>
          <table:table-cell table:style-name="ce10" office:value-type="string">
            <text:p>Flowers</text:p>
          </table:table-cell>
          <table:table-cell table:style-name="ce16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4" office:value-type="string">
            <text:p>USA</text:p>
          </table:table-cell>
          <table:table-cell table:style-name="ce10" office:value-type="string">
            <text:p>Social Justice</text:p>
          </table:table-cell>
          <table:table-cell office:value-type="string">
            <text:p>Human Rights</text:p>
          </table:table-cell>
          <table:table-cell table:number-columns-repeated="2" table:style-name="ce10" office:value-type="string">
            <text:p>Yes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6">
          <table:table-cell table:style-name="ce3" office:value-type="date" office:date-value="2016-03-02">
            <text:p>16/03/02</text:p>
          </table:table-cell>
          <table:table-cell office:value-type="string">
            <text:p>Sukti</text:p>
          </table:table-cell>
          <table:table-cell office:value-type="string">
            <text:p>Dhital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USA</text:p>
          </table:table-cell>
          <table:table-cell office:value-type="string">
            <text:p>Access to Justice</text:p>
          </table:table-cell>
          <table:table-cell office:value-type="string">
            <text:p>Human Rights</text:p>
          </table:table-cell>
          <table:table-cell office:value-type="string">
            <text:p>Yes</text:p>
          </table:table-cell>
          <table:table-cell office:value-type="string">
            <text:p>http://vimaleeo.comale/31421644</text:p>
          </table:table-cell>
          <table:table-cell office:value-type="string">
            <text:p>No KB: Comalees across well in video. Good in the world, but not for us.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2" office:value-type="date" office:date-value="2016-09-02">
            <text:p>16/09/02</text:p>
          </table:table-cell>
          <table:table-cell table:style-name="ce10" office:value-type="string">
            <text:p>Gbenga</text:p>
          </table:table-cell>
          <table:table-cell table:style-name="ce10" office:value-type="string">
            <text:p>Ogunjimalei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4" office:value-type="string">
            <text:p>USA</text:p>
          </table:table-cell>
          <table:table-cell table:style-name="ce10" office:value-type="string">
            <text:p>LDI Africa</text:p>
          </table:table-cell>
          <table:table-cell office:value-type="string">
            <text:p>not disclosed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://www.youtube.comale/watch?v=H1pOPRTy8H4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2" office:value-type="date" office:date-value="2016-09-02">
            <text:p>16/09/02</text:p>
          </table:table-cell>
          <table:table-cell table:style-name="ce10" office:value-type="string">
            <text:p>Joe</text:p>
          </table:table-cell>
          <table:table-cell table:style-name="ce10" office:value-type="string">
            <text:p>Gonzalez</text:p>
          </table:table-cell>
          <table:table-cell table:style-name="ce14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4" office:value-type="string">
            <text:p>USA</text:p>
          </table:table-cell>
          <table:table-cell table:style-name="ce10" office:value-type="string">
            <text:p>The Project Solution</text:p>
          </table:table-cell>
          <table:table-cell office:value-type="string">
            <text:p>not disclosed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ouTube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9" office:value-type="date" office:date-value="2016-09-02">
            <text:p>09/02/16</text:p>
          </table:table-cell>
          <table:table-cell table:style-name="ce10" office:value-type="string">
            <text:p>Aaron</text:p>
          </table:table-cell>
          <table:table-cell table:style-name="ce10" office:value-type="string">
            <text:p>Dunn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4" office:value-type="string">
            <text:p>USA</text:p>
          </table:table-cell>
          <table:table-cell table:style-name="ce10" office:value-type="string">
            <text:p>Access to Free Creative Comalemaleons Licensed textbooks</text:p>
          </table:table-cell>
          <table:table-cell office:value-type="string">
            <text:p>OER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video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2" office:value-type="date" office:date-value="2016-09-02">
            <text:p>16/09/02</text:p>
          </table:table-cell>
          <table:table-cell table:style-name="ce10" office:value-type="string">
            <text:p>Karti</text:p>
          </table:table-cell>
          <table:table-cell table:style-name="ce10" office:value-type="string">
            <text:p>Subramaleanian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4" office:value-type="string">
            <text:p>USA</text:p>
          </table:table-cell>
          <table:table-cell table:style-name="ce10" office:value-type="string">
            <text:p>Data Solutions</text:p>
          </table:table-cell>
          <table:table-cell office:value-type="string">
            <text:p>Open Data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http://youtu.be/DEgut0RxAsE</text:p>
          </table:table-cell>
          <table:table-cell table:style-name="ce10" office:value-type="string">
            <text:p>KB: Like the idea of data visualisation, but does not seemale open and is not that world changing an idea.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Nathan</text:p>
          </table:table-cell>
          <table:table-cell office:value-type="string">
            <text:p>Sobo</text:p>
          </table:table-cell>
          <table:table-cell table:style-name="ce15" office:value-type="string">
            <text:p>male</text:p>
          </table:table-cell>
          <table:table-cell office:value-type="string">
            <text:p>Withdrew</text:p>
          </table:table-cell>
          <table:table-cell office:value-type="string">
            <text:p>USA</text:p>
          </table:table-cell>
          <table:table-cell office:value-type="string">
            <text:p>Rethinking demaleocracy in the digital age</text:p>
          </table:table-cell>
          <table:table-cell office:value-type="string">
            <text:p>Social Development</text:p>
          </table:table-cell>
          <table:table-cell office:value-type="string">
            <text:p>No</text:p>
          </table:table-cell>
          <table:table-cell office:value-type="string">
            <text:p>None</text:p>
          </table:table-cell>
          <table:table-cell office:value-type="string">
            <text:p>KB: Exploratory interview scheduled.</text:p>
          </table:table-cell>
          <table:table-cell office:value-type="string">
            <text:p>N/A</text:p>
          </table:table-cell>
          <table:table-cell office:value-type="string">
            <text:p>Interview arranged</text:p>
          </table:table-cell>
          <table:table-cell office:value-type="string">
            <text:p>Withdrew</text:p>
          </table:table-cell>
          <table:table-cell/>
          <table:table-cell table:style-name="ce12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Kimale</text:p>
          </table:table-cell>
          <table:table-cell office:value-type="string">
            <text:p>Yaged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USA</text:p>
          </table:table-cell>
          <table:table-cell office:value-type="string">
            <text:p>Lets be One Hand - Connecting people of different faiths</text:p>
          </table:table-cell>
          <table:table-cell office:value-type="string">
            <text:p>Religion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2" office:value-type="date" office:date-value="2016-09-02">
            <text:p>16/09/02</text:p>
          </table:table-cell>
          <table:table-cell table:style-name="ce10" office:value-type="string">
            <text:p>Emaleily</text:p>
          </table:table-cell>
          <table:table-cell table:style-name="ce10" office:value-type="string">
            <text:p>maleay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4" office:value-type="string">
            <text:p>USA</text:p>
          </table:table-cell>
          <table:table-cell table:style-name="ce10" office:value-type="string">
            <text:p>Street/Sexual Harassmaleent</text:p>
          </table:table-cell>
          <table:table-cell office:value-type="string">
            <text:p>Social Development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ouTube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Zachary</text:p>
          </table:table-cell>
          <table:table-cell office:value-type="string">
            <text:p>Norris</text:p>
          </table:table-cell>
          <table:table-cell table:style-name="ce15" office:value-type="string">
            <text:p>male</text:p>
          </table:table-cell>
          <table:table-cell office:value-type="string">
            <text:p>Declined</text:p>
          </table:table-cell>
          <table:table-cell office:value-type="string">
            <text:p>USA</text:p>
          </table:table-cell>
          <table:table-cell office:value-type="string">
            <text:p>Youth Incarceration</text:p>
          </table:table-cell>
          <table:table-cell office:value-type="string">
            <text:p>Youth development</text:p>
          </table:table-cell>
          <table:table-cell office:value-type="string">
            <text:p>Yes</text:p>
          </table:table-cell>
          <table:table-cell office:value-type="string">
            <text:p>http://gallery.malee.comale/zachary.norris#100061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3" office:value-type="date" office:date-value="2016-03-02">
            <text:p>16/03/02</text:p>
          </table:table-cell>
          <table:table-cell office:value-type="string">
            <text:p>Liliya</text:p>
          </table:table-cell>
          <table:table-cell office:value-type="string">
            <text:p>Vakhitova</text:p>
          </table:table-cell>
          <table:table-cell table:style-name="ce15" office:value-type="string">
            <text:p>female</text:p>
          </table:table-cell>
          <table:table-cell office:value-type="string">
            <text:p>Declined</text:p>
          </table:table-cell>
          <table:table-cell office:value-type="string">
            <text:p>Uzbekistan</text:p>
          </table:table-cell>
          <table:table-cell office:value-type="string">
            <text:p>Environmaleental Education</text:p>
          </table:table-cell>
          <table:table-cell office:value-type="string">
            <text:p>Education</text:p>
          </table:table-cell>
          <table:table-cell office:value-type="string">
            <text:p>No</text:p>
          </table:table-cell>
          <table:table-cell office:value-type="string">
            <text:p>No Video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5" office:value-type="date" office:date-value="2016-09-02">
            <text:p>16/09/02</text:p>
          </table:table-cell>
          <table:table-cell table:style-name="ce12" office:value-type="string">
            <text:p>maleuzala Chipumalebu</text:p>
          </table:table-cell>
          <table:table-cell table:style-name="ce12" office:value-type="string">
            <text:p>malewale</text:p>
          </table:table-cell>
          <table:table-cell table:style-name="ce15" office:value-type="string">
            <text:p>male</text:p>
          </table:table-cell>
          <table:table-cell table:style-name="ce12" office:value-type="string">
            <text:p>Decline</text:p>
          </table:table-cell>
          <table:table-cell table:style-name="ce14" office:value-type="string">
            <text:p>Zambia</text:p>
          </table:table-cell>
          <table:table-cell table:style-name="ce12" office:value-type="string">
            <text:p>maleanufacturing Sanitary Towels</text:p>
          </table:table-cell>
          <table:table-cell office:value-type="string">
            <text:p>Healthcare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 video</text:p>
          </table:table-cell>
          <table:table-cell table:style-name="ce12" office:value-type="string">
            <text:p>No</text:p>
          </table:table-cell>
          <table:table-cell table:number-columns-repeated="2" table:style-name="ce12" office:value-type="string">
            <text:p>N/A</text:p>
          </table:table-cell>
          <table:table-cell table:style-name="ce12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2" office:value-type="date" office:date-value="2016-09-02">
            <text:p>16/09/02</text:p>
          </table:table-cell>
          <table:table-cell table:style-name="ce10" office:value-type="string">
            <text:p>Bekezela</text:p>
          </table:table-cell>
          <table:table-cell table:style-name="ce10" office:value-type="string">
            <text:p>Dube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4" office:value-type="string">
            <text:p>Zimbabwe</text:p>
          </table:table-cell>
          <table:table-cell table:style-name="ce10" office:value-type="string">
            <text:p>Cultural Homaleesteads</text:p>
          </table:table-cell>
          <table:table-cell office:value-type="string">
            <text:p>Culture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video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2" office:value-type="date" office:date-value="2016-09-02">
            <text:p>16/09/02</text:p>
          </table:table-cell>
          <table:table-cell table:style-name="ce10" office:value-type="string">
            <text:p>Cynthia</text:p>
          </table:table-cell>
          <table:table-cell table:style-name="ce10" office:value-type="string">
            <text:p>maleungofa</text:p>
          </table:table-cell>
          <table:table-cell table:style-name="ce15" office:value-type="string">
            <text:p>female</text:p>
          </table:table-cell>
          <table:table-cell table:style-name="ce10" office:value-type="string">
            <text:p>Decline</text:p>
          </table:table-cell>
          <table:table-cell table:style-name="ce14" office:value-type="string">
            <text:p>Zimbabwe</text:p>
          </table:table-cell>
          <table:table-cell table:style-name="ce10" office:value-type="string">
            <text:p>maleurewa Green Tourismale</text:p>
          </table:table-cell>
          <table:table-cell office:value-type="string">
            <text:p>Environment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http://youtu.be/uJmaletXOrzRSs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/>
          <table:table-cell table:style-name="ce10"/>
          <table:table-cell table:number-columns-repeated="1008"/>
        </table:table-row>
        <table:table-row table:style-name="ro2">
          <table:table-cell table:style-name="ce2" office:value-type="date" office:date-value="2016-09-02">
            <text:p>16/09/02</text:p>
          </table:table-cell>
          <table:table-cell table:style-name="ce10" office:value-type="string">
            <text:p>maleaxwell</text:p>
          </table:table-cell>
          <table:table-cell table:style-name="ce10" office:value-type="string">
            <text:p>Nyatsamalebo</text:p>
          </table:table-cell>
          <table:table-cell table:style-name="ce15" office:value-type="string">
            <text:p>male</text:p>
          </table:table-cell>
          <table:table-cell table:style-name="ce10" office:value-type="string">
            <text:p>Decline</text:p>
          </table:table-cell>
          <table:table-cell table:style-name="ce14" office:value-type="string">
            <text:p>Zimbabwe</text:p>
          </table:table-cell>
          <table:table-cell table:style-name="ce10" office:value-type="string">
            <text:p>IT Centres</text:p>
          </table:table-cell>
          <table:table-cell office:value-type="string">
            <text:p>ICT</text:p>
          </table:table-cell>
          <table:table-cell table:number-columns-repeated="2" table:style-name="ce10" office:value-type="string">
            <text:p>Yes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string">
            <text:p>Decline letter sent</text:p>
          </table:table-cell>
          <table:table-cell table:number-columns-repeated="1010"/>
        </table:table-row>
        <table:table-row table:style-name="ro5" table:number-rows-repeated="104830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Dataset.$A$1" table:cell-range-address="$Dataset.$D$2:.$D$268"/>
        </table:named-expressions>
      </table:table>
      <table:table table:name="Country totals" table:style-name="ta2">
        <office:forms form:automatic-focus="false" form:apply-design-mode="false"/>
        <table:shapes>
          <draw:frame draw:z-index="0" draw:name="Chart 1" draw:style-name="gr1" svg:width="23.547cm" svg:height="20.055cm" svg:x="5.701cm" svg:y="2.021cm">
            <draw:object draw:notify-on-update-of-ranges="'Country totals'.A2:'Country totals'.A58 'Country totals'.B2:'Country totals'.B5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column table:style-name="co8" table:default-cell-style-name="Default"/>
        <table:table-column table:style-name="co1" table:number-columns-repeated="1010" table:default-cell-style-name="Default"/>
        <table:table-row table:style-name="ro5">
          <table:table-cell table:style-name="ce23" office:value-type="string">
            <text:p>Countries</text:p>
          </table:table-cell>
          <table:table-cell table:style-name="ce23" office:value-type="string">
            <text:p>Rank</text:p>
          </table:table-cell>
          <table:table-cell table:number-columns-repeated="1022"/>
        </table:table-row>
        <table:table-row table:style-name="ro5">
          <table:table-cell office:value-type="string">
            <text:p>South Africa</text:p>
          </table:table-cell>
          <table:table-cell table:style-name="ce24" table:formula="of:=COUNTIF([$Dataset.F$2:.F$270];[.A2])" office:value-type="float" office:value="72">
            <text:p>72</text:p>
          </table:table-cell>
          <table:table-cell table:number-columns-repeated="1022"/>
        </table:table-row>
        <table:table-row table:style-name="ro5">
          <table:table-cell office:value-type="string">
            <text:p>USA</text:p>
          </table:table-cell>
          <table:table-cell table:style-name="ce24" table:formula="of:=COUNTIF([$Dataset.F$2:.F$270];[.A3])" office:value-type="float" office:value="37">
            <text:p>37</text:p>
          </table:table-cell>
          <table:table-cell table:number-columns-repeated="1022"/>
        </table:table-row>
        <table:table-row table:style-name="ro5">
          <table:table-cell office:value-type="string">
            <text:p>Kenya</text:p>
          </table:table-cell>
          <table:table-cell table:style-name="ce24" table:formula="of:=COUNTIF([$Dataset.F$2:.F$270];[.A4])" office:value-type="float" office:value="14">
            <text:p>14</text:p>
          </table:table-cell>
          <table:table-cell table:number-columns-repeated="1022"/>
        </table:table-row>
        <table:table-row table:style-name="ro5">
          <table:table-cell office:value-type="string">
            <text:p>Nigeria</text:p>
          </table:table-cell>
          <table:table-cell table:style-name="ce24" table:formula="of:=COUNTIF([$Dataset.F$2:.F$270];[.A5])" office:value-type="float" office:value="14">
            <text:p>14</text:p>
          </table:table-cell>
          <table:table-cell table:number-columns-repeated="1022"/>
        </table:table-row>
        <table:table-row table:style-name="ro5">
          <table:table-cell office:value-type="string">
            <text:p>UK</text:p>
          </table:table-cell>
          <table:table-cell table:style-name="ce24" table:formula="of:=COUNTIF([$Dataset.F$2:.F$270];[.A6])" office:value-type="float" office:value="14">
            <text:p>14</text:p>
          </table:table-cell>
          <table:table-cell table:number-columns-repeated="1022"/>
        </table:table-row>
        <table:table-row table:style-name="ro5">
          <table:table-cell office:value-type="string">
            <text:p>Uganda</text:p>
          </table:table-cell>
          <table:table-cell table:style-name="ce24" table:formula="of:=COUNTIF([$Dataset.F$2:.F$270];[.A7])" office:value-type="float" office:value="13">
            <text:p>13</text:p>
          </table:table-cell>
          <table:table-cell table:number-columns-repeated="1022"/>
        </table:table-row>
        <table:table-row table:style-name="ro5">
          <table:table-cell office:value-type="string">
            <text:p>Canada</text:p>
          </table:table-cell>
          <table:table-cell table:style-name="ce24" table:formula="of:=COUNTIF([$Dataset.F$2:.F$270];[.A8])" office:value-type="float" office:value="8">
            <text:p>8</text:p>
          </table:table-cell>
          <table:table-cell table:number-columns-repeated="1022"/>
        </table:table-row>
        <table:table-row table:style-name="ro5">
          <table:table-cell office:value-type="string">
            <text:p>Pakistan</text:p>
          </table:table-cell>
          <table:table-cell table:style-name="ce24" table:formula="of:=COUNTIF([$Dataset.F$2:.F$270];[.A9])" office:value-type="float" office:value="8">
            <text:p>8</text:p>
          </table:table-cell>
          <table:table-cell table:number-columns-repeated="1022"/>
        </table:table-row>
        <table:table-row table:style-name="ro5">
          <table:table-cell office:value-type="string">
            <text:p>Russia</text:p>
          </table:table-cell>
          <table:table-cell table:style-name="ce24" table:formula="of:=COUNTIF([$Dataset.F$2:.F$270];[.A10])" office:value-type="float" office:value="6">
            <text:p>6</text:p>
          </table:table-cell>
          <table:table-cell table:number-columns-repeated="1022"/>
        </table:table-row>
        <table:table-row table:style-name="ro5">
          <table:table-cell office:value-type="string">
            <text:p>Cameroon</text:p>
          </table:table-cell>
          <table:table-cell table:style-name="ce24" table:formula="of:=COUNTIF([$Dataset.F$2:.F$270];[.A11])" office:value-type="float" office:value="5">
            <text:p>5</text:p>
          </table:table-cell>
          <table:table-cell table:number-columns-repeated="1022"/>
        </table:table-row>
        <table:table-row table:style-name="ro5">
          <table:table-cell office:value-type="string">
            <text:p>India</text:p>
          </table:table-cell>
          <table:table-cell table:style-name="ce24" table:formula="of:=COUNTIF([$Dataset.F$2:.F$270];[.A12])" office:value-type="float" office:value="5">
            <text:p>5</text:p>
          </table:table-cell>
          <table:table-cell table:number-columns-repeated="1022"/>
        </table:table-row>
        <table:table-row table:style-name="ro5">
          <table:table-cell office:value-type="string">
            <text:p>Australia</text:p>
          </table:table-cell>
          <table:table-cell table:style-name="ce24" table:formula="of:=COUNTIF([$Dataset.F$2:.F$270];[.A13])" office:value-type="float" office:value="4">
            <text:p>4</text:p>
          </table:table-cell>
          <table:table-cell table:number-columns-repeated="1022"/>
        </table:table-row>
        <table:table-row table:style-name="ro5">
          <table:table-cell office:value-type="string">
            <text:p>Germany</text:p>
          </table:table-cell>
          <table:table-cell table:style-name="ce24" table:formula="of:=COUNTIF([$Dataset.F$2:.F$270];[.A14])" office:value-type="float" office:value="4">
            <text:p>4</text:p>
          </table:table-cell>
          <table:table-cell table:number-columns-repeated="1022"/>
        </table:table-row>
        <table:table-row table:style-name="ro5">
          <table:table-cell office:value-type="string">
            <text:p>Ghana</text:p>
          </table:table-cell>
          <table:table-cell table:style-name="ce24" table:formula="of:=COUNTIF([$Dataset.F$2:.F$270];[.A15])" office:value-type="float" office:value="4">
            <text:p>4</text:p>
          </table:table-cell>
          <table:table-cell table:number-columns-repeated="1022"/>
        </table:table-row>
        <table:table-row table:style-name="ro5">
          <table:table-cell office:value-type="string">
            <text:p>Romania</text:p>
          </table:table-cell>
          <table:table-cell table:style-name="ce24" table:formula="of:=COUNTIF([$Dataset.F$2:.F$270];[.A16])" office:value-type="float" office:value="4">
            <text:p>4</text:p>
          </table:table-cell>
          <table:table-cell table:number-columns-repeated="1022"/>
        </table:table-row>
        <table:table-row table:style-name="ro5">
          <table:table-cell office:value-type="string">
            <text:p>France</text:p>
          </table:table-cell>
          <table:table-cell table:style-name="ce24" table:formula="of:=COUNTIF([$Dataset.F$2:.F$270];[.A17])" office:value-type="float" office:value="3">
            <text:p>3</text:p>
          </table:table-cell>
          <table:table-cell table:number-columns-repeated="1022"/>
        </table:table-row>
        <table:table-row table:style-name="ro5">
          <table:table-cell office:value-type="string">
            <text:p>Israel</text:p>
          </table:table-cell>
          <table:table-cell table:style-name="ce24" table:formula="of:=COUNTIF([$Dataset.F$2:.F$270];[.A18])" office:value-type="float" office:value="3">
            <text:p>3</text:p>
          </table:table-cell>
          <table:table-cell table:number-columns-repeated="1022"/>
        </table:table-row>
        <table:table-row table:style-name="ro5">
          <table:table-cell office:value-type="string">
            <text:p>Tanzania</text:p>
          </table:table-cell>
          <table:table-cell table:style-name="ce24" table:formula="of:=COUNTIF([$Dataset.F$2:.F$270];[.A19])" office:value-type="float" office:value="3">
            <text:p>3</text:p>
          </table:table-cell>
          <table:table-cell table:number-columns-repeated="1022"/>
        </table:table-row>
        <table:table-row table:style-name="ro5">
          <table:table-cell table:style-name="ce10" office:value-type="string">
            <text:p>Zimbabwe</text:p>
          </table:table-cell>
          <table:table-cell table:style-name="ce24" table:formula="of:=COUNTIF([$Dataset.F$2:.F$270];[.A20])" office:value-type="float" office:value="3">
            <text:p>3</text:p>
          </table:table-cell>
          <table:table-cell table:number-columns-repeated="1022"/>
        </table:table-row>
        <table:table-row table:style-name="ro5">
          <table:table-cell office:value-type="string">
            <text:p>Bangladesh</text:p>
          </table:table-cell>
          <table:table-cell table:style-name="ce24" table:formula="of:=COUNTIF([$Dataset.F$2:.F$270];[.A21])" office:value-type="float" office:value="2">
            <text:p>2</text:p>
          </table:table-cell>
          <table:table-cell table:number-columns-repeated="1022"/>
        </table:table-row>
        <table:table-row table:style-name="ro7">
          <table:table-cell table:style-name="ce10" office:value-type="string">
            <text:p>China</text:p>
          </table:table-cell>
          <table:table-cell table:style-name="ce24" table:formula="of:=COUNTIF([$Dataset.F$2:.F$270];[.A22])" office:value-type="float" office:value="2">
            <text:p>2</text:p>
          </table:table-cell>
          <table:table-cell table:number-columns-repeated="1022"/>
        </table:table-row>
        <table:table-row table:style-name="ro5">
          <table:table-cell office:value-type="string">
            <text:p>Colombia</text:p>
          </table:table-cell>
          <table:table-cell table:style-name="ce24" table:formula="of:=COUNTIF([$Dataset.F$2:.F$270];[.A23])" office:value-type="float" office:value="2">
            <text:p>2</text:p>
          </table:table-cell>
          <table:table-cell table:number-columns-repeated="1022"/>
        </table:table-row>
        <table:table-row table:style-name="ro5">
          <table:table-cell office:value-type="string">
            <text:p>Jordan</text:p>
          </table:table-cell>
          <table:table-cell table:style-name="ce24" table:formula="of:=COUNTIF([$Dataset.F$2:.F$270];[.A24])" office:value-type="float" office:value="2">
            <text:p>2</text:p>
          </table:table-cell>
          <table:table-cell table:number-columns-repeated="1022"/>
        </table:table-row>
        <table:table-row table:style-name="ro5">
          <table:table-cell office:value-type="string">
            <text:p>Sweden</text:p>
          </table:table-cell>
          <table:table-cell table:style-name="ce24" table:formula="of:=COUNTIF([$Dataset.F$2:.F$270];[.A25])" office:value-type="float" office:value="2">
            <text:p>2</text:p>
          </table:table-cell>
          <table:table-cell table:number-columns-repeated="1022"/>
        </table:table-row>
        <table:table-row table:style-name="ro7">
          <table:table-cell table:style-name="ce10" office:value-type="string">
            <text:p>Belgium</text:p>
          </table:table-cell>
          <table:table-cell table:style-name="ce24" table:formula="of:=COUNTIF([$Dataset.F$2:.F$270];[.A26])" office:value-type="float" office:value="1">
            <text:p>1</text:p>
          </table:table-cell>
          <table:table-cell table:number-columns-repeated="1022"/>
        </table:table-row>
        <table:table-row table:style-name="ro7">
          <table:table-cell table:style-name="ce10" office:value-type="string">
            <text:p>Bolivia</text:p>
          </table:table-cell>
          <table:table-cell table:style-name="ce24" table:formula="of:=COUNTIF([$Dataset.F$2:.F$270];[.A27])" office:value-type="float" office:value="1">
            <text:p>1</text:p>
          </table:table-cell>
          <table:table-cell table:number-columns-repeated="1022"/>
        </table:table-row>
        <table:table-row table:style-name="ro5">
          <table:table-cell office:value-type="string">
            <text:p>Botswana</text:p>
          </table:table-cell>
          <table:table-cell table:style-name="ce24" table:formula="of:=COUNTIF([$Dataset.F$2:.F$270];[.A28])" office:value-type="float" office:value="1">
            <text:p>1</text:p>
          </table:table-cell>
          <table:table-cell table:number-columns-repeated="1022"/>
        </table:table-row>
        <table:table-row table:style-name="ro7">
          <table:table-cell table:style-name="ce10" office:value-type="string">
            <text:p>Brazil</text:p>
          </table:table-cell>
          <table:table-cell table:style-name="ce24" table:formula="of:=COUNTIF([$Dataset.F$2:.F$270];[.A29])" office:value-type="float" office:value="1">
            <text:p>1</text:p>
          </table:table-cell>
          <table:table-cell table:number-columns-repeated="1022"/>
        </table:table-row>
        <table:table-row table:style-name="ro5">
          <table:table-cell office:value-type="string">
            <text:p>Denmark</text:p>
          </table:table-cell>
          <table:table-cell table:style-name="ce24" table:formula="of:=COUNTIF([$Dataset.F$2:.F$270];[.A30])" office:value-type="float" office:value="1">
            <text:p>1</text:p>
          </table:table-cell>
          <table:table-cell table:number-columns-repeated="1022"/>
        </table:table-row>
        <table:table-row table:style-name="ro7">
          <table:table-cell table:style-name="ce10" office:value-type="string">
            <text:p>Egypt</text:p>
          </table:table-cell>
          <table:table-cell table:style-name="ce24" table:formula="of:=COUNTIF([$Dataset.F$2:.F$270];[.A31])" office:value-type="float" office:value="1">
            <text:p>1</text:p>
          </table:table-cell>
          <table:table-cell table:number-columns-repeated="1022"/>
        </table:table-row>
        <table:table-row table:style-name="ro7">
          <table:table-cell table:style-name="ce10" office:value-type="string">
            <text:p>Ethiopia</text:p>
          </table:table-cell>
          <table:table-cell table:style-name="ce24" table:formula="of:=COUNTIF([$Dataset.F$2:.F$270];[.A32])" office:value-type="float" office:value="1">
            <text:p>1</text:p>
          </table:table-cell>
          <table:table-cell table:number-columns-repeated="1022"/>
        </table:table-row>
        <table:table-row table:style-name="ro5">
          <table:table-cell office:value-type="string">
            <text:p>Finland</text:p>
          </table:table-cell>
          <table:table-cell table:style-name="ce24" table:formula="of:=COUNTIF([$Dataset.F$2:.F$270];[.A33])" office:value-type="float" office:value="1">
            <text:p>1</text:p>
          </table:table-cell>
          <table:table-cell table:number-columns-repeated="1022"/>
        </table:table-row>
        <table:table-row table:style-name="ro5">
          <table:table-cell office:value-type="string">
            <text:p>Iran</text:p>
          </table:table-cell>
          <table:table-cell table:style-name="ce24" table:formula="of:=COUNTIF([$Dataset.F$2:.F$270];[.A34])" office:value-type="float" office:value="1">
            <text:p>1</text:p>
          </table:table-cell>
          <table:table-cell table:number-columns-repeated="1022"/>
        </table:table-row>
        <table:table-row table:style-name="ro7">
          <table:table-cell table:style-name="ce10" office:value-type="string">
            <text:p>Jamaica</text:p>
          </table:table-cell>
          <table:table-cell table:style-name="ce24" table:formula="of:=COUNTIF([$Dataset.F$2:.F$270];[.A35])" office:value-type="float" office:value="1">
            <text:p>1</text:p>
          </table:table-cell>
          <table:table-cell table:number-columns-repeated="1022"/>
        </table:table-row>
        <table:table-row table:style-name="ro5">
          <table:table-cell office:value-type="string">
            <text:p>Japan</text:p>
          </table:table-cell>
          <table:table-cell table:style-name="ce24" table:formula="of:=COUNTIF([$Dataset.F$2:.F$270];[.A36])" office:value-type="float" office:value="1">
            <text:p>1</text:p>
          </table:table-cell>
          <table:table-cell table:number-columns-repeated="1022"/>
        </table:table-row>
        <table:table-row table:style-name="ro5">
          <table:table-cell office:value-type="string">
            <text:p>Latvia</text:p>
          </table:table-cell>
          <table:table-cell table:style-name="ce24" table:formula="of:=COUNTIF([$Dataset.F$2:.F$270];[.A37])" office:value-type="float" office:value="1">
            <text:p>1</text:p>
          </table:table-cell>
          <table:table-cell table:number-columns-repeated="1022"/>
        </table:table-row>
        <table:table-row table:style-name="ro5">
          <table:table-cell office:value-type="string">
            <text:p>Lebanon</text:p>
          </table:table-cell>
          <table:table-cell table:style-name="ce24" table:formula="of:=COUNTIF([$Dataset.F$2:.F$270];[.A38])" office:value-type="float" office:value="1">
            <text:p>1</text:p>
          </table:table-cell>
          <table:table-cell table:number-columns-repeated="1022"/>
        </table:table-row>
        <table:table-row table:style-name="ro7">
          <table:table-cell table:style-name="ce10" office:value-type="string">
            <text:p>Liberia</text:p>
          </table:table-cell>
          <table:table-cell table:style-name="ce24" table:formula="of:=COUNTIF([$Dataset.F$2:.F$270];[.A39])" office:value-type="float" office:value="1">
            <text:p>1</text:p>
          </table:table-cell>
          <table:table-cell table:number-columns-repeated="1022"/>
        </table:table-row>
        <table:table-row table:style-name="ro7">
          <table:table-cell table:style-name="ce10" office:value-type="string">
            <text:p>Malawi</text:p>
          </table:table-cell>
          <table:table-cell table:style-name="ce24" table:formula="of:=COUNTIF([$Dataset.F$2:.F$270];[.A40])" office:value-type="float" office:value="1">
            <text:p>1</text:p>
          </table:table-cell>
          <table:table-cell table:number-columns-repeated="1022"/>
        </table:table-row>
        <table:table-row table:style-name="ro5">
          <table:table-cell office:value-type="string">
            <text:p>Maldives</text:p>
          </table:table-cell>
          <table:table-cell table:style-name="ce24" table:formula="of:=COUNTIF([$Dataset.F$2:.F$270];[.A41])" office:value-type="float" office:value="1">
            <text:p>1</text:p>
          </table:table-cell>
          <table:table-cell table:number-columns-repeated="1022"/>
        </table:table-row>
        <table:table-row table:style-name="ro7">
          <table:table-cell table:style-name="ce10" office:value-type="string">
            <text:p>Mexico</text:p>
          </table:table-cell>
          <table:table-cell table:style-name="ce24" table:formula="of:=COUNTIF([$Dataset.F$2:.F$270];[.A42])" office:value-type="float" office:value="1">
            <text:p>1</text:p>
          </table:table-cell>
          <table:table-cell table:number-columns-repeated="1022"/>
        </table:table-row>
        <table:table-row table:style-name="ro5">
          <table:table-cell office:value-type="string">
            <text:p>Mozambique</text:p>
          </table:table-cell>
          <table:table-cell table:style-name="ce24" table:formula="of:=COUNTIF([$Dataset.F$2:.F$270];[.A43])" office:value-type="float" office:value="1">
            <text:p>1</text:p>
          </table:table-cell>
          <table:table-cell table:number-columns-repeated="1022"/>
        </table:table-row>
        <table:table-row table:style-name="ro5">
          <table:table-cell office:value-type="string">
            <text:p>Nepal</text:p>
          </table:table-cell>
          <table:table-cell table:style-name="ce24" table:formula="of:=COUNTIF([$Dataset.F$2:.F$270];[.A44])" office:value-type="float" office:value="1">
            <text:p>1</text:p>
          </table:table-cell>
          <table:table-cell table:number-columns-repeated="1022"/>
        </table:table-row>
        <table:table-row table:style-name="ro7">
          <table:table-cell table:style-name="ce10" office:value-type="string">
            <text:p>Netherlands</text:p>
          </table:table-cell>
          <table:table-cell table:style-name="ce24" table:formula="of:=COUNTIF([$Dataset.F$2:.F$270];[.A45])" office:value-type="float" office:value="1">
            <text:p>1</text:p>
          </table:table-cell>
          <table:table-cell table:number-columns-repeated="1022"/>
        </table:table-row>
        <table:table-row table:style-name="ro7">
          <table:table-cell table:style-name="ce10" office:value-type="string">
            <text:p>Palestine</text:p>
          </table:table-cell>
          <table:table-cell table:style-name="ce24" table:formula="of:=COUNTIF([$Dataset.F$2:.F$270];[.A46])" office:value-type="float" office:value="1">
            <text:p>1</text:p>
          </table:table-cell>
          <table:table-cell table:number-columns-repeated="1022"/>
        </table:table-row>
        <table:table-row table:style-name="ro5">
          <table:table-cell office:value-type="string">
            <text:p>Philippines</text:p>
          </table:table-cell>
          <table:table-cell table:style-name="ce24" table:formula="of:=COUNTIF([$Dataset.F$2:.F$270];[.A47])" office:value-type="float" office:value="1">
            <text:p>1</text:p>
          </table:table-cell>
          <table:table-cell table:number-columns-repeated="1022"/>
        </table:table-row>
        <table:table-row table:style-name="ro7">
          <table:table-cell table:style-name="ce11" office:value-type="string">
            <text:p>Poland</text:p>
          </table:table-cell>
          <table:table-cell table:style-name="ce24" table:formula="of:=COUNTIF([$Dataset.F$2:.F$270];[.A48])" office:value-type="float" office:value="1">
            <text:p>1</text:p>
          </table:table-cell>
          <table:table-cell table:number-columns-repeated="1022"/>
        </table:table-row>
        <table:table-row table:style-name="ro5">
          <table:table-cell office:value-type="string">
            <text:p>Rwanda</text:p>
          </table:table-cell>
          <table:table-cell table:style-name="ce24" table:formula="of:=COUNTIF([$Dataset.F$2:.F$270];[.A49])" office:value-type="float" office:value="1">
            <text:p>1</text:p>
          </table:table-cell>
          <table:table-cell table:number-columns-repeated="1022"/>
        </table:table-row>
        <table:table-row table:style-name="ro5">
          <table:table-cell office:value-type="string">
            <text:p>Sierra Leone</text:p>
          </table:table-cell>
          <table:table-cell table:style-name="ce24" table:formula="of:=COUNTIF([$Dataset.F$2:.F$270];[.A50])" office:value-type="float" office:value="1">
            <text:p>1</text:p>
          </table:table-cell>
          <table:table-cell table:number-columns-repeated="1022"/>
        </table:table-row>
        <table:table-row table:style-name="ro7">
          <table:table-cell table:style-name="ce10" office:value-type="string">
            <text:p>Slovakia</text:p>
          </table:table-cell>
          <table:table-cell table:style-name="ce24" table:formula="of:=COUNTIF([$Dataset.F$2:.F$270];[.A51])" office:value-type="float" office:value="1">
            <text:p>1</text:p>
          </table:table-cell>
          <table:table-cell table:number-columns-repeated="1022"/>
        </table:table-row>
        <table:table-row table:style-name="ro5">
          <table:table-cell office:value-type="string">
            <text:p>Sri Lanka</text:p>
          </table:table-cell>
          <table:table-cell table:style-name="ce24" table:formula="of:=COUNTIF([$Dataset.F$2:.F$270];[.A52])" office:value-type="float" office:value="1">
            <text:p>1</text:p>
          </table:table-cell>
          <table:table-cell table:number-columns-repeated="1022"/>
        </table:table-row>
        <table:table-row table:style-name="ro5">
          <table:table-cell office:value-type="string">
            <text:p>Spain</text:p>
          </table:table-cell>
          <table:table-cell table:style-name="ce24" table:formula="of:=COUNTIF([$Dataset.F$2:.F$270];[.A53])" office:value-type="float" office:value="1">
            <text:p>1</text:p>
          </table:table-cell>
          <table:table-cell table:number-columns-repeated="1022"/>
        </table:table-row>
        <table:table-row table:style-name="ro5">
          <table:table-cell office:value-type="string">
            <text:p>Swaziland</text:p>
          </table:table-cell>
          <table:table-cell table:style-name="ce24" table:formula="of:=COUNTIF([$Dataset.F$2:.F$270];[.A54])" office:value-type="float" office:value="1">
            <text:p>1</text:p>
          </table:table-cell>
          <table:table-cell table:number-columns-repeated="1022"/>
        </table:table-row>
        <table:table-row table:style-name="ro5">
          <table:table-cell office:value-type="string">
            <text:p>Thailand</text:p>
          </table:table-cell>
          <table:table-cell table:style-name="ce24" table:formula="of:=COUNTIF([$Dataset.F$2:.F$270];[.A55])" office:value-type="float" office:value="1">
            <text:p>1</text:p>
          </table:table-cell>
          <table:table-cell table:number-columns-repeated="1022"/>
        </table:table-row>
        <table:table-row table:style-name="ro5">
          <table:table-cell office:value-type="string">
            <text:p>Togo</text:p>
          </table:table-cell>
          <table:table-cell table:style-name="ce24" table:formula="of:=COUNTIF([$Dataset.F$2:.F$270];[.A56])" office:value-type="float" office:value="1">
            <text:p>1</text:p>
          </table:table-cell>
          <table:table-cell table:number-columns-repeated="1022"/>
        </table:table-row>
        <table:table-row table:style-name="ro5">
          <table:table-cell office:value-type="string">
            <text:p>Uzbekistan</text:p>
          </table:table-cell>
          <table:table-cell table:style-name="ce24" table:formula="of:=COUNTIF([$Dataset.F$2:.F$270];[.A57])" office:value-type="float" office:value="1">
            <text:p>1</text:p>
          </table:table-cell>
          <table:table-cell table:number-columns-repeated="1022"/>
        </table:table-row>
        <table:table-row table:style-name="ro7">
          <table:table-cell table:style-name="ce10" office:value-type="string">
            <text:p>Zambia</text:p>
          </table:table-cell>
          <table:table-cell table:style-name="ce24" table:formula="of:=COUNTIF([$Dataset.F$2:.F$270];[.A58])" office:value-type="float" office:value="1">
            <text:p>1</text:p>
          </table:table-cell>
          <table:table-cell table:number-columns-repeated="1022"/>
        </table:table-row>
        <table:table-row table:style-name="ro5" table:number-rows-repeated="104851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hemes" table:style-name="ta3">
        <office:forms form:automatic-focus="false" form:apply-design-mode="false"/>
        <table:shapes>
          <draw:frame draw:z-index="0" draw:name="Chart 1" draw:style-name="gr1" svg:width="24.032cm" svg:height="20.672cm" svg:x="9.136cm" svg:y="0.609cm">
            <draw:object draw:notify-on-update-of-ranges="Themes.A1:Themes.A36 Themes.B1:Themes.B3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ce25"/>
        <table:table-column table:style-name="co1" table:number-columns-repeated="1023" table:default-cell-style-name="Default"/>
        <table:table-row table:style-name="ro5">
          <table:table-cell office:value-type="string">
            <text:p>Education</text:p>
          </table:table-cell>
          <table:table-cell table:formula="of:=COUNTIF([$Dataset.H$2:.H$268];[.A1])" office:value-type="float" office:value="57">
            <text:p>57</text:p>
          </table:table-cell>
          <table:table-cell table:number-columns-repeated="1022"/>
        </table:table-row>
        <table:table-row table:style-name="ro5">
          <table:table-cell office:value-type="string">
            <text:p>ICT</text:p>
          </table:table-cell>
          <table:table-cell table:formula="of:=COUNTIF([$Dataset.H$2:.H$268];[.A2])" office:value-type="float" office:value="38">
            <text:p>38</text:p>
          </table:table-cell>
          <table:table-cell table:number-columns-repeated="1022"/>
        </table:table-row>
        <table:table-row table:style-name="ro5">
          <table:table-cell office:value-type="string">
            <text:p>Social Development</text:p>
          </table:table-cell>
          <table:table-cell table:formula="of:=COUNTIF([$Dataset.H$2:.H$268];[.A3])" office:value-type="float" office:value="33">
            <text:p>33</text:p>
          </table:table-cell>
          <table:table-cell table:number-columns-repeated="1022"/>
        </table:table-row>
        <table:table-row table:style-name="ro5">
          <table:table-cell office:value-type="string">
            <text:p>Culture</text:p>
          </table:table-cell>
          <table:table-cell table:formula="of:=COUNTIF([$Dataset.H$2:.H$268];[.A4])" office:value-type="float" office:value="19">
            <text:p>19</text:p>
          </table:table-cell>
          <table:table-cell table:number-columns-repeated="1022"/>
        </table:table-row>
        <table:table-row table:style-name="ro5">
          <table:table-cell office:value-type="string">
            <text:p>Youth development</text:p>
          </table:table-cell>
          <table:table-cell table:formula="of:=COUNTIF([$Dataset.H$2:.H$268];[.A5])" office:value-type="float" office:value="17">
            <text:p>17</text:p>
          </table:table-cell>
          <table:table-cell table:number-columns-repeated="1022"/>
        </table:table-row>
        <table:table-row table:style-name="ro5">
          <table:table-cell office:value-type="string">
            <text:p>not disclosed</text:p>
          </table:table-cell>
          <table:table-cell table:formula="of:=COUNTIF([$Dataset.H$2:.H$268];[.A6])" office:value-type="float" office:value="17">
            <text:p>17</text:p>
          </table:table-cell>
          <table:table-cell table:number-columns-repeated="1022"/>
        </table:table-row>
        <table:table-row table:style-name="ro5">
          <table:table-cell office:value-type="string">
            <text:p>Environment</text:p>
          </table:table-cell>
          <table:table-cell table:formula="of:=COUNTIF([$Dataset.H$2:.H$268];[.A7])" office:value-type="float" office:value="12">
            <text:p>12</text:p>
          </table:table-cell>
          <table:table-cell table:number-columns-repeated="1022"/>
        </table:table-row>
        <table:table-row table:style-name="ro5">
          <table:table-cell office:value-type="string">
            <text:p>Healthcare</text:p>
          </table:table-cell>
          <table:table-cell table:formula="of:=COUNTIF([$Dataset.H$2:.H$268];[.A8])" office:value-type="float" office:value="11">
            <text:p>11</text:p>
          </table:table-cell>
          <table:table-cell table:number-columns-repeated="1022"/>
        </table:table-row>
        <table:table-row table:style-name="ro5">
          <table:table-cell office:value-type="string">
            <text:p>Agriculture</text:p>
          </table:table-cell>
          <table:table-cell table:formula="of:=COUNTIF([$Dataset.H$2:.H$268];[.A9])" office:value-type="float" office:value="9">
            <text:p>9</text:p>
          </table:table-cell>
          <table:table-cell table:number-columns-repeated="1022"/>
        </table:table-row>
        <table:table-row table:style-name="ro5">
          <table:table-cell office:value-type="string">
            <text:p>Conflict resolution</text:p>
          </table:table-cell>
          <table:table-cell table:formula="of:=COUNTIF([$Dataset.H$2:.H$268];[.A10])" office:value-type="float" office:value="9">
            <text:p>9</text:p>
          </table:table-cell>
          <table:table-cell table:number-columns-repeated="1022"/>
        </table:table-row>
        <table:table-row table:style-name="ro5">
          <table:table-cell office:value-type="string">
            <text:p>Research</text:p>
          </table:table-cell>
          <table:table-cell table:formula="of:=COUNTIF([$Dataset.H$2:.H$268];[.A11])" office:value-type="float" office:value="7">
            <text:p>7</text:p>
          </table:table-cell>
          <table:table-cell table:number-columns-repeated="1022"/>
        </table:table-row>
        <table:table-row table:style-name="ro5">
          <table:table-cell office:value-type="string">
            <text:p>Enterprise development</text:p>
          </table:table-cell>
          <table:table-cell table:formula="of:=COUNTIF([$Dataset.H$2:.H$268];[.A12])" office:value-type="float" office:value="7">
            <text:p>7</text:p>
          </table:table-cell>
          <table:table-cell table:number-columns-repeated="1022"/>
        </table:table-row>
        <table:table-row table:style-name="ro5">
          <table:table-cell office:value-type="string">
            <text:p>Food security</text:p>
          </table:table-cell>
          <table:table-cell table:formula="of:=COUNTIF([$Dataset.H$2:.H$268];[.A13])" office:value-type="float" office:value="4">
            <text:p>4</text:p>
          </table:table-cell>
          <table:table-cell table:number-columns-repeated="1022"/>
        </table:table-row>
        <table:table-row table:style-name="ro5">
          <table:table-cell office:value-type="string">
            <text:p>Human Rights</text:p>
          </table:table-cell>
          <table:table-cell table:formula="of:=COUNTIF([$Dataset.H$2:.H$268];[.A14])" office:value-type="float" office:value="4">
            <text:p>4</text:p>
          </table:table-cell>
          <table:table-cell table:number-columns-repeated="1022"/>
        </table:table-row>
        <table:table-row table:style-name="ro5">
          <table:table-cell office:value-type="string">
            <text:p>Open Data</text:p>
          </table:table-cell>
          <table:table-cell table:formula="of:=COUNTIF([$Dataset.H$2:.H$268];[.A15])" office:value-type="float" office:value="4">
            <text:p>4</text:p>
          </table:table-cell>
          <table:table-cell table:number-columns-repeated="1022"/>
        </table:table-row>
        <table:table-row table:style-name="ro5">
          <table:table-cell office:value-type="string">
            <text:p>Social media</text:p>
          </table:table-cell>
          <table:table-cell table:formula="of:=COUNTIF([$Dataset.H$2:.H$268];[.A16])" office:value-type="float" office:value="3">
            <text:p>3</text:p>
          </table:table-cell>
          <table:table-cell table:number-columns-repeated="1022"/>
        </table:table-row>
        <table:table-row table:style-name="ro5">
          <table:table-cell office:value-type="string">
            <text:p>HIV/AIDS</text:p>
          </table:table-cell>
          <table:table-cell table:formula="of:=COUNTIF([$Dataset.H$2:.H$268];[.A17])" office:value-type="float" office:value="3">
            <text:p>3</text:p>
          </table:table-cell>
          <table:table-cell table:number-columns-repeated="1022"/>
        </table:table-row>
        <table:table-row table:style-name="ro5">
          <table:table-cell office:value-type="string">
            <text:p>Economics</text:p>
          </table:table-cell>
          <table:table-cell table:formula="of:=COUNTIF([$Dataset.H$2:.H$268];[.A18])" office:value-type="float" office:value="3">
            <text:p>3</text:p>
          </table:table-cell>
          <table:table-cell table:number-columns-repeated="1022"/>
        </table:table-row>
        <table:table-row table:style-name="ro5">
          <table:table-cell office:value-type="string">
            <text:p>Crime</text:p>
          </table:table-cell>
          <table:table-cell table:formula="of:=COUNTIF([$Dataset.H$2:.H$268];[.A19])" office:value-type="float" office:value="2">
            <text:p>2</text:p>
          </table:table-cell>
          <table:table-cell table:number-columns-repeated="1022"/>
        </table:table-row>
        <table:table-row table:style-name="ro5">
          <table:table-cell office:value-type="string">
            <text:p>Entrepreneurship</text:p>
          </table:table-cell>
          <table:table-cell table:formula="of:=COUNTIF([$Dataset.H$2:.H$268];[.A20])" office:value-type="float" office:value="2">
            <text:p>2</text:p>
          </table:table-cell>
          <table:table-cell table:number-columns-repeated="1022"/>
        </table:table-row>
        <table:table-row table:style-name="ro5">
          <table:table-cell office:value-type="string">
            <text:p>Religion</text:p>
          </table:table-cell>
          <table:table-cell table:formula="of:=COUNTIF([$Dataset.H$2:.H$268];[.A21])" office:value-type="float" office:value="2">
            <text:p>2</text:p>
          </table:table-cell>
          <table:table-cell table:number-columns-repeated="1022"/>
        </table:table-row>
        <table:table-row table:style-name="ro5">
          <table:table-cell office:value-type="string">
            <text:p>OER</text:p>
          </table:table-cell>
          <table:table-cell table:formula="of:=COUNTIF([$Dataset.H$2:.H$268];[.A22])" office:value-type="float" office:value="2">
            <text:p>2</text:p>
          </table:table-cell>
          <table:table-cell table:number-columns-repeated="1022"/>
        </table:table-row>
        <table:table-row table:style-name="ro5">
          <table:table-cell office:value-type="string">
            <text:p>Fashion</text:p>
          </table:table-cell>
          <table:table-cell table:formula="of:=COUNTIF([$Dataset.H$2:.H$268];[.A23])" office:value-type="float" office:value="2">
            <text:p>2</text:p>
          </table:table-cell>
          <table:table-cell table:number-columns-repeated="1022"/>
        </table:table-row>
        <table:table-row table:style-name="ro5">
          <table:table-cell/>
          <table:table-cell table:number-columns-repeated="1023"/>
        </table:table-row>
        <table:table-row table:style-name="ro5">
          <table:table-cell/>
          <table:table-cell table:number-columns-repeated="1023"/>
        </table:table-row>
        <table:table-row table:style-name="ro5">
          <table:table-cell/>
          <table:table-cell table:number-columns-repeated="1023"/>
        </table:table-row>
        <table:table-row table:style-name="ro5">
          <table:table-cell/>
          <table:table-cell table:number-columns-repeated="1023"/>
        </table:table-row>
        <table:table-row table:style-name="ro5">
          <table:table-cell/>
          <table:table-cell table:number-columns-repeated="1023"/>
        </table:table-row>
        <table:table-row table:style-name="ro5">
          <table:table-cell/>
          <table:table-cell table:number-columns-repeated="1023"/>
        </table:table-row>
        <table:table-row table:style-name="ro5">
          <table:table-cell/>
          <table:table-cell table:number-columns-repeated="1023"/>
        </table:table-row>
        <table:table-row table:style-name="ro5">
          <table:table-cell/>
          <table:table-cell table:number-columns-repeated="1023"/>
        </table:table-row>
        <table:table-row table:style-name="ro5">
          <table:table-cell/>
          <table:table-cell table:number-columns-repeated="1023"/>
        </table:table-row>
        <table:table-row table:style-name="ro5">
          <table:table-cell/>
          <table:table-cell table:number-columns-repeated="1023"/>
        </table:table-row>
        <table:table-row table:style-name="ro5">
          <table:table-cell/>
          <table:table-cell table:number-columns-repeated="1023"/>
        </table:table-row>
        <table:table-row table:style-name="ro5">
          <table:table-cell/>
          <table:table-cell table:number-columns-repeated="1023"/>
        </table:table-row>
        <table:table-row table:style-name="ro5">
          <table:table-cell/>
          <table:table-cell table:number-columns-repeated="1023"/>
        </table:table-row>
        <table:table-row table:style-name="ro5" table:number-rows-repeated="1048525">
          <table:table-cell table:number-columns-repeated="1024"/>
        </table:table-row>
        <table:table-row table:style-name="ro10" table:number-rows-repeated="1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Totals" table:style-name="ta4">
        <office:forms form:automatic-focus="false" form:apply-design-mode="false"/>
        <table:shapes>
          <draw:frame draw:z-index="0" draw:name="Chart 1" draw:style-name="gr1" svg:width="23.511cm" svg:height="16.368cm" svg:x="2.686cm" svg:y="2.303cm">
            <draw:object draw:notify-on-update-of-ranges="Totals.A1:Totals.A1 Totals.A2:Totals.A2 Totals.B1:Totals.B1 Totals.B2:Totals.B2 Totals.C1:Totals.C1 Totals.C2:Totals.C2 Totals.D1:Totals.D1 Totals.D2:Totals.D2 Totals.E1:Totals.E1 Totals.E2:Totals.E2 Totals.F1:Totals.F1 Totals.F2:Totals.F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5">
          <table:table-cell table:style-name="ce26" office:value-type="string">
            <text:p>Enquiries</text:p>
          </table:table-cell>
          <table:table-cell table:style-name="ce28" office:value-type="string">
            <text:p>Applications</text:p>
          </table:table-cell>
          <table:table-cell table:style-name="ce28" office:value-type="string">
            <text:p>Declined</text:p>
          </table:table-cell>
          <table:table-cell table:style-name="ce28" office:value-type="string">
            <text:p>Short listed</text:p>
          </table:table-cell>
          <table:table-cell table:style-name="ce28" office:value-type="string">
            <text:p>Withdrawn</text:p>
          </table:table-cell>
          <table:table-cell table:style-name="ce28" office:value-type="string">
            <text:p>Selected</text:p>
          </table:table-cell>
          <table:table-cell table:style-name="ce28"/>
          <table:table-cell table:number-columns-repeated="1017"/>
        </table:table-row>
        <table:table-row table:style-name="ro5">
          <table:table-cell table:style-name="ce27" office:value-type="float" office:value="410">
            <text:p>410</text:p>
          </table:table-cell>
          <table:table-cell office:value-type="float" office:value="267">
            <text:p>267</text:p>
          </table:table-cell>
          <table:table-cell office:value-type="float" office:value="261">
            <text:p>261</text:p>
          </table:table-cell>
          <table:table-cell office:value-type="float" office:value="26">
            <text:p>26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5" table:number-rows-repeated="104857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ender" table:style-name="ta5">
        <table:shapes>
          <draw:frame draw:z-index="0" draw:name="Chart 1" draw:style-name="gr1" svg:width="22.956cm" svg:height="16.226cm" svg:x="0.675cm" svg:y="1.844cm">
            <draw:object draw:notify-on-update-of-ranges="Gender.A2:Gender.A3 Gender.B1:Gender.B1 Gender.B2:Gender.B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8" table:default-cell-style-name="Default"/>
        <table:table-column table:style-name="co1" table:number-columns-repeated="1011" table:default-cell-style-name="Default"/>
        <table:table-row table:style-name="ro5">
          <table:table-cell table:style-name="ce28" office:value-type="string">
            <text:p>Gender</text:p>
          </table:table-cell>
          <table:table-cell table:style-name="ce28" office:value-type="string">
            <text:p>Rank</text:p>
          </table:table-cell>
          <table:table-cell table:number-columns-repeated="1022"/>
        </table:table-row>
        <table:table-row table:style-name="ro5">
          <table:table-cell office:value-type="string">
            <text:p>male</text:p>
          </table:table-cell>
          <table:table-cell table:formula="of:=COUNTIF([$Dataset.D$2:.D$270];[.A2])" office:value-type="float" office:value="158">
            <text:p>158</text:p>
          </table:table-cell>
          <table:table-cell table:number-columns-repeated="1022"/>
        </table:table-row>
        <table:table-row table:style-name="ro5">
          <table:table-cell office:value-type="string">
            <text:p>female</text:p>
          </table:table-cell>
          <table:table-cell table:formula="of:=COUNTIF([$Dataset.D$2:.D$270];[.A3])" office:value-type="float" office:value="109">
            <text:p>109</text:p>
          </table:table-cell>
          <table:table-cell table:number-columns-repeated="1022"/>
        </table:table-row>
        <table:table-row table:style-name="ro5" table:number-rows-repeated="104857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Dataset.A1:Dataset.N268">
          <table:sort>
            <table:sort-by table:field-number="5" table:data-type="automatic"/>
          </table:sort>
        </table:database-range>
        <table:database-range table:name="__Anonymous_Sheet_DB__1" table:target-range-address="'Country totals'.A1:'Country totals'.B58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Themes.A1:Themes.B3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ZA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ZA">
      <number:number number:min-integer-digits="1"/>
    </number:number-style>
    <number:date-style style:name="N109">
      <number:month number:style="long"/>
      <number:text>/</number:text>
      <number:day number:style="long"/>
      <number:text>/</number:text>
      <number:year/>
    </number:date-style>
    <number:number-style style:name="N5109P0" style:volatile="true" number:language="en" number:country="ZA">
      <number:text>R </number:text>
      <number:number number:decimal-places="0" number:min-integer-digits="1" number:grouping="true"/>
    </number:number-style>
    <number:number-style style:name="N5109" number:language="en" number:country="ZA">
      <number:text>R -</number:text>
      <number:number number:decimal-places="0" number:min-integer-digits="1" number:grouping="true"/>
      <style:map style:condition="value()&gt;=0" style:apply-style-name="N5109P0"/>
    </number:number-style>
    <number:number-style style:name="N5110P0" style:volatile="true" number:language="en" number:country="ZA">
      <number:text>R </number:text>
      <number:number number:decimal-places="0" number:min-integer-digits="1" number:grouping="true"/>
    </number:number-style>
    <number:number-style style:name="N5110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5110P0"/>
    </number:number-style>
    <number:number-style style:name="N5112P0" style:volatile="true" number:language="en" number:country="ZA">
      <number:text>R </number:text>
      <number:number number:decimal-places="2" number:min-integer-digits="1" number:grouping="true"/>
    </number:number-style>
    <number:number-style style:name="N5112" number:language="en" number:country="ZA">
      <number:text>R -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en" number:country="ZA">
      <number:text>R </number:text>
      <number:number number:decimal-places="2" number:min-integer-digits="1" number:grouping="true"/>
    </number:number-style>
    <number:number-style style:name="N5113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5113P0"/>
    </number:number-style>
    <number:date-style style:name="N5114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5115" number:language="en" number:country="ZA">
      <number:day number:style="long"/>
      <number:text>-</number:text>
      <number:month number:textual="true"/>
    </number:date-style>
    <number:date-style style:name="N5116" number:language="en" number:country="ZA">
      <number:month number:textual="true"/>
      <number:text>-</number:text>
      <number:year/>
    </number:date-style>
    <number:date-style style:name="N5117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5118P0" style:volatile="true" number:language="en" number:country="ZA">
      <number:number number:decimal-places="0" number:min-integer-digits="1" number:grouping="true"/>
    </number:number-style>
    <number:number-style style:name="N5118" number:language="en" number:country="ZA">
      <number:text>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en" number:country="ZA">
      <number:number number:decimal-places="0" number:min-integer-digits="1" number:grouping="true"/>
    </number:number-style>
    <number:number-style style:name="N5119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en" number:country="ZA">
      <number:number number:decimal-places="2" number:min-integer-digits="1" number:grouping="true"/>
    </number:number-style>
    <number:number-style style:name="N5120" number:language="en" number:country="ZA">
      <number:text>-</number:text>
      <number:number number:decimal-places="2" number:min-integer-digits="1" number:grouping="true"/>
      <style:map style:condition="value()&gt;=0" style:apply-style-name="N5120P0"/>
    </number:number-style>
    <number:number-style style:name="N5121P0" style:volatile="true" number:language="en" number:country="ZA">
      <number:number number:decimal-places="2" number:min-integer-digits="1" number:grouping="true"/>
    </number:number-style>
    <number:number-style style:name="N5121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5P0" style:volatile="true" number:language="en" number:country="ZA">
      <number:number number:decimal-places="0" number:min-integer-digits="1" number:grouping="true"/>
      <number:text> </number:text>
    </number:number-style>
    <number:number-style style:name="N5125P1" style:volatile="true" number:language="en" number:country="ZA">
      <number:text> -</number:text>
      <number:number number:decimal-places="0" number:min-integer-digits="1" number:grouping="true"/>
      <number:text> </number:text>
    </number:number-style>
    <number:number-style style:name="N5125P2" style:volatile="true" number:language="en" number:country="ZA">
      <number:text> - </number:text>
    </number:number-style>
    <number:text-style style:name="N5125" number:language="en" number:country="ZA"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number-style style:name="N5129P0" style:volatile="true" number:language="en" number:country="ZA">
      <number:text> R </number:text>
      <number:number number:decimal-places="0" number:min-integer-digits="1" number:grouping="true"/>
      <number:text> </number:text>
    </number:number-style>
    <number:number-style style:name="N5129P1" style:volatile="true" number:language="en" number:country="ZA">
      <number:text> R -</number:text>
      <number:number number:decimal-places="0" number:min-integer-digits="1" number:grouping="true"/>
      <number:text> </number:text>
    </number:number-style>
    <number:number-style style:name="N5129P2" style:volatile="true" number:language="en" number:country="ZA">
      <number:text> R - </number:text>
    </number:number-style>
    <number:text-style style:name="N5129" number:language="en" number:country="ZA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en" number:country="ZA">
      <number:number number:decimal-places="2" number:min-integer-digits="1" number:grouping="true"/>
      <number:text> </number:text>
    </number:number-style>
    <number:number-style style:name="N5133P1" style:volatile="true" number:language="en" number:country="ZA">
      <number:text> -</number:text>
      <number:number number:decimal-places="2" number:min-integer-digits="1" number:grouping="true"/>
      <number:text> </number:text>
    </number:number-style>
    <number:number-style style:name="N5133P2" style:volatile="true" number:language="en" number:country="ZA">
      <number:text> -</number:text>
      <number:number number:decimal-places="0" number:min-integer-digits="0"/>
      <number:text> </number:text>
    </number:number-style>
    <number:text-style style:name="N5133" number:language="en" number:country="ZA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en" number:country="ZA">
      <number:text> R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ZA">
      <number:text> R -</number:text>
      <number:number number:decimal-places="2" number:min-integer-digits="1" number:grouping="true"/>
      <number:text> </number:text>
    </number:number-style>
    <number:number-style style:name="N5137P2" style:volatile="true" number:language="en" number:country="ZA">
      <number:text> R -</number:text>
      <number:number number:decimal-places="0" number:min-integer-digits="0"/>
      <number:text> </number:text>
    </number:number-style>
    <number:text-style style:name="N5137" number:language="en" number:country="ZA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time-style style:name="N5138" number:language="en" number:country="ZA">
      <number:minutes number:style="long"/>
      <number:text>:</number:text>
      <number:seconds number:style="long"/>
    </number:time-style>
    <number:time-style style:name="N5139" number:language="en" number:country="Z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0" number:language="en" number:country="ZA">
      <number:minutes number:style="long"/>
      <number:text>:</number:text>
      <number:seconds number:style="long" number:decimal-places="1"/>
    </number:time-style>
    <number:number-style style:name="N5141" number:language="en" number:country="ZA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name-asian="宋体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3">0000/00/00</text:date>, <text:time style:data-style-name="N2" text:time-value="0000-00-00T09:21:1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set" style:display-name="PageStyle_Data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ry_20_totals" style:display-name="PageStyle_Country total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hemes" style:display-name="PageStyle_Theme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otals" style:display-name="PageStyle_Total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ender" style:display-name="PageStyle_Gen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Hudson</meta:initial-creator>
    <meta:editing-cycles>2</meta:editing-cycles>
    <meta:print-date>2013-03-11T14:37:42</meta:print-date>
    <meta:creation-date>2013-03-11T07:22:23</meta:creation-date>
    <dc:date>2013-09-13T10:05:16</dc:date>
    <meta:editing-duration>PT11M57S</meta:editing-duration>
    <meta:generator>LibreOffice/3.6$MacOSX_x86 LibreOffice_project/932b512-69e3009-7a10e5c-fc86223-a55908</meta:generator>
    <meta:document-statistic meta:table-count="5" meta:cell-count="3880" meta:object-count="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ZA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500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display-label="true" chart:logarithmic="false" chart:reverse-direction="tru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pie-offset="25"/>
      <style:graphic-properties draw:stroke="none" draw:fill-color="#4f81bd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365982"/>
    </style:style>
    <style:style style:name="ch10" style:family="chart">
      <style:chart-properties chart:solid-type="cuboid"/>
      <style:graphic-properties draw:fill-color="#843735"/>
    </style:style>
    <style:style style:name="ch11" style:family="chart">
      <style:chart-properties chart:solid-type="cuboid"/>
      <style:graphic-properties draw:fill-color="#6b813d"/>
    </style:style>
    <style:style style:name="ch12" style:family="chart">
      <style:chart-properties chart:solid-type="cuboid"/>
      <style:graphic-properties draw:fill-color="#58456f"/>
    </style:style>
    <style:style style:name="ch13" style:family="chart">
      <style:chart-properties chart:solid-type="cuboid"/>
      <style:graphic-properties draw:fill-color="#337688"/>
    </style:style>
    <style:style style:name="ch14" style:family="chart">
      <style:chart-properties chart:solid-type="cuboid"/>
      <style:graphic-properties draw:fill-color="#aa6730"/>
    </style:style>
    <style:style style:name="ch15" style:family="chart">
      <style:chart-properties chart:solid-type="cuboid"/>
      <style:graphic-properties draw:fill-color="#3d6392"/>
    </style:style>
    <style:style style:name="ch16" style:family="chart">
      <style:chart-properties chart:solid-type="cuboid"/>
      <style:graphic-properties draw:fill-color="#943d3b"/>
    </style:style>
    <style:style style:name="ch17" style:family="chart">
      <style:chart-properties chart:solid-type="cuboid"/>
      <style:graphic-properties draw:fill-color="#779044"/>
    </style:style>
    <style:style style:name="ch18" style:family="chart">
      <style:chart-properties chart:solid-type="cuboid"/>
      <style:graphic-properties draw:fill-color="#634d7d"/>
    </style:style>
    <style:style style:name="ch19" style:family="chart">
      <style:chart-properties chart:solid-type="cuboid"/>
      <style:graphic-properties draw:fill-color="#3a8599"/>
    </style:style>
    <style:style style:name="ch20" style:family="chart">
      <style:chart-properties chart:solid-type="cuboid"/>
      <style:graphic-properties draw:fill-color="#bf7436"/>
    </style:style>
    <style:style style:name="ch21" style:family="chart">
      <style:chart-properties chart:solid-type="cuboid"/>
      <style:graphic-properties draw:fill-color="#426da0"/>
    </style:style>
    <style:style style:name="ch22" style:family="chart">
      <style:chart-properties chart:solid-type="cuboid"/>
      <style:graphic-properties draw:fill-color="#a24341"/>
    </style:style>
    <style:style style:name="ch23" style:family="chart">
      <style:chart-properties chart:solid-type="cuboid"/>
      <style:graphic-properties draw:fill-color="#839e4b"/>
    </style:style>
    <style:style style:name="ch24" style:family="chart">
      <style:chart-properties chart:solid-type="cuboid"/>
      <style:graphic-properties draw:fill-color="#6c5489"/>
    </style:style>
    <style:style style:name="ch25" style:family="chart">
      <style:chart-properties chart:solid-type="cuboid"/>
      <style:graphic-properties draw:fill-color="#3f91a7"/>
    </style:style>
    <style:style style:name="ch26" style:family="chart">
      <style:chart-properties chart:solid-type="cuboid"/>
      <style:graphic-properties draw:fill-color="#d17e3b"/>
    </style:style>
    <style:style style:name="ch27" style:family="chart">
      <style:chart-properties chart:solid-type="cuboid"/>
      <style:graphic-properties draw:fill-color="#4875ac"/>
    </style:style>
    <style:style style:name="ch28" style:family="chart">
      <style:chart-properties chart:solid-type="cuboid"/>
      <style:graphic-properties draw:fill-color="#af4846"/>
    </style:style>
    <style:style style:name="ch29" style:family="chart">
      <style:chart-properties chart:solid-type="cuboid"/>
      <style:graphic-properties draw:fill-color="#8daa51"/>
    </style:style>
    <style:style style:name="ch30" style:family="chart">
      <style:chart-properties chart:solid-type="cuboid"/>
      <style:graphic-properties draw:fill-color="#745b93"/>
    </style:style>
    <style:style style:name="ch31" style:family="chart">
      <style:chart-properties chart:solid-type="cuboid"/>
      <style:graphic-properties draw:fill-color="#449cb4"/>
    </style:style>
    <style:style style:name="ch32" style:family="chart">
      <style:chart-properties chart:solid-type="cuboid"/>
      <style:graphic-properties draw:fill-color="#e1883f"/>
    </style:style>
    <style:style style:name="ch33" style:family="chart">
      <style:chart-properties chart:solid-type="cuboid"/>
      <style:graphic-properties draw:fill-color="#4c7db7"/>
    </style:style>
    <style:style style:name="ch34" style:family="chart">
      <style:chart-properties chart:solid-type="cuboid"/>
      <style:graphic-properties draw:fill-color="#ba4d4a"/>
    </style:style>
    <style:style style:name="ch35" style:family="chart">
      <style:chart-properties chart:solid-type="cuboid"/>
      <style:graphic-properties draw:fill-color="#96b556"/>
    </style:style>
    <style:style style:name="ch36" style:family="chart">
      <style:chart-properties chart:solid-type="cuboid"/>
      <style:graphic-properties draw:fill-color="#7c619d"/>
    </style:style>
    <style:style style:name="ch37" style:family="chart">
      <style:chart-properties chart:solid-type="cuboid"/>
      <style:graphic-properties draw:fill-color="#48a7c0"/>
    </style:style>
    <style:style style:name="ch38" style:family="chart">
      <style:chart-properties chart:solid-type="cuboid"/>
      <style:graphic-properties draw:fill-color="#f09144"/>
    </style:style>
    <style:style style:name="ch39" style:family="chart">
      <style:chart-properties chart:solid-type="cuboid"/>
      <style:graphic-properties draw:fill-color="#678dc2"/>
    </style:style>
    <style:style style:name="ch40" style:family="chart">
      <style:chart-properties chart:solid-type="cuboid"/>
      <style:graphic-properties draw:fill-color="#c46866"/>
    </style:style>
    <style:style style:name="ch41" style:family="chart">
      <style:chart-properties chart:solid-type="cuboid"/>
      <style:graphic-properties draw:fill-color="#a3c06e"/>
    </style:style>
    <style:style style:name="ch42" style:family="chart">
      <style:chart-properties chart:solid-type="cuboid"/>
      <style:graphic-properties draw:fill-color="#8c76a9"/>
    </style:style>
    <style:style style:name="ch43" style:family="chart">
      <style:chart-properties chart:solid-type="cuboid"/>
      <style:graphic-properties draw:fill-color="#65b2ca"/>
    </style:style>
    <style:style style:name="ch44" style:family="chart">
      <style:chart-properties chart:solid-type="cuboid"/>
      <style:graphic-properties draw:fill-color="#f79f62"/>
    </style:style>
    <style:style style:name="ch45" style:family="chart">
      <style:chart-properties chart:solid-type="cuboid"/>
      <style:graphic-properties draw:fill-color="#8aa3cb"/>
    </style:style>
    <style:style style:name="ch46" style:family="chart">
      <style:chart-properties chart:solid-type="cuboid"/>
      <style:graphic-properties draw:fill-color="#ce8a89"/>
    </style:style>
    <style:style style:name="ch47" style:family="chart">
      <style:chart-properties chart:solid-type="cuboid"/>
      <style:graphic-properties draw:fill-color="#b3ca8e"/>
    </style:style>
    <style:style style:name="ch48" style:family="chart">
      <style:chart-properties chart:solid-type="cuboid"/>
      <style:graphic-properties draw:fill-color="#a293b8"/>
    </style:style>
    <style:style style:name="ch49" style:family="chart">
      <style:chart-properties chart:solid-type="cuboid"/>
      <style:graphic-properties draw:fill-color="#88bfd2"/>
    </style:style>
    <style:style style:name="ch50" style:family="chart">
      <style:chart-properties chart:solid-type="cuboid"/>
      <style:graphic-properties draw:fill-color="#f8b087"/>
    </style:style>
    <style:style style:name="ch51" style:family="chart">
      <style:chart-properties chart:solid-type="cuboid"/>
      <style:graphic-properties draw:fill-color="#a4b6d4"/>
    </style:style>
    <style:style style:name="ch52" style:family="chart">
      <style:chart-properties chart:solid-type="cuboid"/>
      <style:graphic-properties draw:fill-color="#d6a4a3"/>
    </style:style>
    <style:style style:name="ch53" style:family="chart">
      <style:chart-properties chart:solid-type="cuboid"/>
      <style:graphic-properties draw:fill-color="#c2d3a7"/>
    </style:style>
    <style:style style:name="ch54" style:family="chart">
      <style:chart-properties chart:solid-type="cuboid"/>
      <style:graphic-properties draw:fill-color="#b5aac5"/>
    </style:style>
    <style:style style:name="ch55" style:family="chart">
      <style:chart-properties chart:solid-type="cuboid"/>
      <style:graphic-properties draw:fill-color="#a3cbda"/>
    </style:style>
    <style:style style:name="ch56" style:family="chart">
      <style:chart-properties chart:solid-type="cuboid"/>
      <style:graphic-properties draw:fill-color="#f9bfa2"/>
    </style:style>
    <style:style style:name="ch57" style:family="chart">
      <style:chart-properties chart:solid-type="cuboid"/>
      <style:graphic-properties draw:fill-color="#b9c6dd"/>
    </style:style>
    <style:style style:name="ch58" style:family="chart">
      <style:chart-properties chart:solid-type="cuboid"/>
      <style:graphic-properties draw:fill-color="#deb9b9"/>
    </style:style>
    <style:style style:name="ch59" style:family="chart">
      <style:chart-properties chart:solid-type="cuboid"/>
      <style:graphic-properties draw:fill-color="#cfdcbb"/>
    </style:style>
    <style:style style:name="ch60" style:family="chart">
      <style:chart-properties chart:solid-type="cuboid"/>
      <style:graphic-properties draw:fill-color="#c6bed2"/>
    </style:style>
    <style:style style:name="ch61" style:family="chart">
      <style:chart-properties chart:solid-type="cuboid"/>
      <style:graphic-properties draw:fill-color="#b9d6e1"/>
    </style:style>
    <style:style style:name="ch62" style:family="chart">
      <style:chart-properties chart:solid-type="cuboid"/>
      <style:graphic-properties draw:fill-color="#facdb8"/>
    </style:style>
    <style:style style:name="ch63" style:family="chart">
      <style:chart-properties chart:solid-type="cuboid"/>
      <style:graphic-properties draw:fill-color="#ccd5e5"/>
    </style:style>
    <style:style style:name="ch64" style:family="chart">
      <style:chart-properties chart:solid-type="cuboid"/>
      <style:graphic-properties draw:fill-color="#e6cccc"/>
    </style:style>
    <style:style style:name="ch65" style:family="chart">
      <style:chart-properties chart:solid-type="cuboid"/>
      <style:graphic-properties draw:fill-color="#dbe5cd"/>
    </style:style>
    <style:style style:name="ch66" style:family="chart">
      <style:graphic-properties draw:fill="solid" draw:fill-color="#ffffff"/>
    </style:style>
    <style:style style:name="ch67" style:family="chart">
      <style:graphic-properties draw:fill-color="#d9d9d9"/>
    </style:style>
  </office:automatic-styles>
  <office:body>
    <office:chart>
      <chart:chart svg:width="23.548cm" svg:height="20.056cm" xlink:href=".." xlink:type="simple" chart:class="chart:circle" chart:style-name="ch1">
        <chart:title svg:x="9.05cm" svg:y="0.536cm" chart:style-name="ch2">
          <text:p>Country breakdown</text:p>
        </chart:title>
        <chart:subtitle svg:x="11.023cm" svg:y="2.083cm" chart:style-name="ch3">
          <text:p>sub-title</text:p>
        </chart:subtitle>
        <chart:legend chart:legend-position="end" svg:x="18.6cm" svg:y="2.148cm" style:legend-expansion="high" chart:style-name="ch4"/>
        <chart:plot-area chart:style-name="ch5" table:cell-range-address="'Country totals'.A2:'Country totals'.B58" chart:data-source-has-labels="column" svg:x="0.47cm" svg:y="3.155cm" svg:width="17.66cm" svg:height="16.5cm">
          <chartooo:coordinate-region svg:x="1.05cm" svg:y="3.156cm" svg:width="16.499cm" svg:height="16.499cm"/>
          <chart:axis chart:dimension="x" chart:name="primary-x" chart:style-name="ch6" chartooo:axis-type="text">
            <chart:categories table:cell-range-address="'Country totals'.A2:'Country totals'.A58"/>
          </chart:axis>
          <chart:axis chart:dimension="y" chart:name="primary-y" chart:style-name="ch7"/>
          <chart:series chart:style-name="ch8" chart:values-cell-range-address="'Country totals'.B2:'Country totals'.B5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38"/>
            <chart:data-point chart:style-name="ch39"/>
            <chart:data-point chart:style-name="ch40"/>
            <chart:data-point chart:style-name="ch41"/>
            <chart:data-point chart:style-name="ch42"/>
            <chart:data-point chart:style-name="ch43"/>
            <chart:data-point chart:style-name="ch44"/>
            <chart:data-point chart:style-name="ch45"/>
            <chart:data-point chart:style-name="ch46"/>
            <chart:data-point chart:style-name="ch47"/>
            <chart:data-point chart:style-name="ch48"/>
            <chart:data-point chart:style-name="ch49"/>
            <chart:data-point chart:style-name="ch50"/>
            <chart:data-point chart:style-name="ch51"/>
            <chart:data-point chart:style-name="ch52"/>
            <chart:data-point chart:style-name="ch53"/>
            <chart:data-point chart:style-name="ch54"/>
            <chart:data-point chart:style-name="ch55"/>
            <chart:data-point chart:style-name="ch56"/>
            <chart:data-point chart:style-name="ch57"/>
            <chart:data-point chart:style-name="ch58"/>
            <chart:data-point chart:style-name="ch59"/>
            <chart:data-point chart:style-name="ch60"/>
            <chart:data-point chart:style-name="ch61"/>
            <chart:data-point chart:style-name="ch62"/>
            <chart:data-point chart:style-name="ch63"/>
            <chart:data-point chart:style-name="ch64"/>
            <chart:data-point chart:style-name="ch65"/>
          </chart:series>
          <chart:wall chart:style-name="ch66"/>
          <chart:floor chart:style-name="ch6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outh Africa</text:p>
                <draw:g>
                  <svg:desc>'Country totals'.A2:'Country totals'.A58</svg:desc>
                </draw:g>
              </table:table-cell>
              <table:table-cell office:value-type="float" office:value="72">
                <text:p>72</text:p>
                <draw:g>
                  <svg:desc>'Country totals'.B2:'Country totals'.B58</svg:desc>
                </draw:g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Keny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Nigeri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UK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Uganda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akist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ussia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ameroo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di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ustrali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han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mani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anzan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Zimbabw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angladesh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lomb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ord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oliv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otswan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razi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nmar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gyp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thiop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nla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r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amaic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atv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eban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ber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law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ldiv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zambiqu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pa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lesti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ilippin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ola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wand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ierra Leo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ovak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ri Lank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wazila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aila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og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zbekist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mbia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ZA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tru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pie-offset="25"/>
      <style:graphic-properties draw:stroke="none" draw:fill="gradient" draw:fill-image-name="msFillGradient_5f_20_5f_1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 draw:fill-image-name="msFillGradient_5f_20_5f_2"/>
    </style:style>
    <style:style style:name="ch9" style:family="chart">
      <style:chart-properties chart:solid-type="cuboid"/>
      <style:graphic-properties draw:fill-color="#ff420e" draw:fill-image-name="msFillGradient_5f_20_5f_3"/>
    </style:style>
    <style:style style:name="ch10" style:family="chart">
      <style:chart-properties chart:solid-type="cuboid"/>
      <style:graphic-properties draw:fill-color="#ffd320" draw:fill-image-name="msFillGradient_5f_20_5f_4"/>
    </style:style>
    <style:style style:name="ch11" style:family="chart">
      <style:chart-properties chart:solid-type="cuboid"/>
      <style:graphic-properties draw:fill-color="#579d1c" draw:fill-image-name="msFillGradient_5f_20_5f_5"/>
    </style:style>
    <style:style style:name="ch12" style:family="chart">
      <style:chart-properties chart:solid-type="cuboid"/>
      <style:graphic-properties draw:fill-color="#7e0021" draw:fill-image-name="msFillGradient_5f_20_5f_6"/>
    </style:style>
    <style:style style:name="ch13" style:family="chart">
      <style:chart-properties chart:solid-type="cuboid"/>
      <style:graphic-properties draw:fill-color="#83caff" draw:fill-image-name="msFillGradient_5f_20_5f_7"/>
    </style:style>
    <style:style style:name="ch14" style:family="chart">
      <style:chart-properties chart:solid-type="cuboid"/>
      <style:graphic-properties draw:fill-color="#314004" draw:fill-image-name="msFillGradient_5f_20_5f_8"/>
    </style:style>
    <style:style style:name="ch15" style:family="chart">
      <style:chart-properties chart:solid-type="cuboid"/>
      <style:graphic-properties draw:fill-color="#aecf00" draw:fill-image-name="msFillGradient_5f_20_5f_9"/>
    </style:style>
    <style:style style:name="ch16" style:family="chart">
      <style:chart-properties chart:solid-type="cuboid"/>
      <style:graphic-properties draw:fill-color="#4b1f6f" draw:fill-image-name="msFillGradient_5f_20_5f_10"/>
    </style:style>
    <style:style style:name="ch17" style:family="chart">
      <style:chart-properties chart:solid-type="cuboid"/>
      <style:graphic-properties draw:fill-color="#ff950e" draw:fill-image-name="msFillGradient_5f_20_5f_11"/>
    </style:style>
    <style:style style:name="ch18" style:family="chart">
      <style:chart-properties chart:solid-type="cuboid"/>
      <style:graphic-properties draw:fill-color="#c5000b" draw:fill-image-name="msFillGradient_5f_20_5f_12"/>
    </style:style>
    <style:style style:name="ch19" style:family="chart">
      <style:chart-properties chart:solid-type="cuboid"/>
      <style:graphic-properties draw:fill-color="#0084d1" draw:fill-image-name="msFillGradient_5f_20_5f_13"/>
    </style:style>
    <style:style style:name="ch20" style:family="chart">
      <style:chart-properties chart:solid-type="cuboid"/>
      <style:graphic-properties draw:fill-color="#004586" draw:fill-image-name="msFillGradient_5f_20_5f_14"/>
    </style:style>
    <style:style style:name="ch21" style:family="chart">
      <style:chart-properties chart:solid-type="cuboid"/>
      <style:graphic-properties draw:fill-color="#ff420e" draw:fill-image-name="msFillGradient_5f_20_5f_15"/>
    </style:style>
    <style:style style:name="ch22" style:family="chart">
      <style:chart-properties chart:solid-type="cuboid"/>
      <style:graphic-properties draw:fill-color="#ffd320" draw:fill-image-name="msFillGradient_5f_20_5f_16"/>
    </style:style>
    <style:style style:name="ch23" style:family="chart">
      <style:chart-properties chart:solid-type="cuboid"/>
      <style:graphic-properties draw:fill-color="#579d1c" draw:fill-image-name="msFillGradient_5f_20_5f_17"/>
    </style:style>
    <style:style style:name="ch24" style:family="chart">
      <style:chart-properties chart:solid-type="cuboid"/>
      <style:graphic-properties draw:fill-color="#7e0021" draw:fill-image-name="msFillGradient_5f_20_5f_18"/>
    </style:style>
    <style:style style:name="ch25" style:family="chart">
      <style:chart-properties chart:solid-type="cuboid"/>
      <style:graphic-properties draw:fill-color="#83caff" draw:fill-image-name="msFillGradient_5f_20_5f_19"/>
    </style:style>
    <style:style style:name="ch26" style:family="chart">
      <style:chart-properties chart:solid-type="cuboid"/>
      <style:graphic-properties draw:fill-color="#314004" draw:fill-image-name="msFillGradient_5f_20_5f_20"/>
    </style:style>
    <style:style style:name="ch27" style:family="chart">
      <style:chart-properties chart:solid-type="cuboid"/>
      <style:graphic-properties draw:fill-color="#aecf00" draw:fill-image-name="msFillGradient_5f_20_5f_21"/>
    </style:style>
    <style:style style:name="ch28" style:family="chart">
      <style:chart-properties chart:solid-type="cuboid"/>
      <style:graphic-properties draw:fill-color="#4b1f6f" draw:fill-image-name="msFillGradient_5f_20_5f_22"/>
    </style:style>
    <style:style style:name="ch29" style:family="chart">
      <style:chart-properties chart:solid-type="cuboid"/>
      <style:graphic-properties draw:fill-color="#ff950e" draw:fill-image-name="msFillGradient_5f_20_5f_23"/>
    </style:style>
    <style:style style:name="ch30" style:family="chart">
      <style:chart-properties chart:solid-type="cuboid"/>
      <style:graphic-properties draw:fill-color="#c5000b" draw:fill-image-name="msFillGradient_5f_20_5f_24"/>
    </style:style>
    <style:style style:name="ch31" style:family="chart">
      <style:chart-properties chart:solid-type="cuboid"/>
      <style:graphic-properties draw:fill-color="#0084d1" draw:fill-image-name="msFillGradient_5f_20_5f_25"/>
    </style:style>
    <style:style style:name="ch32" style:family="chart">
      <style:chart-properties chart:solid-type="cuboid"/>
      <style:graphic-properties draw:fill-color="#004586" draw:fill-image-name="msFillGradient_5f_20_5f_26"/>
    </style:style>
    <style:style style:name="ch33" style:family="chart">
      <style:chart-properties chart:solid-type="cuboid"/>
      <style:graphic-properties draw:fill-color="#ff420e" draw:fill-image-name="msFillGradient_5f_20_5f_27"/>
    </style:style>
    <style:style style:name="ch34" style:family="chart">
      <style:chart-properties chart:solid-type="cuboid"/>
      <style:graphic-properties draw:fill-color="#ffd320" draw:fill-image-name="msFillGradient_5f_20_5f_28"/>
    </style:style>
    <style:style style:name="ch35" style:family="chart">
      <style:chart-properties chart:solid-type="cuboid"/>
      <style:graphic-properties draw:fill-color="#579d1c" draw:fill-image-name="msFillGradient_5f_20_5f_29"/>
    </style:style>
    <style:style style:name="ch36" style:family="chart">
      <style:chart-properties chart:solid-type="cuboid"/>
      <style:graphic-properties draw:fill-color="#7e0021" draw:fill-image-name="msFillGradient_5f_20_5f_30"/>
    </style:style>
    <style:style style:name="ch37" style:family="chart">
      <style:chart-properties chart:solid-type="cuboid"/>
      <style:graphic-properties draw:fill-color="#83caff" draw:fill-image-name="msFillGradient_5f_20_5f_31"/>
    </style:style>
    <style:style style:name="ch38" style:family="chart">
      <style:chart-properties chart:solid-type="cuboid"/>
      <style:graphic-properties draw:fill-color="#314004" draw:fill-image-name="msFillGradient_5f_20_5f_32"/>
    </style:style>
    <style:style style:name="ch39" style:family="chart">
      <style:chart-properties chart:solid-type="cuboid"/>
      <style:graphic-properties draw:fill-color="#aecf00" draw:fill-image-name="msFillGradient_5f_20_5f_33"/>
    </style:style>
    <style:style style:name="ch40" style:family="chart">
      <style:chart-properties chart:solid-type="cuboid"/>
      <style:graphic-properties draw:fill-color="#4b1f6f" draw:fill-image-name="msFillGradient_5f_20_5f_34"/>
    </style:style>
    <style:style style:name="ch41" style:family="chart">
      <style:chart-properties chart:solid-type="cuboid"/>
      <style:graphic-properties draw:fill-color="#ff950e" draw:fill-image-name="msFillGradient_5f_20_5f_35"/>
    </style:style>
    <style:style style:name="ch42" style:family="chart">
      <style:chart-properties chart:solid-type="cuboid"/>
      <style:graphic-properties draw:fill-color="#c5000b" draw:fill-image-name="msFillGradient_5f_20_5f_36"/>
    </style:style>
    <style:style style:name="ch43" style:family="chart">
      <style:chart-properties chart:solid-type="cuboid"/>
      <style:graphic-properties draw:fill-color="#0084d1" draw:fill-image-name="msFillGradient_5f_20_5f_37"/>
    </style:style>
    <style:style style:name="ch44" style:family="chart">
      <style:graphic-properties draw:fill="solid" draw:fill-color="#ffffff"/>
    </style:style>
    <style:style style:name="ch45" style:family="chart">
      <style:graphic-properties draw:fill-color="#d9d9d9"/>
    </style:style>
  </office:automatic-styles>
  <office:body>
    <office:chart>
      <chart:chart svg:width="24.033cm" svg:height="20.673cm" xlink:href=".." xlink:type="simple" chart:class="chart:circle" chart:style-name="ch1">
        <chart:subtitle svg:x="11.265cm" svg:y="0.962cm" chart:style-name="ch2">
          <text:p>sub-title</text:p>
        </chart:subtitle>
        <chart:legend chart:legend-position="end" svg:x="16.429cm" svg:y="5.426cm" style:legend-expansion="high" chart:style-name="ch3"/>
        <chart:plot-area chart:style-name="ch4" table:cell-range-address="Themes.A1:Themes.B36" chart:data-source-has-labels="column" svg:x="0.48cm" svg:y="2.046cm" svg:width="15.469cm" svg:height="18.214cm">
          <chartooo:coordinate-region svg:x="0.48cm" svg:y="3.419cm" svg:width="15.469cm" svg:height="15.469cm"/>
          <chart:axis chart:dimension="x" chart:name="primary-x" chart:style-name="ch5" chartooo:axis-type="text">
            <chart:categories table:cell-range-address="Themes.A1:Themes.A36"/>
          </chart:axis>
          <chart:axis chart:dimension="y" chart:name="primary-y" chart:style-name="ch6"/>
          <chart:series chart:style-name="ch7" chart:values-cell-range-address="Themes.B1:Themes.B3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38"/>
            <chart:data-point chart:style-name="ch39"/>
            <chart:data-point chart:style-name="ch40"/>
            <chart:data-point chart:style-name="ch41"/>
            <chart:data-point chart:style-name="ch42"/>
            <chart:data-point chart:style-name="ch43"/>
          </chart:series>
          <chart:wall chart:style-name="ch44"/>
          <chart:floor chart:style-name="ch4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Education</text:p>
                <draw:g>
                  <svg:desc>Themes.A1:Themes.A36</svg:desc>
                </draw:g>
              </table:table-cell>
              <table:table-cell office:value-type="float" office:value="57">
                <text:p>57</text:p>
                <draw:g>
                  <svg:desc>Themes.B1:Themes.B36</svg:desc>
                </draw:g>
              </table:table-cell>
            </table:table-row>
            <table:table-row>
              <table:table-cell office:value-type="string">
                <text:p>ICT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Social Development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Culture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Youth development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not disclosed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Environment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Healthcare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Agricultur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onflict resolutio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esearch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nterprise development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ood security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uman Right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pen Dat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ocial med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IV/AID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conomic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rim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ntrepreneurship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ligio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shio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msFillGradient_20_1" draw:display-name="msFillGradient 1" draw:style="linear" draw:start-color="#3e7fcc" draw:end-color="#a4c1ff" draw:start-intensity="100%" draw:end-intensity="100%" draw:angle="1800" draw:border="0%"/>
    <draw:gradient draw:name="msFillGradient_20_10" draw:display-name="msFillGradient 10" draw:style="linear" draw:start-color="#7d9d3b" draw:end-color="#cde9aa" draw:start-intensity="100%" draw:end-intensity="100%" draw:angle="1800" draw:border="0%"/>
    <draw:gradient draw:name="msFillGradient_20_11" draw:display-name="msFillGradient 11" draw:style="linear" draw:start-color="#654685" draw:end-color="#c5b3da" draw:start-intensity="100%" draw:end-intensity="100%" draw:angle="1800" draw:border="0%"/>
    <draw:gradient draw:name="msFillGradient_20_12" draw:display-name="msFillGradient 12" draw:style="linear" draw:start-color="#2d8ea9" draw:end-color="#a4d8f1" draw:start-intensity="100%" draw:end-intensity="100%" draw:angle="1800" draw:border="0%"/>
    <draw:gradient draw:name="msFillGradient_20_13" draw:display-name="msFillGradient 13" draw:style="linear" draw:start-color="#d67321" draw:end-color="#ffbda3" draw:start-intensity="100%" draw:end-intensity="100%" draw:angle="1800" draw:border="0%"/>
    <draw:gradient draw:name="msFillGradient_20_14" draw:display-name="msFillGradient 14" draw:style="linear" draw:start-color="#356eb0" draw:end-color="#a3bff4" draw:start-intensity="100%" draw:end-intensity="100%" draw:angle="1800" draw:border="0%"/>
    <draw:gradient draw:name="msFillGradient_20_15" draw:display-name="msFillGradient 15" draw:style="linear" draw:start-color="#b43633" draw:end-color="#f6a2a2" draw:start-intensity="100%" draw:end-intensity="100%" draw:angle="1800" draw:border="0%"/>
    <draw:gradient draw:name="msFillGradient_20_16" draw:display-name="msFillGradient 16" draw:style="linear" draw:start-color="#89ae3f" draw:end-color="#d3f3a5" draw:start-intensity="100%" draw:end-intensity="100%" draw:angle="1800" draw:border="0%"/>
    <draw:gradient draw:name="msFillGradient_20_17" draw:display-name="msFillGradient 17" draw:style="linear" draw:start-color="#6d4d93" draw:end-color="#c6b4de" draw:start-intensity="100%" draw:end-intensity="100%" draw:angle="1800" draw:border="0%"/>
    <draw:gradient draw:name="msFillGradient_20_18" draw:display-name="msFillGradient 18" draw:style="linear" draw:start-color="#319dba" draw:end-color="#9fdefa" draw:start-intensity="100%" draw:end-intensity="100%" draw:angle="1800" draw:border="0%"/>
    <draw:gradient draw:name="msFillGradient_20_19" draw:display-name="msFillGradient 19" draw:style="linear" draw:start-color="#ec7f25" draw:end-color="#ffc6ab" draw:start-intensity="100%" draw:end-intensity="100%" draw:angle="1800" draw:border="0%"/>
    <draw:gradient draw:name="msFillGradient_20_2" draw:display-name="msFillGradient 2" draw:style="linear" draw:start-color="#2a588f" draw:end-color="#adbbdf" draw:start-intensity="100%" draw:end-intensity="100%" draw:angle="1800" draw:border="0%"/>
    <draw:gradient draw:name="msFillGradient_20_20" draw:display-name="msFillGradient 20" draw:style="linear" draw:start-color="#3875c0" draw:end-color="#9fbffe" draw:start-intensity="100%" draw:end-intensity="100%" draw:angle="1800" draw:border="0%"/>
    <draw:gradient draw:name="msFillGradient_20_21" draw:display-name="msFillGradient 21" draw:style="linear" draw:start-color="#c23a37" draw:end-color="#ff9f9f" draw:start-intensity="100%" draw:end-intensity="100%" draw:angle="1800" draw:border="0%"/>
    <draw:gradient draw:name="msFillGradient_20_22" draw:display-name="msFillGradient 22" draw:style="linear" draw:start-color="#95bc44" draw:end-color="#d7faa3" draw:start-intensity="100%" draw:end-intensity="100%" draw:angle="1800" draw:border="0%"/>
    <draw:gradient draw:name="msFillGradient_20_23" draw:display-name="msFillGradient 23" draw:style="linear" draw:start-color="#75539f" draw:end-color="#c6b1e6" draw:start-intensity="100%" draw:end-intensity="100%" draw:angle="1800" draw:border="0%"/>
    <draw:gradient draw:name="msFillGradient_20_24" draw:display-name="msFillGradient 24" draw:style="linear" draw:start-color="#35aac9" draw:end-color="#a0e3ff" draw:start-intensity="100%" draw:end-intensity="100%" draw:angle="1800" draw:border="0%"/>
    <draw:gradient draw:name="msFillGradient_20_25" draw:display-name="msFillGradient 25" draw:style="linear" draw:start-color="#ff8828" draw:end-color="#ffcab4" draw:start-intensity="100%" draw:end-intensity="100%" draw:angle="1800" draw:border="0%"/>
    <draw:gradient draw:name="msFillGradient_20_26" draw:display-name="msFillGradient 26" draw:style="linear" draw:start-color="#3e7fcc" draw:end-color="#a4c1ff" draw:start-intensity="100%" draw:end-intensity="100%" draw:angle="1800" draw:border="0%"/>
    <draw:gradient draw:name="msFillGradient_20_27" draw:display-name="msFillGradient 27" draw:style="linear" draw:start-color="#d03f3b" draw:end-color="#ffa7a4" draw:start-intensity="100%" draw:end-intensity="100%" draw:angle="1800" draw:border="0%"/>
    <draw:gradient draw:name="msFillGradient_20_28" draw:display-name="msFillGradient 28" draw:style="linear" draw:start-color="#9fc949" draw:end-color="#d9ffa4" draw:start-intensity="100%" draw:end-intensity="100%" draw:angle="1800" draw:border="0%"/>
    <draw:gradient draw:name="msFillGradient_20_29" draw:display-name="msFillGradient 29" draw:style="linear" draw:start-color="#7e5aaa" draw:end-color="#c7aeed" draw:start-intensity="100%" draw:end-intensity="100%" draw:angle="1800" draw:border="0%"/>
    <draw:gradient draw:name="msFillGradient_20_3" draw:display-name="msFillGradient 3" draw:style="linear" draw:start-color="#912a28" draw:end-color="#e2aeaa" draw:start-intensity="100%" draw:end-intensity="100%" draw:angle="1800" draw:border="0%"/>
    <draw:gradient draw:name="msFillGradient_20_30" draw:display-name="msFillGradient 30" draw:style="linear" draw:start-color="#38b6d7" draw:end-color="#a6e6ff" draw:start-intensity="100%" draw:end-intensity="100%" draw:angle="1800" draw:border="0%"/>
    <draw:gradient draw:name="msFillGradient_20_31" draw:display-name="msFillGradient 31" draw:style="linear" draw:start-color="#ff943d" draw:end-color="#ffd2bc" draw:start-intensity="100%" draw:end-intensity="100%" draw:angle="1800" draw:border="0%"/>
    <draw:gradient draw:name="msFillGradient_20_32" draw:display-name="msFillGradient 32" draw:style="linear" draw:start-color="#7298d1" draw:end-color="#b2cbff" draw:start-intensity="100%" draw:end-intensity="100%" draw:angle="1800" draw:border="0%"/>
    <draw:gradient draw:name="msFillGradient_20_33" draw:display-name="msFillGradient 33" draw:style="linear" draw:start-color="#d57270" draw:end-color="#ffb5b2" draw:start-intensity="100%" draw:end-intensity="100%" draw:angle="1800" draw:border="0%"/>
    <draw:gradient draw:name="msFillGradient_20_34" draw:display-name="msFillGradient 34" draw:style="linear" draw:start-color="#afcf78" draw:end-color="#e1ffb2" draw:start-intensity="100%" draw:end-intensity="100%" draw:angle="1800" draw:border="0%"/>
    <draw:gradient draw:name="msFillGradient_20_35" draw:display-name="msFillGradient 35" draw:style="linear" draw:start-color="#9882b7" draw:end-color="#d0bfec" draw:start-intensity="100%" draw:end-intensity="100%" draw:angle="1800" draw:border="0%"/>
    <draw:gradient draw:name="msFillGradient_20_36" draw:display-name="msFillGradient 36" draw:style="linear" draw:start-color="#6fbfda" draw:end-color="#b4e8ff" draw:start-intensity="100%" draw:end-intensity="100%" draw:angle="1800" draw:border="0%"/>
    <draw:gradient draw:name="msFillGradient_20_37" draw:display-name="msFillGradient 37" draw:style="linear" draw:start-color="#ffa771" draw:end-color="#ffd7c6" draw:start-intensity="100%" draw:end-intensity="100%" draw:angle="1800" draw:border="0%"/>
    <draw:gradient draw:name="msFillGradient_20_38" draw:display-name="msFillGradient 38" draw:style="linear" draw:start-color="#94add9" draw:end-color="#bfd5ff" draw:start-intensity="100%" draw:end-intensity="100%" draw:angle="1800" draw:border="0%"/>
    <draw:gradient draw:name="msFillGradient_20_39" draw:display-name="msFillGradient 39" draw:style="linear" draw:start-color="#db9493" draw:end-color="#ffc0c0" draw:start-intensity="100%" draw:end-intensity="100%" draw:angle="1800" draw:border="0%"/>
    <draw:gradient draw:name="msFillGradient_20_4" draw:display-name="msFillGradient 4" draw:style="linear" draw:start-color="#6f8b33" draw:end-color="#c9dfad" draw:start-intensity="100%" draw:end-intensity="100%" draw:angle="1800" draw:border="0%"/>
    <draw:gradient draw:name="msFillGradient_20_40" draw:display-name="msFillGradient 40" draw:style="linear" draw:start-color="#bfd698" draw:end-color="#e4ffc0" draw:start-intensity="100%" draw:end-intensity="100%" draw:angle="1800" draw:border="0%"/>
    <draw:gradient draw:name="msFillGradient_20_41" draw:display-name="msFillGradient 41" draw:style="linear" draw:start-color="#ae9fc6" draw:end-color="#dac8f2" draw:start-intensity="100%" draw:end-intensity="100%" draw:angle="1800" draw:border="0%"/>
    <draw:gradient draw:name="msFillGradient_20_42" draw:display-name="msFillGradient 42" draw:style="linear" draw:start-color="#92cadf" draw:end-color="#c2ecff" draw:start-intensity="100%" draw:end-intensity="100%" draw:angle="1800" draw:border="0%"/>
    <draw:gradient draw:name="msFillGradient_20_43" draw:display-name="msFillGradient 43" draw:style="linear" draw:start-color="#ffb892" draw:end-color="#ffdfd1" draw:start-intensity="100%" draw:end-intensity="100%" draw:angle="1800" draw:border="0%"/>
    <draw:gradient draw:name="msFillGradient_20_44" draw:display-name="msFillGradient 44" draw:style="linear" draw:start-color="#aec0e0" draw:end-color="#ccddff" draw:start-intensity="100%" draw:end-intensity="100%" draw:angle="1800" draw:border="0%"/>
    <draw:gradient draw:name="msFillGradient_20_45" draw:display-name="msFillGradient 45" draw:style="linear" draw:start-color="#e2aeae" draw:end-color="#ffcdcd" draw:start-intensity="100%" draw:end-intensity="100%" draw:angle="1800" draw:border="0%"/>
    <draw:gradient draw:name="msFillGradient_20_46" draw:display-name="msFillGradient 46" draw:style="linear" draw:start-color="#cddeb1" draw:end-color="#ebffcc" draw:start-intensity="100%" draw:end-intensity="100%" draw:angle="1800" draw:border="0%"/>
    <draw:gradient draw:name="msFillGradient_20_47" draw:display-name="msFillGradient 47" draw:style="linear" draw:start-color="#c0b6d1" draw:end-color="#e2d4f3" draw:start-intensity="100%" draw:end-intensity="100%" draw:angle="1800" draw:border="0%"/>
    <draw:gradient draw:name="msFillGradient_20_48" draw:display-name="msFillGradient 48" draw:style="linear" draw:start-color="#aed6e5" draw:end-color="#cfefff" draw:start-intensity="100%" draw:end-intensity="100%" draw:angle="1800" draw:border="0%"/>
    <draw:gradient draw:name="msFillGradient_20_49" draw:display-name="msFillGradient 49" draw:style="linear" draw:start-color="#ffc7ad" draw:end-color="#ffe5da" draw:start-intensity="100%" draw:end-intensity="100%" draw:angle="1800" draw:border="0%"/>
    <draw:gradient draw:name="msFillGradient_20_5" draw:display-name="msFillGradient 5" draw:style="linear" draw:start-color="#573d77" draw:end-color="#c1b6d2" draw:start-intensity="100%" draw:end-intensity="100%" draw:angle="1800" draw:border="0%"/>
    <draw:gradient draw:name="msFillGradient_20_50" draw:display-name="msFillGradient 50" draw:style="linear" draw:start-color="#c5d1e8" draw:end-color="#d9e6ff" draw:start-intensity="100%" draw:end-intensity="100%" draw:angle="1800" draw:border="0%"/>
    <draw:gradient draw:name="msFillGradient_20_51" draw:display-name="msFillGradient 51" draw:style="linear" draw:start-color="#e9c5c5" draw:end-color="#ffd9d9" draw:start-intensity="100%" draw:end-intensity="100%" draw:angle="1800" draw:border="0%"/>
    <draw:gradient draw:name="msFillGradient_20_6" draw:display-name="msFillGradient 6" draw:style="linear" draw:start-color="#277e96" draw:end-color="#a9d3e4" draw:start-intensity="100%" draw:end-intensity="100%" draw:angle="1800" draw:border="0%"/>
    <draw:gradient draw:name="msFillGradient_20_7" draw:display-name="msFillGradient 7" draw:style="linear" draw:start-color="#bd651e" draw:end-color="#fdb79b" draw:start-intensity="100%" draw:end-intensity="100%" draw:angle="1800" draw:border="0%"/>
    <draw:gradient draw:name="msFillGradient_20_8" draw:display-name="msFillGradient 8" draw:style="linear" draw:start-color="#3064a1" draw:end-color="#a7c0ea" draw:start-intensity="100%" draw:end-intensity="100%" draw:angle="1800" draw:border="0%"/>
    <draw:gradient draw:name="msFillGradient_20_9" draw:display-name="msFillGradient 9" draw:style="linear" draw:start-color="#a3312e" draw:end-color="#eca6a6" draw:start-intensity="100%" draw:end-intensity="100%" draw:angle="180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0" number:language="en" number:country="ZA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graphic-properties svg:stroke-width="0.026cm" svg:stroke-color="#878787"/>
    </style:style>
    <style:style style:name="ch9" style:family="chart" style:data-style-name="N5000">
      <style:chart-properties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="gradient" draw:fill-image-name="msFillGradient_20_1"/>
      <style:text-properties fo:color="#000000" fo:font-family="Calibri" fo:font-size="10pt" style:font-size-asian="10pt" style:font-size-complex="10pt"/>
    </style:style>
    <style:style style:name="ch10" style:family="chart" style:data-style-name="N5000">
      <style:graphic-properties draw:stroke="none" draw:fill="gradient" draw:fill-image-name="msFillGradient_20_2"/>
      <style:text-properties fo:font-size="10pt" style:font-size-asian="10pt" style:font-size-complex="10pt"/>
    </style:style>
    <style:style style:name="ch11" style:family="chart" style:data-style-name="N5000">
      <style:graphic-properties draw:stroke="none" draw:fill="gradient" draw:fill-image-name="msFillGradient_20_3"/>
      <style:text-properties fo:font-size="10pt" style:font-size-asian="10pt" style:font-size-complex="10pt"/>
    </style:style>
    <style:style style:name="ch12" style:family="chart" style:data-style-name="N5000">
      <style:graphic-properties draw:stroke="none" draw:fill="gradient" draw:fill-image-name="msFillGradient_20_4"/>
      <style:text-properties fo:font-size="10pt" style:font-size-asian="10pt" style:font-size-complex="10pt"/>
    </style:style>
    <style:style style:name="ch13" style:family="chart" style:data-style-name="N5000">
      <style:graphic-properties draw:stroke="none" draw:fill="gradient" draw:fill-image-name="msFillGradient_20_5"/>
      <style:text-properties fo:font-size="10pt" style:font-size-asian="10pt" style:font-size-complex="10pt"/>
    </style:style>
    <style:style style:name="ch14" style:family="chart" style:data-style-name="N5000">
      <style:graphic-properties draw:stroke="none" draw:fill="gradient" draw:fill-image-name="msFillGradient_20_6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23.512cm" svg:height="16.369cm" xlink:href=".." xlink:type="simple" chart:class="chart:bar" chart:style-name="ch1">
        <chart:title svg:x="10.868cm" svg:y="0.462cm" chart:style-name="ch2">
          <text:p>Totals</text:p>
        </chart:title>
        <chart:subtitle svg:x="0cm" svg:y="0cm" chart:style-name="ch3">
          <text:p/>
        </chart:subtitle>
        <chart:legend chart:legend-position="start" svg:x="0.21cm" svg:y="6.514cm" style:legend-expansion="high" chart:style-name="ch4"/>
        <chart:plot-area chart:style-name="ch5" table:cell-range-address="Totals.A1:Totals.F2" chart:data-source-has-labels="row" svg:x="3.43cm" svg:y="2.588cm" svg:width="19.142cm" svg:height="13.034cm">
          <chartooo:coordinate-region svg:x="3.523cm" svg:y="2.588cm" svg:width="18.782cm" svg:height="12.345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Totals.A2:Totals.A2" chart:label-cell-address="Totals.A1:Totals.A1" chart:class="chart:bar">
            <chart:data-point/>
          </chart:series>
          <chart:series chart:style-name="ch10" chart:values-cell-range-address="Totals.B2:Totals.B2" chart:label-cell-address="Totals.B1:Totals.B1" chart:class="chart:bar">
            <chart:data-point/>
          </chart:series>
          <chart:series chart:style-name="ch11" chart:values-cell-range-address="Totals.C2:Totals.C2" chart:label-cell-address="Totals.C1:Totals.C1" chart:class="chart:bar">
            <chart:data-point/>
          </chart:series>
          <chart:series chart:style-name="ch12" chart:values-cell-range-address="Totals.D2:Totals.D2" chart:label-cell-address="Totals.D1:Totals.D1" chart:class="chart:bar">
            <chart:data-point/>
          </chart:series>
          <chart:series chart:style-name="ch13" chart:values-cell-range-address="Totals.E2:Totals.E2" chart:label-cell-address="Totals.E1:Totals.E1" chart:class="chart:bar">
            <chart:data-point/>
          </chart:series>
          <chart:series chart:style-name="ch14" chart:values-cell-range-address="Totals.F2:Totals.F2" chart:label-cell-address="Totals.F1:Totals.F1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quiries</text:p>
                <draw:g>
                  <svg:desc>Totals.A1:Totals.A1</svg:desc>
                </draw:g>
              </table:table-cell>
              <table:table-cell office:value-type="string">
                <text:p>Applications</text:p>
                <draw:g>
                  <svg:desc>Totals.B1:Totals.B1</svg:desc>
                </draw:g>
              </table:table-cell>
              <table:table-cell office:value-type="string">
                <text:p>Declined</text:p>
                <draw:g>
                  <svg:desc>Totals.C1:Totals.C1</svg:desc>
                </draw:g>
              </table:table-cell>
              <table:table-cell office:value-type="string">
                <text:p>Short listed</text:p>
                <draw:g>
                  <svg:desc>Totals.D1:Totals.D1</svg:desc>
                </draw:g>
              </table:table-cell>
              <table:table-cell office:value-type="string">
                <text:p>Withdrawn</text:p>
                <draw:g>
                  <svg:desc>Totals.E1:Totals.E1</svg:desc>
                </draw:g>
              </table:table-cell>
              <table:table-cell office:value-type="string">
                <text:p>Selected</text:p>
                <draw:g>
                  <svg:desc>Totals.F1:Totals.F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10">
                <text:p>410</text:p>
                <draw:g>
                  <svg:desc>Totals.A2:Totals.A2</svg:desc>
                </draw:g>
              </table:table-cell>
              <table:table-cell office:value-type="float" office:value="267">
                <text:p>267</text:p>
                <draw:g>
                  <svg:desc>Totals.B2:Totals.B2</svg:desc>
                </draw:g>
              </table:table-cell>
              <table:table-cell office:value-type="float" office:value="261">
                <text:p>261</text:p>
                <draw:g>
                  <svg:desc>Totals.C2:Totals.C2</svg:desc>
                </draw:g>
              </table:table-cell>
              <table:table-cell office:value-type="float" office:value="26">
                <text:p>26</text:p>
                <draw:g>
                  <svg:desc>Totals.D2:Totals.D2</svg:desc>
                </draw:g>
              </table:table-cell>
              <table:table-cell office:value-type="float" office:value="3">
                <text:p>3</text:p>
                <draw:g>
                  <svg:desc>Totals.E2:Totals.E2</svg:desc>
                </draw:g>
              </table:table-cell>
              <table:table-cell office:value-type="float" office:value="3">
                <text:p>3</text:p>
                <draw:g>
                  <svg:desc>Totals.F2:Totals.F2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msFillGradient_20_1" draw:display-name="msFillGradient 1" draw:style="linear" draw:start-color="#3e7fcc" draw:end-color="#a4c1ff" draw:start-intensity="100%" draw:end-intensity="100%" draw:angle="1800" draw:border="0%"/>
    <draw:gradient draw:name="msFillGradient_20_2" draw:display-name="msFillGradient 2" draw:style="linear" draw:start-color="#d03f3b" draw:end-color="#ffa7a4" draw:start-intensity="100%" draw:end-intensity="100%" draw:angle="1800" draw:border="0%"/>
    <draw:gradient draw:name="msFillGradient_20_3" draw:display-name="msFillGradient 3" draw:style="linear" draw:start-color="#9fc949" draw:end-color="#d9ffa4" draw:start-intensity="100%" draw:end-intensity="100%" draw:angle="1800" draw:border="0%"/>
    <draw:gradient draw:name="msFillGradient_20_4" draw:display-name="msFillGradient 4" draw:style="linear" draw:start-color="#7e5aaa" draw:end-color="#c7aeed" draw:start-intensity="100%" draw:end-intensity="100%" draw:angle="1800" draw:border="0%"/>
    <draw:gradient draw:name="msFillGradient_20_5" draw:display-name="msFillGradient 5" draw:style="linear" draw:start-color="#38b6d7" draw:end-color="#a6e6ff" draw:start-intensity="100%" draw:end-intensity="100%" draw:angle="1800" draw:border="0%"/>
    <draw:gradient draw:name="msFillGradient_20_6" draw:display-name="msFillGradient 6" draw:style="linear" draw:start-color="#ff943d" draw:end-color="#ffd2bc" draw:start-intensity="100%" draw:end-intensity="100%" draw:angle="1800" draw:border="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ZA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6" style:family="chart" style:data-style-name="N500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display-label="true" chart:logarithmic="false" chart:reverse-direction="tru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data-label-number="valu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="gradient" draw:fill-image-name="msFillGradient_5f_20_5f_1"/>
      <style:text-properties fo:color="#000000" fo:font-family="Calibri" fo:font-size="10pt" style:font-size-asian="10pt" style:font-size-complex="10pt"/>
    </style:style>
    <style:style style:name="ch9" style:family="chart">
      <style:chart-properties chart:solid-type="cuboid"/>
      <style:graphic-properties draw:fill-color="#004586" draw:fill-image-name="msFillGradient_5f_20_5f_2"/>
    </style:style>
    <style:style style:name="ch10" style:family="chart">
      <style:chart-properties chart:solid-type="cuboid"/>
      <style:graphic-properties draw:fill-color="#ff420e" draw:fill-image-name="msFillGradient_5f_20_5f_3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2.957cm" svg:height="16.227cm" xlink:href=".." xlink:type="simple" chart:class="chart:circle" chart:style-name="ch1">
        <chart:title svg:x="7.994cm" svg:y="0.363cm" chart:style-name="ch2">
          <text:p>Gender of applicants</text:p>
        </chart:title>
        <chart:subtitle svg:x="10.727cm" svg:y="1.929cm" chart:style-name="ch3">
          <text:p>sub-title</text:p>
        </chart:subtitle>
        <chart:legend chart:legend-position="end" svg:x="21.209cm" svg:y="7.523cm" style:legend-expansion="high" chart:style-name="ch4"/>
        <chart:plot-area chart:style-name="ch5" table:cell-range-address="Gender.A1:Gender.B3" chart:data-source-has-labels="both" svg:x="0.459cm" svg:y="2.924cm" svg:width="20.291cm" svg:height="12.979cm">
          <chartooo:coordinate-region svg:x="4.115cm" svg:y="2.925cm" svg:width="12.978cm" svg:height="12.978cm"/>
          <chart:axis chart:dimension="x" chart:name="primary-x" chart:style-name="ch6" chartooo:axis-type="text">
            <chart:categories table:cell-range-address="Gender.A2:Gender.A3"/>
          </chart:axis>
          <chart:axis chart:dimension="y" chart:name="primary-y" chart:style-name="ch7"/>
          <chart:series chart:style-name="ch8" chart:values-cell-range-address="Gender.B2:Gender.B3" chart:label-cell-address="Gender.B1:Gender.B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k</text:p>
                <draw:g>
                  <svg:desc>Gender.B1:Gender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le</text:p>
                <draw:g>
                  <svg:desc>Gender.A2:Gender.A3</svg:desc>
                </draw:g>
              </table:table-cell>
              <table:table-cell office:value-type="float" office:value="158">
                <text:p>158</text:p>
                <draw:g>
                  <svg:desc>Gender.B2:Gender.B3</svg:desc>
                </draw:g>
              </table:table-cell>
            </table:table-row>
            <table:table-row>
              <table:table-cell office:value-type="string">
                <text:p>female</text:p>
              </table:table-cell>
              <table:table-cell office:value-type="float" office:value="109">
                <text:p>1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msFillGradient_20_1" draw:display-name="msFillGradient 1" draw:style="linear" draw:start-color="#3e7fcc" draw:end-color="#a4c1ff" draw:start-intensity="100%" draw:end-intensity="100%" draw:angle="1800" draw:border="0%"/>
    <draw:gradient draw:name="msFillGradient_20_2" draw:display-name="msFillGradient 2" draw:style="linear" draw:start-color="#3e7fcc" draw:end-color="#a4c1ff" draw:start-intensity="100%" draw:end-intensity="100%" draw:angle="1800" draw:border="0%"/>
    <draw:gradient draw:name="msFillGradient_20_3" draw:display-name="msFillGradient 3" draw:style="linear" draw:start-color="#d03f3b" draw:end-color="#ffa7a4" draw:start-intensity="100%" draw:end-intensity="100%" draw:angle="1800" draw:border="0%"/>
  </office:styles>
</office:document-styles>
</file>